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ce style:name="Consolas1" svg:font-family="Consola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Oxygen, Ubuntu, Cantarell, 'Fira Sans', 'Droid Sans', 'Helvetica Neue', sans-serif"/>
    <style:font-face style:name="var font-family-code" svg:font-family="'var font-family-code'"/>
  </office:font-face-decls>
  <office:automatic-styles>
    <style:style style:name="Tabla1" style:family="table">
      <style:table-properties style:width="17cm" table:align="left"/>
    </style:style>
    <style:style style:name="Tabla1.A" style:family="table-column">
      <style:table-column-properties style:column-width="3.974cm"/>
    </style:style>
    <style:style style:name="Tabla1.B" style:family="table-column">
      <style:table-column-properties style:column-width="13.026cm"/>
    </style:style>
    <style:style style:name="Tabla1.A1" style:family="table-cell">
      <style:table-cell-properties style:vertical-align="middle" fo:padding="0.049cm" fo:border="0.05pt solid #000000"/>
    </style:style>
    <style:style style:name="Tabla2" style:family="table">
      <style:table-properties style:width="16.589cm" table:align="left"/>
    </style:style>
    <style:style style:name="Tabla2.A" style:family="table-column">
      <style:table-column-properties style:column-width="4.357cm"/>
    </style:style>
    <style:style style:name="Tabla2.B" style:family="table-column">
      <style:table-column-properties style:column-width="12.233cm"/>
    </style:style>
    <style:style style:name="Tabla2.A1" style:family="table-cell">
      <style:table-cell-properties style:vertical-align="middle" fo:padding="0.049cm" fo:border="0.05pt solid #000000"/>
    </style:style>
    <style:style style:name="P1" style:family="paragraph" style:parent-style-name="Standard">
      <style:text-properties officeooo:rsid="0025c0ff" officeooo:paragraph-rsid="0025c0ff"/>
    </style:style>
    <style:style style:name="P2" style:family="paragraph" style:parent-style-name="Standard">
      <style:paragraph-properties fo:text-align="start" style:justify-single-word="false" fo:text-indent="0cm" style:auto-text-indent="false"/>
    </style:style>
    <style:style style:name="P3" style:family="paragraph" style:parent-style-name="Standard">
      <style:paragraph-properties fo:text-align="start" style:justify-single-word="false" fo:text-indent="0cm" style:auto-text-indent="false"/>
      <style:text-properties officeooo:rsid="00130c8e"/>
    </style:style>
    <style:style style:name="P4" style:family="paragraph" style:parent-style-name="Standard">
      <style:text-properties fo:color="#000000" loext:opacity="100%" officeooo:rsid="00142b7b" officeooo:paragraph-rsid="00142b7b"/>
    </style:style>
    <style:style style:name="P5" style:family="paragraph" style:parent-style-name="Standard">
      <style:text-properties officeooo:rsid="001dec29" officeooo:paragraph-rsid="001ed9f7"/>
    </style:style>
    <style:style style:name="P6" style:family="paragraph" style:parent-style-name="Standard">
      <style:text-properties officeooo:rsid="00142b7b" officeooo:paragraph-rsid="001ed9f7"/>
    </style:style>
    <style:style style:name="P7" style:family="paragraph" style:parent-style-name="Standard">
      <style:text-properties style:font-name="Consolas1" fo:font-size="10pt" officeooo:paragraph-rsid="001ed9f7" style:font-size-asian="10pt"/>
    </style:style>
    <style:style style:name="P8" style:family="paragraph" style:parent-style-name="Standard">
      <style:paragraph-properties fo:text-align="start" style:justify-single-word="false" fo:text-indent="0cm" style:auto-text-indent="false"/>
      <style:text-properties officeooo:paragraph-rsid="001ed9f7"/>
    </style:style>
    <style:style style:name="P9" style:family="paragraph" style:parent-style-name="Standard">
      <style:paragraph-properties fo:text-align="start" style:justify-single-word="false" fo:text-indent="0cm" style:auto-text-indent="false"/>
      <style:text-properties style:font-name="Consolas1" fo:font-size="10pt" officeooo:paragraph-rsid="001ed9f7" style:font-size-asian="10pt"/>
    </style:style>
    <style:style style:name="P10" style:family="paragraph" style:parent-style-name="Standard">
      <style:text-properties fo:color="#000000" loext:opacity="100%" style:font-name="Consolas1" fo:font-size="10pt" officeooo:rsid="001dec29" officeooo:paragraph-rsid="001dec29" style:font-size-asian="10pt"/>
    </style:style>
    <style:style style:name="P11" style:family="paragraph" style:parent-style-name="Text_20_body">
      <style:text-properties officeooo:rsid="001dec29" officeooo:paragraph-rsid="001dec29"/>
    </style:style>
    <style:style style:name="P12" style:family="paragraph" style:parent-style-name="Text_20_body">
      <style:paragraph-properties fo:margin-left="0cm" fo:margin-right="0cm" fo:margin-top="0cm" fo:margin-bottom="0cm" style:contextual-spacing="false" fo:line-height="170%" fo:orphans="2" fo:widows="2" fo:text-indent="0cm" style:auto-text-indent="false"/>
    </style:style>
    <style:style style:name="P13" style:family="paragraph" style:parent-style-name="Preformatted_20_Text">
      <style:paragraph-properties fo:margin-left="0cm" fo:margin-right="0cm" fo:margin-top="0cm" fo:margin-bottom="0cm" style:contextual-spacing="false" fo:line-height="170%" fo:orphans="2" fo:widows="2" fo:text-indent="0cm" style:auto-text-indent="false"/>
    </style:style>
    <style:style style:name="P14" style:family="paragraph" style:parent-style-name="Preformatted_20_Text">
      <loext:graphic-properties draw:fill="solid" draw:fill-color="#fafafa" draw:opacity="100%"/>
      <style:paragraph-properties fo:margin-left="0cm" fo:margin-right="0cm" fo:margin-top="0cm" fo:margin-bottom="0cm" style:contextual-spacing="false" fo:line-height="137%" fo:orphans="2" fo:widows="2" fo:text-indent="0cm" style:auto-text-indent="false" fo:background-color="#fafafa" fo:padding="0cm" fo:border="none"/>
    </style:style>
    <style:style style:name="P15" style:family="paragraph" style:parent-style-name="Text_20_body">
      <style:paragraph-properties fo:margin-left="0cm" fo:margin-right="0cm" fo:margin-top="0cm" fo:margin-bottom="0cm" style:contextual-spacing="false"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16" style:family="paragraph" style:parent-style-name="Text_20_body">
      <style:paragraph-properties fo:margin-left="0cm" fo:margin-right="0cm"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17" style:family="paragraph" style:parent-style-name="Text_20_body">
      <style:paragraph-properties fo:margin-left="0cm" fo:margin-right="0cm" fo:line-height="170%" fo:orphans="2" fo:widows="2" fo:text-indent="0cm" style:auto-text-indent="false"/>
      <style:text-properties fo:font-variant="normal" fo:text-transform="none" fo:color="#746000" loext:opacity="100%" style:font-name="apple-system" fo:font-size="12pt" fo:letter-spacing="normal" fo:font-style="normal" fo:font-weight="normal"/>
    </style:style>
    <style:style style:name="P18" style:family="paragraph" style:parent-style-name="Heading_20_3">
      <style:paragraph-properties fo:margin-left="0cm" fo:margin-right="0cm" fo:margin-top="0cm" fo:margin-bottom="0cm" style:contextual-spacing="false"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19" style:family="paragraph" style:parent-style-name="Text_20_body" style:list-style-name="L1">
      <style:paragraph-properties fo:margin-left="0cm" fo:margin-right="0cm"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20" style:family="paragraph" style:parent-style-name="Text_20_body" style:list-style-name="L1">
      <style:paragraph-properties fo:margin-left="0cm" fo:margin-right="0cm" fo:margin-top="0cm" fo:margin-bottom="0cm" style:contextual-spacing="false" fo:line-height="170%" fo:orphans="2" fo:widows="2" fo:text-indent="0cm" style:auto-text-indent="false"/>
    </style:style>
    <style:style style:name="P21" style:family="paragraph" style:parent-style-name="Preformatted_20_Text">
      <loext:graphic-properties draw:fill="solid" draw:fill-color="#fafafa" draw:opacity="100%"/>
      <style:paragraph-properties fo:margin-left="0cm" fo:margin-right="0cm" fo:margin-top="0cm" fo:margin-bottom="0cm" style:contextual-spacing="false" fo:line-height="137%" fo:text-align="start" style:justify-single-word="false" fo:orphans="2" fo:widows="2" fo:text-indent="0cm" style:auto-text-indent="false" fo:background-color="#fafafa" fo:padding="0cm" fo:border="none"/>
    </style:style>
    <style:style style:name="P22" style:family="paragraph" style:parent-style-name="Standard">
      <style:text-properties officeooo:rsid="001dec29" officeooo:paragraph-rsid="001dec29"/>
    </style:style>
    <style:style style:name="P23" style:family="paragraph" style:parent-style-name="Standard">
      <style:text-properties officeooo:paragraph-rsid="001dec29"/>
    </style:style>
    <style:style style:name="P24" style:family="paragraph" style:parent-style-name="Preformatted_20_Text">
      <style:text-properties officeooo:rsid="00142b7b" officeooo:paragraph-rsid="001c8d02"/>
    </style:style>
    <style:style style:name="P25" style:family="paragraph" style:parent-style-name="Standard">
      <style:text-properties officeooo:rsid="00142b7b" officeooo:paragraph-rsid="001c8d02"/>
    </style:style>
    <style:style style:name="P26" style:family="paragraph" style:parent-style-name="Text_20_body">
      <style:text-properties fo:font-variant="normal" fo:text-transform="none" fo:color="#000000" loext:opacity="100%" style:font-name="Consolas1" fo:font-size="10pt" fo:letter-spacing="normal" fo:font-style="normal" fo:font-weight="normal" officeooo:rsid="00142b7b" officeooo:paragraph-rsid="001c8d02" style:font-size-asian="10pt"/>
    </style:style>
    <style:style style:name="P27" style:family="paragraph" style:parent-style-name="Text_20_body">
      <style:paragraph-properties fo:margin-left="0cm" fo:margin-right="0cm" fo:line-height="170%" fo:text-align="start" style:justify-single-word="false"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28" style:family="paragraph" style:parent-style-name="Text_20_body" style:list-style-name="L2">
      <style:paragraph-properties fo:margin-left="0cm" fo:margin-right="0cm"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29" style:family="paragraph" style:parent-style-name="Text_20_body" style:list-style-name="L2">
      <style:paragraph-properties fo:margin-left="0cm" fo:margin-right="0cm" fo:line-height="170%" fo:orphans="2" fo:widows="2" fo:text-indent="0cm" style:auto-text-indent="false"/>
    </style:style>
    <style:style style:name="P30" style:family="paragraph" style:parent-style-name="Text_20_body" style:list-style-name="L3">
      <style:paragraph-properties fo:margin-left="0cm" fo:margin-right="0cm" fo:margin-top="0cm" fo:margin-bottom="0cm" style:contextual-spacing="false"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31" style:family="paragraph" style:parent-style-name="Text_20_body" style:list-style-name="L3">
      <style:paragraph-properties fo:margin-top="0cm" fo:margin-bottom="0cm" style:contextual-spacing="false"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32" style:family="paragraph" style:parent-style-name="Text_20_body" style:list-style-name="L3">
      <style:paragraph-properties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33" style:family="paragraph" style:parent-style-name="Text_20_body">
      <style:paragraph-properties fo:margin-left="0cm" fo:margin-right="0cm" fo:line-height="170%" fo:orphans="2" fo:widows="2" fo:text-indent="0cm" style:auto-text-indent="false"/>
    </style:style>
    <style:style style:name="P34" style:family="paragraph" style:parent-style-name="Heading_20_2">
      <style:text-properties fo:color="#000000" loext:opacity="100%" style:font-name="Consolas1" fo:font-size="10pt" fo:font-weight="bold" officeooo:rsid="00142b7b" officeooo:paragraph-rsid="001c8d02" style:font-size-asian="10pt"/>
    </style:style>
    <style:style style:name="P35" style:family="paragraph" style:parent-style-name="Table_20_Heading">
      <style:paragraph-properties fo:margin-left="0cm" fo:margin-right="0cm" fo:text-align="start" style:justify-single-word="false" fo:text-indent="0cm" style:auto-text-indent="false"/>
    </style:style>
    <style:style style:name="P36" style:family="paragraph" style:parent-style-name="Table_20_Contents">
      <style:paragraph-properties fo:margin-left="0cm" fo:margin-right="0cm" fo:text-align="start" style:justify-single-word="false" fo:text-indent="0cm" style:auto-text-indent="false"/>
    </style:style>
    <style:style style:name="P37" style:family="paragraph" style:parent-style-name="Table_20_Contents">
      <style:text-properties fo:font-size="2pt" style:font-size-asian="2pt" style:font-size-complex="2pt"/>
    </style:style>
    <style:style style:name="P38" style:family="paragraph" style:parent-style-name="Preformatted_20_Text">
      <loext:graphic-properties draw:fill="solid" draw:fill-color="#fafafa" draw:opacity="100%"/>
      <style:paragraph-properties fo:margin-left="0cm" fo:margin-right="0cm" fo:margin-top="0cm" fo:margin-bottom="0cm" style:contextual-spacing="false" fo:line-height="137%" fo:orphans="2" fo:widows="2" fo:text-indent="0cm" style:auto-text-indent="false" fo:background-color="#fafafa" fo:padding="0cm" fo:border="none"/>
      <style:text-properties officeooo:paragraph-rsid="001ed9f7"/>
    </style:style>
    <style:style style:name="P39" style:family="paragraph" style:parent-style-name="Standard">
      <loext:graphic-properties draw:fill="solid" draw:fill-color="#fafafa" draw:opacity="100%"/>
      <style:paragraph-properties fo:margin-left="0cm" fo:margin-right="0cm" fo:margin-top="0cm" fo:margin-bottom="0cm" style:contextual-spacing="false" fo:line-height="137%" fo:orphans="2" fo:widows="2" fo:text-indent="0cm" style:auto-text-indent="false" fo:background-color="#fafafa" fo:padding="0cm" fo:border="none"/>
      <style:text-properties officeooo:paragraph-rsid="001ed9f7"/>
    </style:style>
    <style:style style:name="P40" style:family="paragraph" style:parent-style-name="Standard">
      <loext:graphic-properties draw:fill="solid" draw:fill-color="#fafafa" draw:opacity="100%"/>
      <style:paragraph-properties fo:margin-left="0cm" fo:margin-right="0cm" fo:margin-top="0cm" fo:margin-bottom="0cm" style:contextual-spacing="false" fo:line-height="137%" fo:orphans="2" fo:widows="2" fo:text-indent="0cm" style:auto-text-indent="false" fo:background-color="#fafafa" fo:padding="0cm" fo:border="none"/>
      <style:text-properties fo:color="#000000" loext:opacity="100%" style:font-name="Consolas1" fo:font-size="10pt" style:font-size-asian="10pt"/>
    </style:style>
    <style:style style:name="P41" style:family="paragraph" style:parent-style-name="Text_20_body">
      <style:text-properties officeooo:paragraph-rsid="001c8d02"/>
    </style:style>
    <style:style style:name="P42" style:family="paragraph" style:parent-style-name="Text_20_body">
      <style:paragraph-properties fo:margin-left="0cm" fo:margin-right="0cm" fo:line-height="170%" fo:orphans="2" fo:widows="2" fo:text-indent="0cm" style:auto-text-indent="false"/>
      <style:text-properties fo:font-variant="normal" fo:text-transform="none" fo:color="#660000" loext:opacity="100%" style:font-name="apple-system" fo:font-size="12pt" fo:letter-spacing="normal" fo:font-style="normal" fo:font-weight="normal"/>
    </style:style>
    <style:style style:name="P43" style:family="paragraph" style:parent-style-name="Standard">
      <style:paragraph-properties fo:text-align="start" style:justify-single-word="false" fo:text-indent="0cm" style:auto-text-indent="false"/>
      <style:text-properties officeooo:paragraph-rsid="0015c51f"/>
    </style:style>
    <style:style style:name="P44" style:family="paragraph" style:parent-style-name="Standard">
      <style:text-properties fo:color="#000000" loext:opacity="100%" style:font-name="Consolas1" fo:font-size="10pt" officeooo:rsid="00142b7b" officeooo:paragraph-rsid="00142b7b" style:font-size-asian="10pt"/>
    </style:style>
    <style:style style:name="P45" style:family="paragraph" style:parent-style-name="Standard">
      <style:text-properties officeooo:rsid="00142b7b" officeooo:paragraph-rsid="00142b7b"/>
    </style:style>
    <style:style style:name="P46" style:family="paragraph" style:parent-style-name="Heading_20_2">
      <style:text-properties fo:font-variant="normal" fo:text-transform="none" fo:color="#000000" loext:opacity="100%" style:font-name="Consolas1" fo:font-size="10pt" fo:letter-spacing="normal" fo:font-style="normal" fo:font-weight="normal" officeooo:rsid="00239279" officeooo:paragraph-rsid="00239279" style:font-size-asian="10pt"/>
    </style:style>
    <style:style style:name="P47" style:family="paragraph" style:parent-style-name="Heading_20_2">
      <style:text-properties fo:color="#000000" loext:opacity="100%" style:font-name="Consolas1" fo:font-size="10pt" fo:font-weight="bold" officeooo:rsid="00142b7b" officeooo:paragraph-rsid="00142b7b" style:font-size-asian="10pt"/>
    </style:style>
    <style:style style:name="P48" style:family="paragraph" style:parent-style-name="Heading_20_3">
      <style:text-properties fo:color="#000000" loext:opacity="100%" style:font-name="Consolas1" fo:font-size="10pt" fo:font-weight="bold" officeooo:rsid="00142b7b" officeooo:paragraph-rsid="00142b7b" style:font-size-asian="10pt"/>
    </style:style>
    <style:style style:name="P49" style:family="paragraph" style:parent-style-name="Preformatted_20_Text">
      <style:text-properties officeooo:rsid="00142b7b" officeooo:paragraph-rsid="00142b7b"/>
    </style:style>
    <style:style style:name="P50" style:family="paragraph" style:parent-style-name="Standard">
      <style:text-properties officeooo:paragraph-rsid="00142b7b"/>
    </style:style>
    <style:style style:name="P51" style:family="paragraph" style:parent-style-name="Text_20_body">
      <style:text-properties fo:font-variant="normal" fo:text-transform="none" fo:color="#000000" loext:opacity="100%" style:font-name="Consolas1" fo:font-size="10pt" fo:letter-spacing="normal" fo:font-style="normal" fo:font-weight="normal" officeooo:rsid="00142b7b" officeooo:paragraph-rsid="00142b7b" style:font-size-asian="10pt"/>
    </style:style>
    <style:style style:name="P52" style:family="paragraph" style:parent-style-name="Text_20_body">
      <style:text-properties officeooo:rsid="00142b7b" officeooo:paragraph-rsid="00142b7b"/>
    </style:style>
    <style:style style:name="P53" style:family="paragraph" style:parent-style-name="Quotations">
      <style:paragraph-properties fo:margin-left="0cm" fo:margin-right="0cm" fo:margin-top="0cm" fo:margin-bottom="0cm" style:contextual-spacing="false" fo:line-height="170%" fo:text-indent="0cm" style:auto-text-indent="false"/>
      <style:text-properties fo:font-size="12pt"/>
    </style:style>
    <style:style style:name="P54" style:family="paragraph" style:parent-style-name="Text_20_body" style:list-style-name="L4">
      <style:paragraph-properties fo:margin-left="0cm" fo:margin-right="0cm" fo:margin-top="0cm" fo:margin-bottom="0cm" style:contextual-spacing="false"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55" style:family="paragraph" style:parent-style-name="Text_20_body" style:list-style-name="L4">
      <style:paragraph-properties fo:line-height="170%" fo:orphans="2" fo:widows="2" fo:text-indent="0cm" style:auto-text-indent="false"/>
      <style:text-properties fo:font-variant="normal" fo:text-transform="none" fo:color="#2c3e50" loext:opacity="100%" style:font-name="apple-system" fo:font-size="12pt" fo:letter-spacing="normal" fo:font-style="normal" fo:font-weight="normal"/>
    </style:style>
    <style:style style:name="P56" style:family="paragraph" style:parent-style-name="Table_20_Heading">
      <style:paragraph-properties fo:margin-left="0cm" fo:margin-right="0cm" fo:text-indent="0cm" style:auto-text-indent="false"/>
    </style:style>
    <style:style style:name="P57" style:family="paragraph" style:parent-style-name="Table_20_Contents">
      <style:paragraph-properties fo:margin-left="0cm" fo:margin-right="0cm" fo:text-indent="0cm" style:auto-text-indent="false"/>
    </style:style>
    <style:style style:name="T1" style:family="text">
      <style:text-properties fo:color="#3f7f5f" loext:opacity="100%" style:font-name="Consolas1" fo:font-size="10pt" style:font-size-asian="10pt"/>
    </style:style>
    <style:style style:name="T2" style:family="text">
      <style:text-properties style:font-name="Consolas1" fo:font-size="10pt" style:font-size-asian="10pt"/>
    </style:style>
    <style:style style:name="T3" style:family="text">
      <style:text-properties fo:color="#3f7f5f" loext:opacity="100%" style:font-name="Consolas1" fo:font-size="10pt" style:text-underline-style="solid" style:text-underline-width="auto" style:text-underline-color="font-color" style:font-size-asian="10pt"/>
    </style:style>
    <style:style style:name="T4" style:family="text">
      <style:text-properties fo:color="#3f7f5f" loext:opacity="100%" style:font-name="Consolas1" fo:font-size="10pt" officeooo:rsid="0025c0ff" style:font-size-asian="10pt"/>
    </style:style>
    <style:style style:name="T5" style:family="text">
      <style:text-properties style:font-name="Consolas1" fo:font-size="10pt" officeooo:rsid="0017a14c" style:font-size-asian="10pt"/>
    </style:style>
    <style:style style:name="T6" style:family="text">
      <style:text-properties style:font-name="Consolas1" fo:font-size="10pt" officeooo:rsid="0014b4a8" style:font-size-asian="10pt"/>
    </style:style>
    <style:style style:name="T7" style:family="text">
      <style:text-properties fo:color="#000000" loext:opacity="100%" style:font-name="Consolas1" fo:font-size="10pt" officeooo:rsid="00142b7b" fo:background-color="#d4d4d4" loext:char-shading-value="0" style:font-size-asian="10pt"/>
    </style:style>
    <style:style style:name="T8" style:family="text">
      <style:text-properties fo:color="#000000" loext:opacity="100%" style:font-name="Consolas1" fo:font-size="10pt" style:font-size-asian="10pt"/>
    </style:style>
    <style:style style:name="T9" style:family="text">
      <style:text-properties fo:color="#6a3e3e" loext:opacity="100%" style:font-name="Consolas1" fo:font-size="10pt" style:font-size-asian="10pt"/>
    </style:style>
    <style:style style:name="T10" style:family="text">
      <style:text-properties fo:color="#000000" loext:opacity="100%" style:font-name="Consolas1" fo:font-size="10pt" fo:background-color="#d4d4d4" loext:char-shading-value="0" style:font-size-asian="10pt"/>
    </style:style>
    <style:style style:name="T11" style:family="text">
      <style:text-properties fo:color="#000000" loext:opacity="100%" style:font-name="Consolas1" fo:font-size="10pt" fo:font-style="italic" style:font-size-asian="10pt" style:font-style-asian="italic"/>
    </style:style>
    <style:style style:name="T12" style:family="text">
      <style:text-properties fo:color="#7f0055" loext:opacity="100%" style:font-name="Consolas1" fo:font-size="10pt" fo:font-weight="bold" style:font-size-asian="10pt" style:font-weight-asian="bold"/>
    </style:style>
    <style:style style:name="T13" style:family="text">
      <style:text-properties fo:color="#000000" loext:opacity="100%" style:text-line-through-style="solid" style:text-line-through-type="single" style:font-name="Consolas1" fo:font-size="10pt" style:text-underline-style="solid" style:text-underline-width="auto" style:text-underline-color="font-color" style:font-size-asian="10pt"/>
    </style:style>
    <style:style style:name="T14" style:family="text">
      <style:text-properties fo:color="#000000" loext:opacity="100%" style:font-name="Consolas1" fo:font-size="10pt" style:text-underline-style="solid" style:text-underline-width="auto" style:text-underline-color="font-color" style:font-size-asian="10pt"/>
    </style:style>
    <style:style style:name="T15" style:family="text">
      <style:text-properties fo:color="#2a00ff" loext:opacity="100%" style:font-name="Consolas1" fo:font-size="10pt" style:text-underline-style="solid" style:text-underline-width="auto" style:text-underline-color="font-color" style:font-size-asian="10pt"/>
    </style:style>
    <style:style style:name="T16" style:family="text">
      <style:text-properties fo:color="#0000c0" loext:opacity="100%" style:font-name="Consolas1" fo:font-size="10pt" fo:font-style="italic" fo:font-weight="bold" style:font-size-asian="10pt" style:font-style-asian="italic" style:font-weight-asian="bold"/>
    </style:style>
    <style:style style:name="T17" style:family="text">
      <style:text-properties fo:color="#000000" loext:opacity="100%" style:font-name="Consolas1" fo:font-size="10pt" officeooo:rsid="0025c0ff" style:font-size-asian="10pt"/>
    </style:style>
    <style:style style:name="T18" style:family="text">
      <style:text-properties fo:color="#000000" loext:opacity="100%" style:font-name="Consolas1" fo:font-size="10pt" officeooo:rsid="001c8d02" style:font-size-asian="10pt"/>
    </style:style>
    <style:style style:name="T19" style:family="text">
      <style:text-properties fo:color="#2a00ff" loext:opacity="100%" style:font-name="Consolas1" fo:font-size="10pt" style:font-size-asian="10pt"/>
    </style:style>
    <style:style style:name="T20" style:family="text">
      <style:text-properties fo:font-variant="normal" fo:text-transform="none" fo:color="#000000" loext:opacity="100%" style:font-name="Consolas1" fo:font-size="10pt" fo:letter-spacing="normal" fo:font-style="normal" fo:font-weight="normal" style:font-size-asian="10pt"/>
    </style:style>
    <style:style style:name="T21" style:family="text">
      <style:text-properties fo:font-variant="normal" fo:text-transform="none" fo:color="#2c3e50" loext:opacity="100%" style:font-name="apple-system" fo:font-size="12pt" fo:letter-spacing="normal" fo:font-style="normal" fo:font-weight="normal" style:font-size-asian="10pt"/>
    </style:style>
    <style:style style:name="T22" style:family="text">
      <style:text-properties fo:font-variant="normal" fo:text-transform="none" fo:color="#2c3e50" loext:opacity="100%" style:font-name="apple-system" fo:font-size="12pt" fo:letter-spacing="normal" fo:font-style="normal" fo:font-weight="bold" style:font-size-asian="10pt"/>
    </style:style>
    <style:style style:name="T23" style:family="text">
      <style:text-properties fo:font-variant="normal" fo:text-transform="none" fo:color="#2c3e50" loext:opacity="100%" style:font-name="apple-system" fo:font-size="12pt" fo:letter-spacing="normal" fo:font-style="normal" fo:font-weight="normal"/>
    </style:style>
    <style:style style:name="T24" style:family="text">
      <style:text-properties fo:font-variant="normal" fo:text-transform="none" fo:color="#2c3e50" loext:opacity="100%" style:font-name="var font-family-code" fo:font-size="12pt" fo:letter-spacing="normal" fo:font-style="normal" fo:font-weight="normal" loext:padding="0cm" loext:border="none"/>
    </style:style>
    <style:style style:name="T25" style:family="text">
      <style:text-properties fo:font-variant="normal" fo:text-transform="none" fo:color="#9c3eda" loext:opacity="100%" style:font-name="var font-family-code" fo:font-size="12pt" fo:letter-spacing="normal" fo:font-style="normal" fo:font-weight="normal" fo:background-color="transparent" loext:char-shading-value="0" loext:padding="0cm" loext:border="none"/>
    </style:style>
    <style:style style:name="T26" style:family="text">
      <style:text-properties fo:font-variant="normal" fo:text-transform="none" fo:color="#90a4ae" loext:opacity="100%" style:font-name="var font-family-code" fo:font-size="12pt" fo:letter-spacing="normal" fo:font-style="normal" fo:font-weight="normal" fo:background-color="transparent" loext:char-shading-value="0" loext:padding="0cm" loext:border="none"/>
    </style:style>
    <style:style style:name="T27" style:family="text">
      <style:text-properties fo:font-variant="normal" fo:text-transform="none" fo:color="#39adb5" loext:opacity="100%" style:font-name="var font-family-code" fo:font-size="12pt" fo:letter-spacing="normal" fo:font-style="normal" fo:font-weight="normal" fo:background-color="transparent" loext:char-shading-value="0" loext:padding="0cm" loext:border="none"/>
    </style:style>
    <style:style style:name="T28" style:family="text">
      <style:text-properties fo:font-variant="normal" fo:text-transform="none" fo:color="#39adb5" loext:opacity="100%" style:font-name="var font-family-code" fo:font-size="12pt" fo:letter-spacing="normal" fo:font-style="italic" fo:font-weight="normal" fo:background-color="transparent" loext:char-shading-value="0" loext:padding="0cm" loext:border="none"/>
    </style:style>
    <style:style style:name="T29" style:family="text">
      <style:text-properties fo:font-variant="normal" fo:text-transform="none" fo:color="#6182b8" loext:opacity="100%" style:font-name="var font-family-code" fo:font-size="12pt" fo:letter-spacing="normal" fo:font-style="normal" fo:font-weight="normal" fo:background-color="transparent" loext:char-shading-value="0" loext:padding="0cm" loext:border="none"/>
    </style:style>
    <style:style style:name="T30" style:family="text">
      <style:text-properties fo:font-variant="normal" fo:text-transform="none" fo:color="#91b859" loext:opacity="100%" style:font-name="var font-family-code" fo:font-size="12pt" fo:letter-spacing="normal" fo:font-style="normal" fo:font-weight="normal" fo:background-color="transparent" loext:char-shading-value="0" loext:padding="0cm" loext:border="none"/>
    </style:style>
    <style:style style:name="T31" style:family="text">
      <style:text-properties fo:font-variant="normal" fo:text-transform="none" fo:color="#90a4ae" loext:opacity="100%" fo:letter-spacing="normal" fo:background-color="transparent" loext:char-shading-value="0" loext:padding="0cm" loext:border="none"/>
    </style:style>
    <style:style style:name="T32" style:family="text">
      <style:text-properties fo:font-variant="normal" fo:text-transform="none" fo:color="#90a4ae" loext:opacity="100%" style:font-name="var font-family-code" fo:font-size="12pt" fo:letter-spacing="normal" fo:font-style="italic" fo:font-weight="normal" loext:padding="0cm" loext:border="none"/>
    </style:style>
    <style:style style:name="T33" style:family="text">
      <style:text-properties fo:font-variant="normal" fo:text-transform="none" fo:color="#9c3eda" loext:opacity="100%" style:font-name="var font-family-code" fo:font-size="12pt" fo:letter-spacing="normal" fo:font-style="normal" fo:font-weight="normal" loext:padding="0cm" loext:border="none"/>
    </style:style>
    <style:style style:name="T34" style:family="text">
      <style:text-properties fo:font-variant="normal" fo:text-transform="none" fo:color="#90a4ae" loext:opacity="100%" style:font-name="var font-family-code" fo:font-size="12pt" fo:letter-spacing="normal" fo:font-style="normal" fo:font-weight="normal" loext:padding="0cm" loext:border="none"/>
    </style:style>
    <style:style style:name="T35" style:family="text">
      <style:text-properties fo:font-variant="normal" fo:text-transform="none" fo:color="#39adb5" loext:opacity="100%" style:font-name="var font-family-code" fo:font-size="12pt" fo:letter-spacing="normal" fo:font-style="normal" fo:font-weight="normal" loext:padding="0cm" loext:border="none"/>
    </style:style>
    <style:style style:name="T36" style:family="text">
      <style:text-properties fo:font-variant="normal" fo:text-transform="none" fo:color="#91b859" loext:opacity="100%" style:font-name="var font-family-code" fo:font-size="12pt" fo:letter-spacing="normal" fo:font-style="normal" fo:font-weight="normal" loext:padding="0cm" loext:border="none"/>
    </style:style>
    <style:style style:name="T37" style:family="text">
      <style:text-properties fo:font-variant="normal" fo:text-transform="none" fo:color="#39adb5" loext:opacity="100%" style:font-name="var font-family-code" fo:font-size="12pt" fo:letter-spacing="normal" fo:font-style="italic" fo:font-weight="normal" loext:padding="0cm" loext:border="none"/>
    </style:style>
    <style:style style:name="T38" style:family="text">
      <style:text-properties fo:font-variant="normal" fo:text-transform="none" fo:color="#6182b8" loext:opacity="100%" style:font-name="var font-family-code" fo:font-size="12pt" fo:letter-spacing="normal" fo:font-style="normal" fo:font-weight="normal" loext:padding="0cm" loext:border="none"/>
    </style:style>
    <style:style style:name="T39" style:family="text">
      <style:text-properties fo:font-variant="normal" fo:text-transform="none" fo:color="#746000" loext:opacity="100%" style:font-name="apple-system" fo:font-size="12pt" fo:letter-spacing="normal" fo:font-style="normal" fo:font-weight="normal"/>
    </style:style>
    <style:style style:name="T40" style:family="text">
      <style:text-properties fo:font-variant="normal" fo:text-transform="none" fo:color="#746000" loext:opacity="100%" style:font-name="var font-family-code" fo:font-size="12pt" fo:letter-spacing="normal" fo:font-style="normal" fo:font-weight="normal" loext:padding="0cm" loext:border="none"/>
    </style:style>
    <style:style style:name="T41" style:family="text">
      <style:text-properties fo:font-variant="normal" fo:text-transform="none" fo:color="#e2931d" loext:opacity="100%" style:font-name="var font-family-code" fo:font-size="12pt" fo:letter-spacing="normal" fo:font-style="normal" fo:font-weight="normal" loext:padding="0cm" loext:border="none"/>
    </style:style>
    <style:style style:name="T42" style:family="text">
      <style:text-properties fo:font-variant="normal" fo:text-transform="none" fo:color="#90a4ae" loext:opacity="100%" fo:letter-spacing="normal" loext:padding="0cm" loext:border="none"/>
    </style:style>
    <style:style style:name="T43" style:family="text">
      <style:text-properties fo:font-variant="normal" fo:text-transform="none" fo:color="#39adb5" loext:opacity="100%" fo:letter-spacing="normal" loext:padding="0cm" loext:border="none"/>
    </style:style>
    <style:style style:name="T44" style:family="text">
      <style:text-properties fo:font-variant="normal" fo:text-transform="none" fo:color="#2c3e50" loext:opacity="100%" style:font-name="apple-system" fo:font-size="12pt" fo:letter-spacing="normal" fo:font-style="normal" fo:font-weight="bold"/>
    </style:style>
    <style:style style:name="T45" style:family="text">
      <style:text-properties fo:font-variant="normal" fo:text-transform="none" fo:color="#90a4ae" loext:opacity="100%" style:font-name="var font-family-code" fo:font-size="12pt" fo:letter-spacing="normal" fo:font-style="italic" fo:font-weight="normal" fo:background-color="transparent" loext:char-shading-value="0" loext:padding="0cm" loext:border="none"/>
    </style:style>
    <style:style style:name="T46" style:family="text">
      <style:text-properties fo:font-variant="normal" fo:text-transform="none" fo:color="#000000" loext:opacity="100%" style:font-name="var font-family-code" fo:font-size="10pt" fo:letter-spacing="normal" fo:font-style="normal" fo:font-weight="normal" style:font-size-asian="10pt" loext:padding="0cm" loext:border="none"/>
    </style:style>
    <style:style style:name="T47" style:family="text">
      <style:text-properties fo:font-variant="normal" fo:text-transform="none" fo:color="#90a4ae" loext:opacity="100%" style:font-name="var font-family-code" fo:font-size="12pt" fo:letter-spacing="normal" fo:font-style="italic" fo:font-weight="normal" officeooo:rsid="001c8d02" fo:background-color="transparent" loext:char-shading-value="0" style:font-size-asian="10pt" loext:padding="0cm" loext:border="none"/>
    </style:style>
    <style:style style:name="T48" style:family="text">
      <style:text-properties fo:font-variant="normal" fo:text-transform="none" fo:color="#90a4ae" loext:opacity="100%" style:font-name="var font-family-code" fo:font-size="12pt" fo:letter-spacing="normal" fo:font-style="italic" fo:font-weight="normal" fo:background-color="transparent" loext:char-shading-value="0" style:font-size-asian="10pt" loext:padding="0cm" loext:border="none"/>
    </style:style>
    <style:style style:name="T49" style:family="text">
      <style:text-properties fo:font-variant="normal" fo:text-transform="none" fo:color="#9c3eda" loext:opacity="100%" style:font-name="var font-family-code" fo:font-size="12pt" fo:letter-spacing="normal" fo:font-style="normal" fo:font-weight="normal" style:font-size-asian="10pt" loext:padding="0cm" loext:border="none"/>
    </style:style>
    <style:style style:name="T50" style:family="text">
      <style:text-properties fo:font-variant="normal" fo:text-transform="none" fo:color="#90a4ae" loext:opacity="100%" style:font-name="var font-family-code" fo:font-size="12pt" fo:letter-spacing="normal" fo:font-style="normal" fo:font-weight="normal" style:font-size-asian="10pt" loext:padding="0cm" loext:border="none"/>
    </style:style>
    <style:style style:name="T51" style:family="text">
      <style:text-properties fo:font-variant="normal" fo:text-transform="none" fo:color="#e2931d" loext:opacity="100%" style:font-name="var font-family-code" fo:font-size="12pt" fo:letter-spacing="normal" fo:font-style="normal" fo:font-weight="normal" style:font-size-asian="10pt" loext:padding="0cm" loext:border="none"/>
    </style:style>
    <style:style style:name="T52" style:family="text">
      <style:text-properties fo:font-variant="normal" fo:text-transform="none" fo:color="#39adb5" loext:opacity="100%" style:font-name="var font-family-code" fo:font-size="12pt" fo:letter-spacing="normal" fo:font-style="normal" fo:font-weight="normal" style:font-size-asian="10pt" loext:padding="0cm" loext:border="none"/>
    </style:style>
    <style:style style:name="T53" style:family="text">
      <style:text-properties fo:font-variant="normal" fo:text-transform="none" fo:color="#746000" loext:opacity="100%" style:font-name="apple-system" fo:font-size="12pt" fo:letter-spacing="normal" fo:font-style="normal" fo:font-weight="bold"/>
    </style:style>
    <style:style style:name="T54" style:family="text">
      <style:text-properties fo:font-variant="normal" fo:text-transform="none" fo:color="#9c3eda" loext:opacity="100%" style:font-name="var font-family-code" fo:font-size="12pt" fo:letter-spacing="normal" fo:font-style="normal" fo:font-weight="normal" fo:background-color="transparent" loext:char-shading-value="0" style:font-size-asian="10pt" loext:padding="0cm" loext:border="none"/>
    </style:style>
    <style:style style:name="T55" style:family="text">
      <style:text-properties fo:font-variant="normal" fo:text-transform="none" fo:color="#90a4ae" loext:opacity="100%" style:font-name="var font-family-code" fo:font-size="12pt" fo:letter-spacing="normal" fo:font-style="normal" fo:font-weight="normal" fo:background-color="transparent" loext:char-shading-value="0" style:font-size-asian="10pt" loext:padding="0cm" loext:border="none"/>
    </style:style>
    <style:style style:name="T56" style:family="text">
      <style:text-properties fo:font-variant="normal" fo:text-transform="none" fo:color="#e2931d" loext:opacity="100%" style:font-name="var font-family-code" fo:font-size="12pt" fo:letter-spacing="normal" fo:font-style="normal" fo:font-weight="normal" fo:background-color="transparent" loext:char-shading-value="0" style:font-size-asian="10pt" loext:padding="0cm" loext:border="none"/>
    </style:style>
    <style:style style:name="T57" style:family="text">
      <style:text-properties fo:font-variant="normal" fo:text-transform="none" fo:color="#39adb5" loext:opacity="100%" style:font-name="var font-family-code" fo:font-size="12pt" fo:letter-spacing="normal" fo:font-style="normal" fo:font-weight="normal" fo:background-color="transparent" loext:char-shading-value="0" style:font-size-asian="10pt" loext:padding="0cm" loext:border="none"/>
    </style:style>
    <style:style style:name="T58" style:family="text">
      <style:text-properties fo:font-variant="normal" fo:text-transform="none" fo:color="#000000" loext:opacity="100%" style:font-name="Consolas" fo:font-size="10pt" fo:letter-spacing="normal" fo:font-style="normal" fo:font-weight="normal" fo:background-color="transparent" loext:char-shading-value="0" style:font-size-asian="10pt" loext:padding="0cm" loext:border="none"/>
    </style:style>
    <style:style style:name="T59" style:family="text">
      <style:text-properties fo:color="#6a3e3e" loext:opacity="100%" style:font-name="Consolas1" fo:font-size="10pt" style:text-underline-style="solid" style:text-underline-width="auto" style:text-underline-color="font-color" style:font-size-asian="10pt"/>
    </style:style>
    <style:style style:name="T60" style:family="text">
      <style:text-properties fo:font-variant="normal" fo:text-transform="none" fo:color="#90a4ae" loext:opacity="100%" fo:font-size="10pt" fo:letter-spacing="normal" fo:background-color="transparent" loext:char-shading-value="0" style:font-size-asian="10pt" loext:padding="0cm" loext:border="none"/>
    </style:style>
    <style:style style:name="T61" style:family="text">
      <style:text-properties fo:font-variant="normal" fo:text-transform="none" fo:color="#7f0055" loext:opacity="100%" style:font-name="Consolas" fo:font-size="10pt" fo:letter-spacing="normal" fo:font-style="normal" fo:font-weight="bold" fo:background-color="transparent" loext:char-shading-value="0" style:font-size-asian="10pt" style:font-weight-asian="bold" loext:padding="0cm" loext:border="none"/>
    </style:style>
    <style:style style:name="T62" style:family="text">
      <style:text-properties fo:color="#7f9fbf" loext:opacity="100%" style:font-name="Consolas1" fo:font-size="10pt" fo:font-weight="bold" style:font-size-asian="10pt" style:font-weight-asian="bold"/>
    </style:style>
    <style:style style:name="T63" style:family="text">
      <style:text-properties fo:font-variant="normal" fo:text-transform="none" fo:color="#39adb5" loext:opacity="100%" fo:letter-spacing="normal" fo:background-color="transparent" loext:char-shading-value="0" loext:padding="0cm" loext:border="none"/>
    </style:style>
    <style:style style:name="T64" style:family="text">
      <style:text-properties fo:font-variant="normal" fo:text-transform="none" fo:color="#39adb5" loext:opacity="100%" style:font-name="apple-system" fo:font-size="12pt" fo:letter-spacing="normal" fo:font-style="normal" fo:font-weight="normal" style:font-size-asian="10pt" loext:padding="0cm" loext:border="none"/>
    </style:style>
    <style:style style:name="T65" style:family="text">
      <style:text-properties fo:font-variant="normal" fo:text-transform="none" fo:color="#660000" loext:opacity="100%" style:font-name="apple-system" fo:font-size="12pt" fo:letter-spacing="normal" fo:font-style="normal" fo:font-weight="normal"/>
    </style:style>
    <style:style style:name="T66" style:family="text">
      <style:text-properties fo:font-variant="normal" fo:text-transform="none" fo:color="#660000" loext:opacity="100%" style:font-name="apple-system" fo:font-size="12pt" fo:letter-spacing="normal" fo:font-style="normal" fo:font-weight="bold"/>
    </style:style>
    <style:style style:name="T67" style:family="text">
      <style:text-properties fo:color="#000000" loext:opacity="100%" style:font-name="Consolas1" fo:font-size="10pt" officeooo:rsid="0014b4a8" style:font-size-asian="10pt"/>
    </style:style>
    <style:style style:name="T68" style:family="text">
      <style:text-properties fo:font-variant="normal" fo:text-transform="none" fo:color="#6182b8" loext:opacity="100%" style:font-name="var font-family-code" fo:font-size="12pt" fo:letter-spacing="normal" fo:font-style="normal" fo:font-weight="normal" fo:background-color="transparent" loext:char-shading-value="0" style:font-size-asian="10pt" loext:padding="0cm" loext:border="none"/>
    </style:style>
    <style:style style:name="T69" style:family="text">
      <style:text-properties officeooo:rsid="00239279"/>
    </style:style>
    <style:style style:name="T70" style:family="text">
      <style:text-properties fo:font-variant="normal" fo:text-transform="none" fo:color="#f76d47" loext:opacity="100%" style:font-name="var font-family-code" fo:font-size="12pt" fo:letter-spacing="normal" fo:font-style="normal" fo:font-weight="normal" fo:background-color="transparent" loext:char-shading-value="0" style:font-size-asian="10pt" loext:padding="0cm" loext:border="none"/>
    </style:style>
    <style:style style:name="T71" style:family="text">
      <style:text-properties fo:font-variant="normal" fo:text-transform="none" fo:color="#e2931d" loext:opacity="100%" style:font-name="var font-family-code" fo:font-size="12pt" fo:letter-spacing="normal" fo:font-style="normal" fo:font-weight="normal" fo:background-color="transparent" loext:char-shading-value="0" loext:padding="0cm" loext:border="none"/>
    </style:style>
    <style:style style:name="T72" style:family="text">
      <style:text-properties fo:color="#000000" loext:opacity="100%" style:font-name="Consolas1" fo:font-size="10pt" officeooo:rsid="00142b7b" style:font-size-asian="10pt"/>
    </style:style>
    <style:style style:name="T73" style:family="text">
      <style:text-properties fo:color="#000000" loext:opacity="100%" style:font-name="Consolas1" fo:font-size="10pt" fo:font-weight="bold" style:font-size-asian="10pt"/>
    </style:style>
    <style:style style:name="T74" style:family="text">
      <style:text-properties fo:font-variant="normal" fo:text-transform="none" fo:color="#39adb5" loext:opacity="100%" style:font-name="var font-family-code" fo:font-size="12pt" fo:letter-spacing="normal" fo:font-style="italic" fo:font-weight="normal" fo:background-color="transparent" loext:char-shading-value="0" style:font-size-asian="10pt" loext:padding="0cm" loext:border="none"/>
    </style:style>
    <style:style style:name="T75" style:family="text">
      <style:text-properties fo:font-variant="normal" fo:text-transform="none" fo:color="#91b859" loext:opacity="100%" style:font-name="var font-family-code" fo:font-size="12pt" fo:letter-spacing="normal" fo:font-style="normal" fo:font-weight="normal" fo:background-color="transparent" loext:char-shading-value="0" style:font-size-asian="10pt" loext:padding="0cm" loext:border="none"/>
    </style:style>
    <style:style style:name="T76" style:family="text">
      <style:text-properties fo:font-variant="normal" fo:text-transform="none" fo:color="#2c3e50" loext:opacity="100%" style:font-name="var font-family-code" fo:font-size="12pt" fo:letter-spacing="normal" fo:font-style="normal" fo:font-weight="normal" style:font-size-asian="10pt" loext:padding="0cm" loext:border="none"/>
    </style:style>
    <style:style style:name="T77" style:family="text">
      <style:text-properties fo:color="#000080" loext:opacity="100%" style:font-name="Consolas1" fo:font-size="10pt" style:font-size-asian="10pt"/>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robar el sistema operativo <text:span text:style-name="T1">System.getProperty("os.name");</text:span></text:p>
      <text:p text:style-name="P1"><text:span text:style-name="T1"/></text:p>
      <text:p text:style-name="P1"><text:span text:style-name="T1">Arranca el mspaint:</text:span></text:p>
      <text:p text:style-name="P2" loext:marker-style-name="T2"><text:span text:style-name="T1">Process nuevoProceso; //</text:span><text:span text:style-name="T3">Definimos</text:span><text:span text:style-name="T1"> </text:span><text:span text:style-name="T3">una</text:span><text:span text:style-name="T1"> variable </text:span><text:span text:style-name="T3">de</text:span><text:span text:style-name="T1"> </text:span><text:span text:style-name="T3">tipo</text:span><text:span text:style-name="T1"> Process</text:span></text:p>
      <text:p text:style-name="P2" loext:marker-style-name="T2"><text:span text:style-name="T1"/></text:p>
      <text:p text:style-name="P2" loext:marker-style-name="T2"><text:span text:style-name="T4">n</text:span><text:span text:style-name="T1">evoProceso = Runtime.getRuntime().</text:span><text:span text:style-name="T3">exec</text:span><text:span text:style-name="T1">("</text:span><text:span text:style-name="T4">mspaint</text:span><text:span text:style-name="T1">.exe");</text:span></text:p>
      <text:p text:style-name="P2" loext:marker-style-name="T2"><text:span text:style-name="T1"><text:tab/><text:tab/><text:tab/></text:span><text:span text:style-name="T1"/></text:p>
      <text:p text:style-name="P3" loext:marker-style-name="T2"><text:span text:style-name="T1"/></text:p>
      <text:p text:style-name="P4"><text:span text:style-name="T5">1</text:span><text:span text:style-name="T2">) Lista por pantalla el contenido del directorio </text:span><text:span text:style-name="T6">con Process</text:span></text:p>
      <text:p text:style-name="P2" loext:marker-style-name="T2"><text:span text:style-name="T7">Runtime</text:span><text:span text:style-name="T8"> </text:span><text:span text:style-name="T9">builder</text:span><text:span text:style-name="T8"> = </text:span><text:span text:style-name="T10">Runtime</text:span><text:span text:style-name="T8">.</text:span><text:span text:style-name="T11">getRuntime</text:span><text:span text:style-name="T8">();</text:span></text:p>
      <text:p text:style-name="P2" loext:marker-style-name="T2"><text:span text:style-name="T8"><text:tab/><text:tab/></text:span><text:span text:style-name="T12">try</text:span><text:span text:style-name="T8"> {</text:span></text:p>
      <text:p text:style-name="P2" loext:marker-style-name="T2"><text:span text:style-name="T8"><text:tab/><text:tab/><text:tab/></text:span><text:span text:style-name="T1">//execute the command and save the process in out</text:span></text:p>
      <text:p text:style-name="P2" loext:marker-style-name="T2"><text:span text:style-name="T8"><text:tab/><text:tab/><text:tab/>Process </text:span><text:span text:style-name="T9">out</text:span><text:span text:style-name="T8"> = </text:span><text:span text:style-name="T9">builder</text:span><text:span text:style-name="T8">.</text:span><text:span text:style-name="T13">exec</text:span><text:span text:style-name="T14">(</text:span><text:span text:style-name="T15">"CMD /C DIR"</text:span><text:span text:style-name="T14">)</text:span><text:span text:style-name="T8">;</text:span></text:p>
      <text:p text:style-name="P2" loext:marker-style-name="T2"><text:span text:style-name="T8"><text:tab/><text:tab/><text:tab/></text:span><text:span text:style-name="T1">//take the result and print it on screen</text:span></text:p>
      <text:p text:style-name="P2" loext:marker-style-name="T2"><text:span text:style-name="T8"><text:tab/><text:tab/><text:tab/>BufferedReader </text:span><text:span text:style-name="T9">bf</text:span><text:span text:style-name="T8"> = </text:span><text:span text:style-name="T12">new</text:span><text:span text:style-name="T8"> BufferedReader(</text:span><text:span text:style-name="T12">new</text:span><text:span text:style-name="T8"> InputStreamReader(</text:span><text:span text:style-name="T9">out</text:span><text:span text:style-name="T8">.getInputStream()));</text:span></text:p>
      <text:p text:style-name="P2" loext:marker-style-name="T2"><text:span text:style-name="T8"><text:tab/><text:tab/><text:tab/>String </text:span><text:span text:style-name="T9">linea</text:span><text:span text:style-name="T8">;</text:span></text:p>
      <text:p text:style-name="P2" loext:marker-style-name="T2"><text:span text:style-name="T8"><text:tab/><text:tab/><text:tab/></text:span><text:span text:style-name="T12">while</text:span><text:span text:style-name="T8">( (</text:span><text:span text:style-name="T9">linea</text:span><text:span text:style-name="T8">=</text:span><text:span text:style-name="T9">bf</text:span><text:span text:style-name="T8">.readLine()) != </text:span><text:span text:style-name="T12">null</text:span><text:span text:style-name="T8">) {</text:span></text:p>
      <text:p text:style-name="P2" loext:marker-style-name="T2"><text:span text:style-name="T8"><text:tab/><text:tab/><text:tab/><text:tab/>System.</text:span><text:span text:style-name="T16">out</text:span><text:span text:style-name="T8">.println(</text:span><text:span text:style-name="T9">linea</text:span><text:span text:style-name="T8">);</text:span></text:p>
      <text:p text:style-name="P2" loext:marker-style-name="T2"><text:span text:style-name="T8"><text:tab/><text:tab/><text:tab/>}</text:span><text:span text:style-name="T8"/></text:p>
      <text:p text:style-name="P2" loext:marker-style-name="T2"><text:span text:style-name="T8"><text:tab/><text:tab/>} </text:span><text:span text:style-name="T12">catch</text:span><text:span text:style-name="T8"> (Exception </text:span><text:span text:style-name="T9">ex</text:span><text:span text:style-name="T8">) {</text:span></text:p>
      <text:p text:style-name="P2" loext:marker-style-name="T2"><text:span text:style-name="T8"><text:tab/><text:tab/><text:tab/></text:span><text:span text:style-name="T9">ex</text:span><text:span text:style-name="T8">.printStackTrace();</text:span></text:p>
      <text:p text:style-name="P2" loext:marker-style-name="T2"><text:span text:style-name="T8"><text:tab/><text:tab/>}</text:span><text:span text:style-name="T8"/></text:p>
      <text:p text:style-name="P5"><text:span text:style-name="T8"/></text:p>
      <text:p text:style-name="P6"><text:span text:style-name="T17">2</text:span><text:span text:style-name="T8">) </text:span><text:span text:style-name="T18">Lista por pantalla el contenido del directorio con Process y ProcessBuilder:</text:span></text:p>
      <text:p text:style-name="P7" loext:marker-style-name="T2"><text:span text:style-name="T18"/></text:p>
      <text:p text:style-name="P8" loext:marker-style-name="T2"><text:span text:style-name="T8">Process </text:span><text:span text:style-name="T9">process</text:span><text:span text:style-name="T8">;</text:span></text:p>
      <text:p text:style-name="P8" loext:marker-style-name="T2"><text:span text:style-name="T12">try</text:span><text:span text:style-name="T8"> {</text:span></text:p>
      <text:p text:style-name="P8" loext:marker-style-name="T2"><text:span text:style-name="T8"><text:tab/></text:span><text:span text:style-name="T9">process</text:span><text:span text:style-name="T8"> = </text:span><text:span text:style-name="T12">new</text:span><text:span text:style-name="T8"> ProcessBuilder(</text:span><text:span text:style-name="T19">"CMD"</text:span><text:span text:style-name="T8">,</text:span><text:span text:style-name="T19">"/C"</text:span><text:span text:style-name="T8">,</text:span><text:span text:style-name="T19">"DIR"</text:span><text:span text:style-name="T8">).start();</text:span></text:p>
      <text:p text:style-name="P8" loext:marker-style-name="T2"><text:span text:style-name="T8"><text:tab/></text:span><text:span text:style-name="T1">//ProcessBuilder.directory(new File("</text:span><text:span text:style-name="T3">ruta</text:span><text:span text:style-name="T1">")); </text:span><text:span text:style-name="T3">donde</text:span><text:span text:style-name="T1"> </text:span><text:span text:style-name="T3">ruta</text:span><text:span text:style-name="T1"> = </text:span><text:span text:style-name="T3">la</text:span><text:span text:style-name="T1"> </text:span><text:span text:style-name="T3">carpeta</text:span><text:span text:style-name="T1"> </text:span><text:span text:style-name="T3">del</text:span><text:span text:style-name="T1"> </text:span><text:span text:style-name="T3">ejecutable</text:span></text:p>
      <text:p text:style-name="P9" loext:marker-style-name="T2"/>
      <text:p text:style-name="P8" loext:marker-style-name="T2"><text:span text:style-name="T8"><text:tab/></text:span><text:span text:style-name="T1">//</text:span><text:span text:style-name="T3">Se</text:span><text:span text:style-name="T1"> lee </text:span><text:span text:style-name="T3">la</text:span><text:span text:style-name="T1"> </text:span><text:span text:style-name="T3">salida</text:span></text:p>
      <text:p text:style-name="P8" loext:marker-style-name="T2"><text:span text:style-name="T8"><text:tab/>InputStream </text:span><text:span text:style-name="T9">is</text:span><text:span text:style-name="T8"> = </text:span><text:span text:style-name="T9">process</text:span><text:span text:style-name="T8">.getInputStream();</text:span></text:p>
      <text:p text:style-name="P8" loext:marker-style-name="T2"><text:span text:style-name="T8"><text:tab/>InputStreamReader </text:span><text:span text:style-name="T9">isr</text:span><text:span text:style-name="T8"> = </text:span><text:span text:style-name="T12">new</text:span><text:span text:style-name="T8"> InputStreamReader(</text:span><text:span text:style-name="T9">is</text:span><text:span text:style-name="T8">);</text:span></text:p>
      <text:p text:style-name="P8" loext:marker-style-name="T2"><text:span text:style-name="T8"><text:tab/>BufferedReader </text:span><text:span text:style-name="T9">br</text:span><text:span text:style-name="T8"> = </text:span><text:span text:style-name="T12">new</text:span><text:span text:style-name="T8"> BufferedReader(</text:span><text:span text:style-name="T9">isr</text:span><text:span text:style-name="T8">);</text:span></text:p>
      <text:p text:style-name="P9" loext:marker-style-name="T2"/>
      <text:p text:style-name="P8" loext:marker-style-name="T2"><text:span text:style-name="T8"><text:tab/>String </text:span><text:span text:style-name="T9">line</text:span><text:span text:style-name="T8">;</text:span></text:p>
      <text:p text:style-name="P8" loext:marker-style-name="T2"><text:span text:style-name="T8"><text:tab/></text:span><text:span text:style-name="T12">while</text:span><text:span text:style-name="T8"> ((</text:span><text:span text:style-name="T9">line</text:span><text:span text:style-name="T8"> = </text:span><text:span text:style-name="T9">br</text:span><text:span text:style-name="T8">.readLine()) != </text:span><text:span text:style-name="T12">null</text:span><text:span text:style-name="T8">) {</text:span></text:p>
      <text:p text:style-name="P8" loext:marker-style-name="T2"><text:span text:style-name="T8"><text:tab/><text:tab/>System.</text:span><text:span text:style-name="T16">out</text:span><text:span text:style-name="T8">.println(</text:span><text:span text:style-name="T9">line</text:span><text:span text:style-name="T8">);</text:span></text:p>
      <text:p text:style-name="P8" loext:marker-style-name="T2"><text:span text:style-name="T8"><text:tab/>}</text:span></text:p>
      <text:p text:style-name="P8" loext:marker-style-name="T2"><text:span text:style-name="T8">} </text:span><text:span text:style-name="T12">catch</text:span><text:span text:style-name="T8"> (IOException </text:span><text:span text:style-name="T9">e</text:span><text:span text:style-name="T8">) {</text:span></text:p>
      <text:p text:style-name="P8" loext:marker-style-name="T2"><text:span text:style-name="T8"><text:tab/></text:span><text:span text:style-name="T9">e</text:span><text:span text:style-name="T8">.printStackTrace();</text:span></text:p>
      <text:p text:style-name="P8" loext:marker-style-name="T2"><text:span text:style-name="T8">} </text:span></text:p>
      <text:p text:style-name="P8" loext:marker-style-name="T2"><text:span text:style-name="T8"/></text:p>
      <text:p text:style-name="P8" loext:marker-style-name="T2"><text:span text:style-name="T8"/></text:p>
      <text:p text:style-name="P8" loext:marker-style-name="T2"><text:span text:style-name="T8"/></text:p>
      <text:p text:style-name="P10">En el paquete java.lang hay dos clases para la gestión de procesos:</text:p>
      <text:p text:style-name="P10">java.lang.ProcessBuilder</text:p>
      <text:p text:style-name="P10">java.lang.Process</text:p>
      <text:p text:style-name="P11"><text:span text:style-name="T20">L</text:span><text:span text:style-name="T21">as instancias de </text:span><text:span text:style-name="Strong_20_Emphasis"><text:span text:style-name="T22">ProcessBuilder</text:span></text:span><text:span text:style-name="T21"> gestionan los atributos de los procesos, mientras que las instancias de </text:span><text:span text:style-name="Strong_20_Emphasis"><text:span text:style-name="T22">Process</text:span></text:span><text:span text:style-name="T21"> controlan la ejecución de esos mismos procesos cuando se ejecutan.</text:span></text:p>
      <text:p text:style-name="P12"><text:span text:style-name="T23">Antes de ejecutar un nuevo proceso, podemos configurar los parámetros de ejecución del mismo usando la clase </text:span><text:span text:style-name="Source_20_Text"><text:span text:style-name="T24">ProcessBuilder</text:span></text:span><text:span text:style-name="T23">.</text:span></text:p>
      <text:p text:style-name="P12"><text:span text:style-name="T23">ProcessBuilder es una clase auxiliar de la clase Process, que veremos más adelante, y se utiliza para controlar algunos parámetros de ejecución que afectarán al proceso. A través </text:span><text:soft-page-break/><text:span text:style-name="T23">de la llamada al método </text:span><text:span text:style-name="Source_20_Text"><text:span text:style-name="T24">start</text:span></text:span><text:span text:style-name="T23"> se crea un nuevo proceso en el sistema con los atributos definidos en la instancia de ProcessBuilder.</text:span></text:p>
      <text:p text:style-name="P13"><text:span text:style-name="Source_20_Text"><text:span text:style-name="T25">ProcessBuilder</text:span></text:span><text:span text:style-name="Source_20_Text"><text:span text:style-name="T26"> pb </text:span></text:span><text:span text:style-name="Source_20_Text"><text:span text:style-name="T27">=</text:span></text:span><text:span text:style-name="Source_20_Text"><text:span text:style-name="T26"> </text:span></text:span><text:span text:style-name="Source_20_Text"><text:span text:style-name="T28">new</text:span></text:span><text:span text:style-name="Source_20_Text"><text:span text:style-name="T26"> </text:span></text:span><text:span text:style-name="Source_20_Text"><text:span text:style-name="T29">ProcessBuilder</text:span></text:span><text:span text:style-name="Source_20_Text"><text:span text:style-name="T27">("</text:span></text:span><text:span text:style-name="Source_20_Text"><text:span text:style-name="T30">CMD</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30">/C</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30">DIR</text:span></text:span><text:span text:style-name="Source_20_Text"><text:span text:style-name="T27">");</text:span></text:span></text:p>
      <text:p text:style-name="P14"><text:span text:style-name="Source_20_Text"><text:span text:style-name="T31"><text:s text:c="4"/></text:span></text:span><text:span text:style-name="Source_20_Text"><text:span text:style-name="T25">Process</text:span></text:span><text:span text:style-name="Source_20_Text"><text:span text:style-name="T26"> p </text:span></text:span><text:span text:style-name="Source_20_Text"><text:span text:style-name="T27">=</text:span></text:span><text:span text:style-name="Source_20_Text"><text:span text:style-name="T26"> pb</text:span></text:span><text:span text:style-name="Source_20_Text"><text:span text:style-name="T27">.</text:span></text:span><text:span text:style-name="Source_20_Text"><text:span text:style-name="T29">start</text:span></text:span><text:span text:style-name="Source_20_Text"><text:span text:style-name="T27">();</text:span></text:span></text:p>
      <text:p text:style-name="P15">Si llamamos varias veces al método start, se crearán tantos nuevos procesos como llamadas hagamos, todos ellos con los mismos atributos.</text:p>
      <text:p text:style-name="P16">La clase ProcessBuilder define un par de constructores:</text:p>
      <text:p text:style-name="P13"><text:span text:style-name="Source_20_Text"><text:span text:style-name="T29">ProcessBuilder</text:span></text:span><text:span text:style-name="Source_20_Text"><text:span text:style-name="T27">(</text:span></text:span><text:span text:style-name="Source_20_Text"><text:span text:style-name="T25">List</text:span></text:span><text:span text:style-name="Source_20_Text"><text:span text:style-name="T27">&lt;</text:span></text:span><text:span text:style-name="Source_20_Text"><text:span text:style-name="T26">String</text:span></text:span><text:span text:style-name="Source_20_Text"><text:span text:style-name="T27">&gt;</text:span></text:span><text:span text:style-name="Source_20_Text"><text:span text:style-name="T26"> command</text:span></text:span><text:span text:style-name="Source_20_Text"><text:span text:style-name="T27">)</text:span></text:span></text:p>
      <text:p text:style-name="P14"><text:span text:style-name="Source_20_Text"><text:span text:style-name="T29">ProcessBuilder</text:span></text:span><text:span text:style-name="Source_20_Text"><text:span text:style-name="T27">(</text:span></text:span><text:span text:style-name="Source_20_Text"><text:span text:style-name="T25">String</text:span></text:span><text:span text:style-name="Source_20_Text"><text:span text:style-name="T27">...</text:span></text:span><text:span text:style-name="Source_20_Text"><text:span text:style-name="T26"> command</text:span></text:span><text:span text:style-name="Source_20_Text"><text:span text:style-name="T27">)</text:span></text:span></text:p>
      <text:p text:style-name="P15">El funcionamiento de ambos es el mismo. En el primer constructor se pasa el comando a ejecutar y la lista de argumentos como una lista de cadenas. Por contra, en el segundo constructor, el comando y sus argumentos se pasan a través de un número variable de cadenas (String ... es lo que en Java se llama varargs). La versión que utilicemos depende del formato en que tengamos los datos. </text:p>
      <text:p text:style-name="P13"><text:span text:style-name="Source_20_Text"><text:span text:style-name="T32">// Formas diferentes de pasar el comando a los constructores de ProcessBuilder</text:span></text:span></text:p>
      <text:p text:style-name="P14"><text:span text:style-name="Source_20_Text"><text:span text:style-name="T32">// 1ª forma: usando una cadena. Falla con parámetros</text:span></text:span></text:p>
      <text:p text:style-name="P14"><text:span text:style-name="Source_20_Text"><text:span text:style-name="T32">// Sólo funciona con programas que tengan argumentos</text:span></text:span></text:p>
      <text:p text:style-name="P14"><text:span text:style-name="Source_20_Text"><text:span text:style-name="T33">String</text:span></text:span><text:span text:style-name="Source_20_Text"><text:span text:style-name="T34"> command1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notepad.exe</text:span></text:span><text:span text:style-name="Source_20_Text"><text:span text:style-name="T35">"</text:span></text:span></text:p>
      <text:p text:style-name="P14"><text:span text:style-name="Source_20_Text"><text:span text:style-name="T33">ProcessBuilder</text:span></text:span><text:span text:style-name="Source_20_Text"><text:span text:style-name="T34"> pb </text:span></text:span><text:span text:style-name="Source_20_Text"><text:span text:style-name="T35">=</text:span></text:span><text:span text:style-name="Source_20_Text"><text:span text:style-name="T34"> </text:span></text:span><text:span text:style-name="Source_20_Text"><text:span text:style-name="T37">new</text:span></text:span><text:span text:style-name="Source_20_Text"><text:span text:style-name="T34"> </text:span></text:span><text:span text:style-name="Source_20_Text"><text:span text:style-name="T38">ProcessBuilder</text:span></text:span><text:span text:style-name="Source_20_Text"><text:span text:style-name="T35">(</text:span></text:span><text:span text:style-name="Source_20_Text"><text:span text:style-name="T34">command1</text:span></text:span><text:span text:style-name="Source_20_Text"><text:span text:style-name="T35">);</text:span></text:span></text:p>
      <text:p text:style-name="P14"/>
      <text:p text:style-name="P14"><text:span text:style-name="Source_20_Text"><text:span text:style-name="T32">// 2ª forma: usando un array de cadenas. Funciona con parámetros</text:span></text:span></text:p>
      <text:p text:style-name="P14"><text:span text:style-name="Source_20_Text"><text:span text:style-name="T33">String</text:span></text:span><text:span text:style-name="Source_20_Text"><text:span text:style-name="T35">[]</text:span></text:span><text:span text:style-name="Source_20_Text"><text:span text:style-name="T34"> command2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cmd</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c</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dir</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o</text:span></text:span><text:span text:style-name="Source_20_Text"><text:span text:style-name="T35">"};</text:span></text:span></text:p>
      <text:p text:style-name="P14"><text:span text:style-name="Source_20_Text"><text:span text:style-name="T33">ProcessBuilder</text:span></text:span><text:span text:style-name="Source_20_Text"><text:span text:style-name="T34"> pb </text:span></text:span><text:span text:style-name="Source_20_Text"><text:span text:style-name="T35">=</text:span></text:span><text:span text:style-name="Source_20_Text"><text:span text:style-name="T34"> </text:span></text:span><text:span text:style-name="Source_20_Text"><text:span text:style-name="T37">new</text:span></text:span><text:span text:style-name="Source_20_Text"><text:span text:style-name="T34"> </text:span></text:span><text:span text:style-name="Source_20_Text"><text:span text:style-name="T38">ProcessBuilder</text:span></text:span><text:span text:style-name="Source_20_Text"><text:span text:style-name="T35">(</text:span></text:span><text:span text:style-name="Source_20_Text"><text:span text:style-name="T34">command2</text:span></text:span><text:span text:style-name="Source_20_Text"><text:span text:style-name="T35">);</text:span></text:span></text:p>
      <text:p text:style-name="P14"/>
      <text:p text:style-name="P14"><text:span text:style-name="Source_20_Text"><text:span text:style-name="T32">// 3ª forma: usando una cadena y dividiéndola para convertirla en una lista</text:span></text:span></text:p>
      <text:p text:style-name="P14"><text:span text:style-name="Source_20_Text"><text:span text:style-name="T33">String</text:span></text:span><text:span text:style-name="Source_20_Text"><text:span text:style-name="T34"> command3 </text:span></text:span><text:span text:style-name="Source_20_Text"><text:span text:style-name="T35">=</text:span></text:span><text:span text:style-name="Source_20_Text"><text:span text:style-name="T34"> <text:s/></text:span></text:span><text:span text:style-name="Source_20_Text"><text:span text:style-name="T35">"</text:span></text:span><text:span text:style-name="Source_20_Text"><text:span text:style-name="T36">c:/windows/system32/shutdown -s -t 0</text:span></text:span><text:span text:style-name="Source_20_Text"><text:span text:style-name="T35">";</text:span></text:span><text:span text:style-name="Source_20_Text"><text:span text:style-name="T34"> <text:s/></text:span></text:span></text:p>
      <text:p text:style-name="P14"><text:span text:style-name="Source_20_Text"><text:span text:style-name="T32">// La expresión regular \s significa partir por los espacios en blanco</text:span></text:span></text:p>
      <text:p text:style-name="P14"><text:span text:style-name="Source_20_Text"><text:span text:style-name="T33">ProcessBuilder</text:span></text:span><text:span text:style-name="Source_20_Text"><text:span text:style-name="T34"> pb </text:span></text:span><text:span text:style-name="Source_20_Text"><text:span text:style-name="T35">=</text:span></text:span><text:span text:style-name="Source_20_Text"><text:span text:style-name="T34"> </text:span></text:span><text:span text:style-name="Source_20_Text"><text:span text:style-name="T37">new</text:span></text:span><text:span text:style-name="Source_20_Text"><text:span text:style-name="T34"> </text:span></text:span><text:span text:style-name="Source_20_Text"><text:span text:style-name="T38">ProcessBuilder</text:span></text:span><text:span text:style-name="Source_20_Text"><text:span text:style-name="T35">(</text:span></text:span><text:span text:style-name="Source_20_Text"><text:span text:style-name="T34">command3</text:span></text:span><text:span text:style-name="Source_20_Text"><text:span text:style-name="T35">.</text:span></text:span><text:span text:style-name="Source_20_Text"><text:span text:style-name="T38">split</text:span></text:span><text:span text:style-name="Source_20_Text"><text:span text:style-name="T35">("</text:span></text:span><text:span text:style-name="Source_20_Text"><text:span text:style-name="T34">\\</text:span></text:span><text:span text:style-name="Source_20_Text"><text:span text:style-name="T36">s</text:span></text:span><text:span text:style-name="Source_20_Text"><text:span text:style-name="T35">"));</text:span></text:span></text:p>
      <text:p text:style-name="P14"><text:span text:style-name="Source_20_Text"><text:span text:style-name="T32">// ESTA ES LA MEJOR FORMA PARA QUE FUNCIONE EN TODOS LOS CASOS</text:span></text:span></text:p>
      <text:p text:style-name="P15">Apagar el sistema operativo</text:p>
      <text:p text:style-name="P12"><text:span text:style-name="T39">El comando </text:span><text:span text:style-name="Source_20_Text"><text:span text:style-name="T40">shutdown -s</text:span></text:span><text:span text:style-name="T39"> sirve para apagar el sistema. En windows es necesario proporcionar la ruta completa al comando, por ejemplo C:\Windows\System32\shutdown.</text:span></text:p>
      <text:p text:style-name="P17"><text:soft-page-break/>Podemos usar como parámetro -s para apagar el sistema, , -r para reiniciar , -h para hibernar y -t para indicar un tiempo de espera antes de apagar.https://learn.microsoft.com/en-us/windows-server/administration/windows-commands/shutdown</text:p>
      <text:p text:style-name="P12"><text:span text:style-name="T23"/></text:p>
      <text:p text:style-name="P15">Activity psp.activities.U2A1_Shutdowner</text:p>
      <text:p text:style-name="P16">Crea una nuevo proyecto Java (package psp.actividades y como clase principal U2A1_Shutdowner). Usando la línea de comandos, pide al usuario qué acción quiere realizar (apagar, reiniciar o suspender) y cuánto tiempo quiere dejar antes de realizar la acción de apagado del sistema..</text:p>
      <text:p text:style-name="P16">Busca información sobre el funcionamiento del comando shutdown en GNU/Linux y haz que tu aplicación funcione para ambos sistemas..</text:p>
      <text:p text:style-name="P16">La aplicación tiene que preparar el comando correcto para la selección que haya hecho el usuario y para el sistema operativo en el que la esté ejecutando.</text:p>
      <text:p text:style-name="P16">Muestra por consola el resultado del método ProcessBuilder.command() de forma legible</text:p>
      <text:p text:style-name="P13"><text:span text:style-name="Source_20_Text"><text:span text:style-name="T33">public</text:span></text:span><text:span text:style-name="Source_20_Text"><text:span text:style-name="T34"> </text:span></text:span><text:span text:style-name="Source_20_Text"><text:span text:style-name="T33">class</text:span></text:span><text:span text:style-name="Source_20_Text"><text:span text:style-name="T34"> </text:span></text:span><text:span text:style-name="Source_20_Text"><text:span text:style-name="T41">U2A1_Shutdowner</text:span></text:span><text:span text:style-name="Source_20_Text"><text:span text:style-name="T34"> </text:span></text:span><text:span text:style-name="Source_20_Text"><text:span text:style-name="T35">{</text:span></text:span></text:p>
      <text:p text:style-name="P14"/>
      <text:p text:style-name="P14"><text:span text:style-name="Source_20_Text"><text:span text:style-name="T42"><text:s text:c="4"/></text:span></text:span><text:span text:style-name="Source_20_Text"><text:span text:style-name="T33">public</text:span></text:span><text:span text:style-name="Source_20_Text"><text:span text:style-name="T34"> </text:span></text:span><text:span text:style-name="Source_20_Text"><text:span text:style-name="T33">static</text:span></text:span><text:span text:style-name="Source_20_Text"><text:span text:style-name="T34"> </text:span></text:span><text:span text:style-name="Source_20_Text"><text:span text:style-name="T33">void</text:span></text:span><text:span text:style-name="Source_20_Text"><text:span text:style-name="T34"> </text:span></text:span><text:span text:style-name="Source_20_Text"><text:span text:style-name="T38">main</text:span></text:span><text:span text:style-name="Source_20_Text"><text:span text:style-name="T35">(</text:span></text:span><text:span text:style-name="Source_20_Text"><text:span text:style-name="T33">String</text:span></text:span><text:span text:style-name="Source_20_Text"><text:span text:style-name="T35">[]</text:span></text:span><text:span text:style-name="Source_20_Text"><text:span text:style-name="T34"> </text:span></text:span><text:span text:style-name="Source_20_Text"><text:span text:style-name="T32">args</text:span></text:span><text:span text:style-name="Source_20_Text"><text:span text:style-name="T35">)</text:span></text:span><text:span text:style-name="Source_20_Text"><text:span text:style-name="T34"> </text:span></text:span><text:span text:style-name="Source_20_Text"><text:span text:style-name="T33">throws</text:span></text:span><text:span text:style-name="Source_20_Text"><text:span text:style-name="T34"> </text:span></text:span><text:span text:style-name="Source_20_Text"><text:span text:style-name="T33">IOException</text:span></text:span><text:span text:style-name="Source_20_Text"><text:span text:style-name="T34"> </text:span></text:span><text:span text:style-name="Source_20_Text"><text:span text:style-name="T35">{</text:span></text:span></text:p>
      <text:p text:style-name="P14"><text:span text:style-name="Source_20_Text"><text:span text:style-name="T43"><text:s text:c="8"/></text:span></text:span><text:span text:style-name="Source_20_Text"><text:span text:style-name="T32">// Ask for the required information to prepare the command</text:span></text:span></text:p>
      <text:p text:style-name="P14"><text:span text:style-name="Source_20_Text"><text:span text:style-name="T42"><text:s text:c="8"/></text:span></text:span><text:span text:style-name="Source_20_Text"><text:span text:style-name="T33">Scanner</text:span></text:span><text:span text:style-name="Source_20_Text"><text:span text:style-name="T34"> keyboard </text:span></text:span><text:span text:style-name="Source_20_Text"><text:span text:style-name="T35">=</text:span></text:span><text:span text:style-name="Source_20_Text"><text:span text:style-name="T34"> </text:span></text:span><text:span text:style-name="Source_20_Text"><text:span text:style-name="T37">new</text:span></text:span><text:span text:style-name="Source_20_Text"><text:span text:style-name="T34"> </text:span></text:span><text:span text:style-name="Source_20_Text"><text:span text:style-name="T38">Scanner</text:span></text:span><text:span text:style-name="Source_20_Text"><text:span text:style-name="T35">(</text:span></text:span><text:span text:style-name="Source_20_Text"><text:span text:style-name="T34">System</text:span></text:span><text:span text:style-name="Source_20_Text"><text:span text:style-name="T35">.</text:span></text:span><text:span text:style-name="Source_20_Text"><text:span text:style-name="T34">in</text:span></text:span><text:span text:style-name="Source_20_Text"><text:span text:style-name="T35">);</text:span></text:span></text:p>
      <text:p text:style-name="P14"><text:span text:style-name="Source_20_Text"><text:span text:style-name="T42"><text:s text:c="8"/></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text:span></text:span><text:span text:style-name="Source_20_Text"><text:span text:style-name="T35">("</text:span></text:span><text:span text:style-name="Source_20_Text"><text:span text:style-name="T36">Select your option (s-shutdown / r-reboot / h-hibernate): </text:span></text:span><text:span text:style-name="Source_20_Text"><text:span text:style-name="T35">");</text:span></text:span></text:p>
      <text:p text:style-name="P14"><text:span text:style-name="Source_20_Text"><text:span text:style-name="T42"><text:s text:c="8"/></text:span></text:span><text:span text:style-name="Source_20_Text"><text:span text:style-name="T33">String</text:span></text:span><text:span text:style-name="Source_20_Text"><text:span text:style-name="T34"> shutdownOption </text:span></text:span><text:span text:style-name="Source_20_Text"><text:span text:style-name="T35">=</text:span></text:span><text:span text:style-name="Source_20_Text"><text:span text:style-name="T34"> keyboard</text:span></text:span><text:span text:style-name="Source_20_Text"><text:span text:style-name="T35">.</text:span></text:span><text:span text:style-name="Source_20_Text"><text:span text:style-name="T38">nextLine</text:span></text:span><text:span text:style-name="Source_20_Text"><text:span text:style-name="T35">();</text:span></text:span><text:span text:style-name="Source_20_Text"><text:span text:style-name="T34"> <text:s text:c="7"/></text:span></text:span></text:p>
      <text:p text:style-name="P14"><text:span text:style-name="Source_20_Text"><text:span text:style-name="T42"><text:s text:c="8"/></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text:span></text:span><text:span text:style-name="Source_20_Text"><text:span text:style-name="T35">("</text:span></text:span><text:span text:style-name="Source_20_Text"><text:span text:style-name="T36">How much seconds will the command wait to be run? (0 means immediately): </text:span></text:span><text:span text:style-name="Source_20_Text"><text:span text:style-name="T35">");</text:span></text:span></text:p>
      <text:p text:style-name="P14"><text:span text:style-name="Source_20_Text"><text:span text:style-name="T42"><text:s text:c="8"/></text:span></text:span><text:span text:style-name="Source_20_Text"><text:span text:style-name="T33">String</text:span></text:span><text:span text:style-name="Source_20_Text"><text:span text:style-name="T34"> shutdownTime </text:span></text:span><text:span text:style-name="Source_20_Text"><text:span text:style-name="T35">=</text:span></text:span><text:span text:style-name="Source_20_Text"><text:span text:style-name="T34"> keyboard</text:span></text:span><text:span text:style-name="Source_20_Text"><text:span text:style-name="T35">.</text:span></text:span><text:span text:style-name="Source_20_Text"><text:span text:style-name="T38">nextLine</text:span></text:span><text:span text:style-name="Source_20_Text"><text:span text:style-name="T35">();</text:span></text:span><text:span text:style-name="Source_20_Text"><text:span text:style-name="T34"> <text:s text:c="7"/></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Prepare the command</text:span></text:span></text:p>
      <text:p text:style-name="P14"><text:soft-page-break/><text:span text:style-name="Source_20_Text"><text:span text:style-name="T42"><text:s text:c="8"/></text:span></text:span><text:span text:style-name="Source_20_Text"><text:span text:style-name="T33">String</text:span></text:span><text:span text:style-name="Source_20_Text"><text:span text:style-name="T34"> command</text:span></text:span><text:span text:style-name="Source_20_Text"><text:span text:style-name="T35">;</text:span></text:span></text:p>
      <text:p text:style-name="P14"><text:span text:style-name="Source_20_Text"><text:span text:style-name="T42"><text:s text:c="8"/></text:span></text:span><text:span text:style-name="Source_20_Text"><text:span text:style-name="T37">if</text:span></text:span><text:span text:style-name="Source_20_Text"><text:span text:style-name="T34"> </text:span></text:span><text:span text:style-name="Source_20_Text"><text:span text:style-name="T35">(</text:span></text:span><text:span text:style-name="Source_20_Text"><text:span text:style-name="T34">System</text:span></text:span><text:span text:style-name="Source_20_Text"><text:span text:style-name="T35">.</text:span></text:span><text:span text:style-name="Source_20_Text"><text:span text:style-name="T38">getProperty</text:span></text:span><text:span text:style-name="Source_20_Text"><text:span text:style-name="T35">("</text:span></text:span><text:span text:style-name="Source_20_Text"><text:span text:style-name="T36">os.name</text:span></text:span><text:span text:style-name="Source_20_Text"><text:span text:style-name="T35">").</text:span></text:span><text:span text:style-name="Source_20_Text"><text:span text:style-name="T38">toLowerCase</text:span></text:span><text:span text:style-name="Source_20_Text"><text:span text:style-name="T35">().</text:span></text:span><text:span text:style-name="Source_20_Text"><text:span text:style-name="T38">startsWith</text:span></text:span><text:span text:style-name="Source_20_Text"><text:span text:style-name="T35">("</text:span></text:span><text:span text:style-name="Source_20_Text"><text:span text:style-name="T36">windows</text:span></text:span><text:span text:style-name="Source_20_Text"><text:span text:style-name="T35">"))</text:span></text:span><text:span text:style-name="Source_20_Text"><text:span text:style-name="T34"> </text:span></text:span><text:span text:style-name="Source_20_Text"><text:span text:style-name="T35">{</text:span></text:span></text:p>
      <text:p text:style-name="P14"><text:span text:style-name="Source_20_Text"><text:span text:style-name="T42"><text:s text:c="12"/></text:span></text:span><text:span text:style-name="Source_20_Text"><text:span text:style-name="T34">command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C:/Windows/System32/shutdown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shutdownOption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 -t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shutdownTime</text:span></text:span><text:span text:style-name="Source_20_Text"><text:span text:style-name="T35">;</text:span></text:span></text:p>
      <text:p text:style-name="P14"><text:span text:style-name="Source_20_Text"><text:span text:style-name="T42"><text:s text:c="8"/></text:span></text:span><text:span text:style-name="Source_20_Text"><text:span text:style-name="T35">}</text:span></text:span><text:span text:style-name="Source_20_Text"><text:span text:style-name="T34"> </text:span></text:span><text:span text:style-name="Source_20_Text"><text:span text:style-name="T37">else</text:span></text:span><text:span text:style-name="Source_20_Text"><text:span text:style-name="T34"> </text:span></text:span><text:span text:style-name="Source_20_Text"><text:span text:style-name="T35">{</text:span></text:span></text:p>
      <text:p text:style-name="P14"><text:span text:style-name="Source_20_Text"><text:span text:style-name="T42"><text:s text:c="12"/></text:span></text:span><text:span text:style-name="Source_20_Text"><text:span text:style-name="T34">command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shutdown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shutdownOption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 -t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shutdownTime</text:span></text:span><text:span text:style-name="Source_20_Text"><text:span text:style-name="T35">;</text:span></text:span></text:p>
      <text:p text:style-name="P14"><text:span text:style-name="Source_20_Text"><text:span text:style-name="T42"><text:s text:c="8"/></text:span></text:span><text:span text:style-name="Source_20_Text"><text:span text:style-name="T35">}</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Prepare the process and launch it</text:span></text:span></text:p>
      <text:p text:style-name="P14"><text:span text:style-name="Source_20_Text"><text:span text:style-name="T42"><text:s text:c="8"/></text:span></text:span><text:span text:style-name="Source_20_Text"><text:span text:style-name="T33">ProcessBuilder</text:span></text:span><text:span text:style-name="Source_20_Text"><text:span text:style-name="T34"> shutdowner </text:span></text:span><text:span text:style-name="Source_20_Text"><text:span text:style-name="T35">=</text:span></text:span><text:span text:style-name="Source_20_Text"><text:span text:style-name="T34"> </text:span></text:span><text:span text:style-name="Source_20_Text"><text:span text:style-name="T37">new</text:span></text:span><text:span text:style-name="Source_20_Text"><text:span text:style-name="T34"> </text:span></text:span><text:span text:style-name="Source_20_Text"><text:span text:style-name="T38">ProcessBuilder</text:span></text:span><text:span text:style-name="Source_20_Text"><text:span text:style-name="T35">(</text:span></text:span><text:span text:style-name="Source_20_Text"><text:span text:style-name="T34">command</text:span></text:span><text:span text:style-name="Source_20_Text"><text:span text:style-name="T35">.</text:span></text:span><text:span text:style-name="Source_20_Text"><text:span text:style-name="T38">split</text:span></text:span><text:span text:style-name="Source_20_Text"><text:span text:style-name="T35">("</text:span></text:span><text:span text:style-name="Source_20_Text"><text:span text:style-name="T34">\\</text:span></text:span><text:span text:style-name="Source_20_Text"><text:span text:style-name="T36">s</text:span></text:span><text:span text:style-name="Source_20_Text"><text:span text:style-name="T35">"));</text:span></text:span></text:p>
      <text:p text:style-name="P14"><text:span text:style-name="Source_20_Text"><text:span text:style-name="T43"><text:s text:c="8"/></text:span></text:span><text:span text:style-name="Source_20_Text"><text:span text:style-name="T32">//shutdowner.start();</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Show the command to be run</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text:span></text:span><text:span text:style-name="Source_20_Text"><text:span text:style-name="T35">("</text:span></text:span><text:span text:style-name="Source_20_Text"><text:span text:style-name="T36">El comando a ejecutar es: <text:s/></text:span></text:span><text:span text:style-name="Source_20_Text"><text:span text:style-name="T35">");</text:span></text:span></text:p>
      <text:p text:style-name="P14"><text:span text:style-name="Source_20_Text"><text:span text:style-name="T42"><text:s text:c="8"/></text:span></text:span><text:span text:style-name="Source_20_Text"><text:span text:style-name="T37">for</text:span></text:span><text:span text:style-name="Source_20_Text"><text:span text:style-name="T34"> </text:span></text:span><text:span text:style-name="Source_20_Text"><text:span text:style-name="T35">(</text:span></text:span><text:span text:style-name="Source_20_Text"><text:span text:style-name="T33">String</text:span></text:span><text:span text:style-name="Source_20_Text"><text:span text:style-name="T34"> commandPart</text:span></text:span><text:span text:style-name="Source_20_Text"><text:span text:style-name="T37">:</text:span></text:span><text:span text:style-name="Source_20_Text"><text:span text:style-name="T34"> shutdowner</text:span></text:span><text:span text:style-name="Source_20_Text"><text:span text:style-name="T35">.</text:span></text:span><text:span text:style-name="Source_20_Text"><text:span text:style-name="T38">command</text:span></text:span><text:span text:style-name="Source_20_Text"><text:span text:style-name="T35">())</text:span></text:span><text:span text:style-name="Source_20_Text"><text:span text:style-name="T34"> </text:span></text:span><text:span text:style-name="Source_20_Text"><text:span text:style-name="T35">{</text:span></text:span></text:p>
      <text:p text:style-name="P14"><text:span text:style-name="Source_20_Text"><text:span text:style-name="T42"><text:s text:c="12"/></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text:span></text:span><text:span text:style-name="Source_20_Text"><text:span text:style-name="T35">(</text:span></text:span><text:span text:style-name="Source_20_Text"><text:span text:style-name="T34">commandPart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 </text:span></text:span><text:span text:style-name="Source_20_Text"><text:span text:style-name="T35">");</text:span></text:span></text:p>
      <text:p text:style-name="P14"><text:span text:style-name="Source_20_Text"><text:span text:style-name="T42"><text:s text:c="8"/></text:span></text:span><text:span text:style-name="Source_20_Text"><text:span text:style-name="T35">}</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ln</text:span></text:span><text:span text:style-name="Source_20_Text"><text:span text:style-name="T35">("");</text:span></text:span></text:p>
      <text:p text:style-name="P14"><text:span text:style-name="Source_20_Text"><text:span text:style-name="T42"><text:s text:c="4"/></text:span></text:span><text:span text:style-name="Source_20_Text"><text:span text:style-name="T35">}</text:span></text:span><text:span text:style-name="Source_20_Text"><text:span text:style-name="T34"> <text:s text:c="3"/></text:span></text:span></text:p>
      <text:p text:style-name="P14"><text:span text:style-name="Source_20_Text"><text:span text:style-name="T35">}</text:span></text:span></text:p>
      <text:h text:style-name="P18" text:outline-level="3"><text:bookmark text:name="configuraciones-adicionales-de-un-proceso"/>Configuraciones adicionales de un proceso</text:h>
      <text:p text:style-name="P16">Algunos de los atributos que podemos configurar para un proceso son:</text:p>
      <text:list text:style-name="L1">
        <text:list-item>
          <text:p text:style-name="P19">Establecer el directorio de trabajo donde el proceso se ejecutará</text:p>
          <text:p text:style-name="P20"><text:span text:style-name="T23">Podemos cambiar el directorio de trabajo por defecto llamando al método </text:span><text:span text:style-name="Source_20_Text"><text:span text:style-name="T24">directory</text:span></text:span><text:span text:style-name="T23"> y pasándole un objeto de tipo File. </text:span><text:span text:style-name="Strong_20_Emphasis"><text:span text:style-name="T44">Por defecto, el directorio de trabajo se establece al valor de la variable del sistema user.dir</text:span></text:span><text:span text:style-name="T23">. Este directorio es el punto de partida para acceder a ficheros, imágenes y todos los recursos que necesite nuestra aplicación.</text:span></text:p>
        </text:list-item>
      </text:list>
      <text:p text:style-name="P13"><text:span text:style-name="Source_20_Text"><text:span text:style-name="T45">// Cambia el directorio de trabajo a la carpeta personal del usuario</text:span></text:span></text:p>
      <text:p text:style-name="P21"><text:span text:style-name="Source_20_Text"><text:span text:style-name="T26">pbuilder</text:span></text:span><text:span text:style-name="Source_20_Text"><text:span text:style-name="T27">.</text:span></text:span><text:span text:style-name="Source_20_Text"><text:span text:style-name="T29">directory</text:span></text:span><text:span text:style-name="Source_20_Text"><text:span text:style-name="T27">(</text:span></text:span><text:span text:style-name="Source_20_Text"><text:span text:style-name="T28">new</text:span></text:span><text:span text:style-name="Source_20_Text"><text:span text:style-name="T26"> </text:span></text:span><text:span text:style-name="Source_20_Text"><text:span text:style-name="T29">File</text:span></text:span><text:span text:style-name="Source_20_Text"><text:span text:style-name="T27">(</text:span></text:span><text:span text:style-name="Source_20_Text"><text:span text:style-name="T26">System</text:span></text:span><text:span text:style-name="Source_20_Text"><text:span text:style-name="T27">.</text:span></text:span><text:span text:style-name="Source_20_Text"><text:span text:style-name="T29">getProperty</text:span></text:span><text:span text:style-name="Source_20_Text"><text:span text:style-name="T27">("</text:span></text:span><text:span text:style-name="Source_20_Text"><text:span text:style-name="T30">user.home</text:span></text:span><text:span text:style-name="Source_20_Text"><text:span text:style-name="T27">")));</text:span></text:span></text:p>
      <text:p text:style-name="P12"><text:span text:style-name="T23"/></text:p>
      <text:p text:style-name="P22"><text:soft-page-break/><text:span text:style-name="T21">Configurar o modificar variables de entorno para el proceso con el método </text:span><text:span text:style-name="Source_20_Text"><text:span text:style-name="T46">environment()</text:span></text:span><text:span text:style-name="T8"> </text:span></text:p>
      <text:p text:style-name="P23"><text:span text:style-name="T8"/></text:p>
      <text:p text:style-name="P24"><text:span text:style-name="Source_20_Text"><text:span text:style-name="T47">// Retrieve and modify the process environment</text:span></text:span></text:p>
      <text:p text:style-name="P21"><text:span text:style-name="Source_20_Text"><text:span text:style-name="T25">Map</text:span></text:span><text:span text:style-name="Source_20_Text"><text:span text:style-name="T27">&lt;</text:span></text:span><text:span text:style-name="Source_20_Text"><text:span text:style-name="T25">String</text:span></text:span><text:span text:style-name="Source_20_Text"><text:span text:style-name="T27">,</text:span></text:span><text:span text:style-name="Source_20_Text"><text:span text:style-name="T26"> </text:span></text:span><text:span text:style-name="Source_20_Text"><text:span text:style-name="T25">String</text:span></text:span><text:span text:style-name="Source_20_Text"><text:span text:style-name="T27">&gt;</text:span></text:span><text:span text:style-name="Source_20_Text"><text:span text:style-name="T26"> environment </text:span></text:span><text:span text:style-name="Source_20_Text"><text:span text:style-name="T27">=</text:span></text:span><text:span text:style-name="Source_20_Text"><text:span text:style-name="T26"> pbuilder</text:span></text:span><text:span text:style-name="Source_20_Text"><text:span text:style-name="T27">.</text:span></text:span><text:span text:style-name="Source_20_Text"><text:span text:style-name="T29">environment</text:span></text:span><text:span text:style-name="Source_20_Text"><text:span text:style-name="T27">();</text:span></text:span></text:p>
      <text:p text:style-name="P21"><text:span text:style-name="Source_20_Text"><text:span text:style-name="T45">// Get the PATH environment variable and add a new directory</text:span></text:span></text:p>
      <text:p text:style-name="P21"><text:span text:style-name="Source_20_Text"><text:span text:style-name="T25">String</text:span></text:span><text:span text:style-name="Source_20_Text"><text:span text:style-name="T26"> systemPath </text:span></text:span><text:span text:style-name="Source_20_Text"><text:span text:style-name="T27">=</text:span></text:span><text:span text:style-name="Source_20_Text"><text:span text:style-name="T26"> environment</text:span></text:span><text:span text:style-name="Source_20_Text"><text:span text:style-name="T27">.</text:span></text:span><text:span text:style-name="Source_20_Text"><text:span text:style-name="T29">get</text:span></text:span><text:span text:style-name="Source_20_Text"><text:span text:style-name="T27">("</text:span></text:span><text:span text:style-name="Source_20_Text"><text:span text:style-name="T30">path</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30">;c:/users/public</text:span></text:span><text:span text:style-name="Source_20_Text"><text:span text:style-name="T27">";</text:span></text:span></text:p>
      <text:p text:style-name="P21"><text:span text:style-name="Source_20_Text"><text:span text:style-name="T26">environment</text:span></text:span><text:span text:style-name="Source_20_Text"><text:span text:style-name="T27">.</text:span></text:span><text:span text:style-name="Source_20_Text"><text:span text:style-name="T29">replace</text:span></text:span><text:span text:style-name="Source_20_Text"><text:span text:style-name="T27">("</text:span></text:span><text:span text:style-name="Source_20_Text"><text:span text:style-name="T30">path</text:span></text:span><text:span text:style-name="Source_20_Text"><text:span text:style-name="T27">",</text:span></text:span><text:span text:style-name="Source_20_Text"><text:span text:style-name="T26"> systemPath</text:span></text:span><text:span text:style-name="Source_20_Text"><text:span text:style-name="T27">);</text:span></text:span></text:p>
      <text:p text:style-name="P21"><text:span text:style-name="Source_20_Text"><text:span text:style-name="T45">// Add a new environment variable and use it as a part of the command</text:span></text:span></text:p>
      <text:p text:style-name="P21"><text:span text:style-name="Source_20_Text"><text:span text:style-name="T26">environment</text:span></text:span><text:span text:style-name="Source_20_Text"><text:span text:style-name="T27">.</text:span></text:span><text:span text:style-name="Source_20_Text"><text:span text:style-name="T29">put</text:span></text:span><text:span text:style-name="Source_20_Text"><text:span text:style-name="T27">("</text:span></text:span><text:span text:style-name="Source_20_Text"><text:span text:style-name="T30">GREETING</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30">Hola Mundo</text:span></text:span><text:span text:style-name="Source_20_Text"><text:span text:style-name="T27">");</text:span></text:span></text:p>
      <text:p text:style-name="P21"><text:span text:style-name="Source_20_Text"><text:span text:style-name="T26">processBuilder</text:span></text:span><text:span text:style-name="Source_20_Text"><text:span text:style-name="T27">.</text:span></text:span><text:span text:style-name="Source_20_Text"><text:span text:style-name="T29">command</text:span></text:span><text:span text:style-name="Source_20_Text"><text:span text:style-name="T27">("</text:span></text:span><text:span text:style-name="Source_20_Text"><text:span text:style-name="T30">/bin/bash</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30">-c</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30">echo $GREETING</text:span></text:span><text:span text:style-name="Source_20_Text"><text:span text:style-name="T27">");</text:span></text:span></text:p>
      <text:p text:style-name="P25"><text:span text:style-name="T18"/></text:p>
      <text:p text:style-name="P24"><text:span text:style-name="Source_20_Text"><text:span text:style-name="T48">// Indicamos el directorio donde se encuentra el ejecutable</text:span></text:span></text:p>
      <text:p text:style-name="P21"><text:span text:style-name="Source_20_Text"><text:span text:style-name="T25">File</text:span></text:span><text:span text:style-name="Source_20_Text"><text:span text:style-name="T26"> directorio </text:span></text:span><text:span text:style-name="Source_20_Text"><text:span text:style-name="T27">=</text:span></text:span><text:span text:style-name="Source_20_Text"><text:span text:style-name="T26"> </text:span></text:span><text:span text:style-name="Source_20_Text"><text:span text:style-name="T28">new</text:span></text:span><text:span text:style-name="Source_20_Text"><text:span text:style-name="T26"> </text:span></text:span><text:span text:style-name="Source_20_Text"><text:span text:style-name="T29">File</text:span></text:span><text:span text:style-name="Source_20_Text"><text:span text:style-name="T26"> </text:span></text:span><text:span text:style-name="Source_20_Text"><text:span text:style-name="T27">("</text:span></text:span><text:span text:style-name="Source_20_Text"><text:span text:style-name="T30">bin</text:span></text:span><text:span text:style-name="Source_20_Text"><text:span text:style-name="T27">");</text:span></text:span></text:p>
      <text:p text:style-name="P21"><text:span text:style-name="Source_20_Text"><text:span text:style-name="T26">pb</text:span></text:span><text:span text:style-name="Source_20_Text"><text:span text:style-name="T27">.</text:span></text:span><text:span text:style-name="Source_20_Text"><text:span text:style-name="T29">directory</text:span></text:span><text:span text:style-name="Source_20_Text"><text:span text:style-name="T27">(</text:span></text:span><text:span text:style-name="Source_20_Text"><text:span text:style-name="T26">directorio</text:span></text:span><text:span text:style-name="Source_20_Text"><text:span text:style-name="T27">);</text:span></text:span></text:p>
      <text:p text:style-name="P21"/>
      <text:p text:style-name="P21"><text:span text:style-name="Source_20_Text"><text:span text:style-name="T45">// Mostramos la información de las variables de entorno</text:span></text:span></text:p>
      <text:p text:style-name="P21"><text:span text:style-name="Source_20_Text"><text:span text:style-name="T25">Map</text:span></text:span><text:span text:style-name="Source_20_Text"><text:span text:style-name="T26"> variablesEntorno </text:span></text:span><text:span text:style-name="Source_20_Text"><text:span text:style-name="T27">=</text:span></text:span><text:span text:style-name="Source_20_Text"><text:span text:style-name="T26"> pb</text:span></text:span><text:span text:style-name="Source_20_Text"><text:span text:style-name="T27">.</text:span></text:span><text:span text:style-name="Source_20_Text"><text:span text:style-name="T29">environment</text:span></text:span><text:span text:style-name="Source_20_Text"><text:span text:style-name="T27">();</text:span></text:span></text:p>
      <text:p text:style-name="P21"><text:span text:style-name="Source_20_Text"><text:span text:style-name="T26">System</text:span></text:span><text:span text:style-name="Source_20_Text"><text:span text:style-name="T27">.</text:span></text:span><text:span text:style-name="Source_20_Text"><text:span text:style-name="T26">out</text:span></text:span><text:span text:style-name="Source_20_Text"><text:span text:style-name="T27">.</text:span></text:span><text:span text:style-name="Source_20_Text"><text:span text:style-name="T29">println</text:span></text:span><text:span text:style-name="Source_20_Text"><text:span text:style-name="T27">(</text:span></text:span><text:span text:style-name="Source_20_Text"><text:span text:style-name="T26">variablesEntorno</text:span></text:span><text:span text:style-name="Source_20_Text"><text:span text:style-name="T27">);</text:span></text:span></text:p>
      <text:p text:style-name="P21"/>
      <text:p text:style-name="P21"><text:span text:style-name="Source_20_Text"><text:span text:style-name="T45">// Mostramos el nombre del proceso y sus argumentos</text:span></text:span></text:p>
      <text:p text:style-name="P21"><text:span text:style-name="Source_20_Text"><text:span text:style-name="T25">List</text:span></text:span><text:span text:style-name="Source_20_Text"><text:span text:style-name="T26"> command </text:span></text:span><text:span text:style-name="Source_20_Text"><text:span text:style-name="T27">=</text:span></text:span><text:span text:style-name="Source_20_Text"><text:span text:style-name="T26"> pb</text:span></text:span><text:span text:style-name="Source_20_Text"><text:span text:style-name="T27">.</text:span></text:span><text:span text:style-name="Source_20_Text"><text:span text:style-name="T29">command</text:span></text:span><text:span text:style-name="Source_20_Text"><text:span text:style-name="T27">();</text:span></text:span></text:p>
      <text:p text:style-name="P21"><text:span text:style-name="Source_20_Text"><text:span text:style-name="T25">Iterator</text:span></text:span><text:span text:style-name="Source_20_Text"><text:span text:style-name="T26"> iter </text:span></text:span><text:span text:style-name="Source_20_Text"><text:span text:style-name="T27">=</text:span></text:span><text:span text:style-name="Source_20_Text"><text:span text:style-name="T26"> l</text:span></text:span><text:span text:style-name="Source_20_Text"><text:span text:style-name="T27">.</text:span></text:span><text:span text:style-name="Source_20_Text"><text:span text:style-name="T29">iterator</text:span></text:span><text:span text:style-name="Source_20_Text"><text:span text:style-name="T27">();</text:span></text:span></text:p>
      <text:p text:style-name="P21"><text:span text:style-name="Source_20_Text"><text:span text:style-name="T28">while</text:span></text:span><text:span text:style-name="Source_20_Text"><text:span text:style-name="T26"> </text:span></text:span><text:span text:style-name="Source_20_Text"><text:span text:style-name="T27">(</text:span></text:span><text:span text:style-name="Source_20_Text"><text:span text:style-name="T26">iter</text:span></text:span><text:span text:style-name="Source_20_Text"><text:span text:style-name="T27">.</text:span></text:span><text:span text:style-name="Source_20_Text"><text:span text:style-name="T29">hasNext</text:span></text:span><text:span text:style-name="Source_20_Text"><text:span text:style-name="T27">())</text:span></text:span><text:span text:style-name="Source_20_Text"><text:span text:style-name="T26"> </text:span></text:span><text:span text:style-name="Source_20_Text"><text:span text:style-name="T27">{</text:span></text:span></text:p>
      <text:p text:style-name="P21"><text:span text:style-name="Source_20_Text"><text:span text:style-name="T31"><text:s text:c="4"/></text:span></text:span><text:span text:style-name="Source_20_Text"><text:span text:style-name="T26">System</text:span></text:span><text:span text:style-name="Source_20_Text"><text:span text:style-name="T27">.</text:span></text:span><text:span text:style-name="Source_20_Text"><text:span text:style-name="T26">out</text:span></text:span><text:span text:style-name="Source_20_Text"><text:span text:style-name="T27">.</text:span></text:span><text:span text:style-name="Source_20_Text"><text:span text:style-name="T29">println</text:span></text:span><text:span text:style-name="Source_20_Text"><text:span text:style-name="T27">(</text:span></text:span><text:span text:style-name="Source_20_Text"><text:span text:style-name="T26">iter</text:span></text:span><text:span text:style-name="Source_20_Text"><text:span text:style-name="T27">.</text:span></text:span><text:span text:style-name="Source_20_Text"><text:span text:style-name="T29">next</text:span></text:span><text:span text:style-name="Source_20_Text"><text:span text:style-name="T27">());</text:span></text:span></text:p>
      <text:p text:style-name="P21"><text:span text:style-name="Source_20_Text"><text:span text:style-name="T27">}</text:span></text:span></text:p>
      <text:p text:style-name="P25"><text:span text:style-name="T8"/></text:p>
      <text:p text:style-name="P26">Variables de entorno vs Propiedades del sistema</text:p>
      <text:p text:style-name="P27">Con la clase Runtime accedemos a las variables del sistema mientras que con ProcessBuilder lo hacemos a las propiedades del sistema, que son diferentes.</text:p>
      <text:p text:style-name="P25"><text:span text:style-name="T8"/></text:p>
      <text:p text:style-name="P26">Redireccionar la entrada y salida estándar</text:p>
      <text:list text:style-name="L2">
        <text:list-item>
          <text:p text:style-name="P28">Heredar la E/S estándar del proceso padre usando el método ProcessBuilder.inheritIO()</text:p>
          <text:p text:style-name="P29"><text:span text:style-name="Emphasis"><text:span text:style-name="T23">Estas dos configuraciones se verán en el siguiente apartado.</text:span></text:span></text:p>
        </text:list-item>
      </text:list>
      <text:p text:style-name="P25"><text:span text:style-name="T8"/></text:p>
      <text:p text:style-name="P26">Actividad psp.activities.U2A2_DirectorioTrabajo</text:p>
      <text:p text:style-name="P16"><text:soft-page-break/>Crea un nuevo proyecto Java (Ant &gt; Java Application) (configura como nombre del proyecto U2A2_DirectorioTrabajo y como clase principal psp.activities.U2A2_WorkingDirectory) Escribe un programa que ejecute el comando ls o dir. Modifica el valor de la propiedad user.dir. En la misma aplicación, cambiar el directorio de trabajo a la carpeta c:/temp o /tmp, dependiendo del sistema operativo.</text:p>
      <text:p text:style-name="P16">Muestra el valor devuelto por el método directory()</text:p>
      <text:list text:style-name="L3">
        <text:list-item>
          <text:p text:style-name="P30">Después de crear la instancia de ProcessBuilder</text:p>
        </text:list-item>
        <text:list-item>
          <text:p text:style-name="P31">Después de cambiar el valor de user.dir</text:p>
        </text:list-item>
        <text:list-item>
          <text:p text:style-name="P32">Después de cambiar el directorio de trabajo al directorio temporal del sistema.</text:p>
        </text:list-item>
      </text:list>
      <text:p text:style-name="P33"><text:span text:style-name="Emphasis"><text:span text:style-name="T23">En este momento tu programa todavía no mostrará ningún listado.</text:span></text:span></text:p>
      <text:p text:style-name="P24"><text:span text:style-name="Source_20_Text"><text:span text:style-name="T49">public</text:span></text:span><text:span text:style-name="Source_20_Text"><text:span text:style-name="T50"> </text:span></text:span><text:span text:style-name="Source_20_Text"><text:span text:style-name="T49">class</text:span></text:span><text:span text:style-name="Source_20_Text"><text:span text:style-name="T50"> </text:span></text:span><text:span text:style-name="Source_20_Text"><text:span text:style-name="T51">U2A2_WorkingDirectory</text:span></text:span><text:span text:style-name="Source_20_Text"><text:span text:style-name="T50"> </text:span></text:span><text:span text:style-name="Source_20_Text"><text:span text:style-name="T52">{</text:span></text:span></text:p>
      <text:p text:style-name="P14"/>
      <text:p text:style-name="P14"><text:span text:style-name="Source_20_Text"><text:span text:style-name="T42"><text:s text:c="4"/></text:span></text:span><text:span text:style-name="Source_20_Text"><text:span text:style-name="T33">public</text:span></text:span><text:span text:style-name="Source_20_Text"><text:span text:style-name="T34"> </text:span></text:span><text:span text:style-name="Source_20_Text"><text:span text:style-name="T33">static</text:span></text:span><text:span text:style-name="Source_20_Text"><text:span text:style-name="T34"> </text:span></text:span><text:span text:style-name="Source_20_Text"><text:span text:style-name="T33">void</text:span></text:span><text:span text:style-name="Source_20_Text"><text:span text:style-name="T34"> </text:span></text:span><text:span text:style-name="Source_20_Text"><text:span text:style-name="T38">main</text:span></text:span><text:span text:style-name="Source_20_Text"><text:span text:style-name="T35">(</text:span></text:span><text:span text:style-name="Source_20_Text"><text:span text:style-name="T33">String</text:span></text:span><text:span text:style-name="Source_20_Text"><text:span text:style-name="T35">[]</text:span></text:span><text:span text:style-name="Source_20_Text"><text:span text:style-name="T34"> </text:span></text:span><text:span text:style-name="Source_20_Text"><text:span text:style-name="T32">args</text:span></text:span><text:span text:style-name="Source_20_Text"><text:span text:style-name="T35">)</text:span></text:span><text:span text:style-name="Source_20_Text"><text:span text:style-name="T34"> </text:span></text:span><text:span text:style-name="Source_20_Text"><text:span text:style-name="T33">throws</text:span></text:span><text:span text:style-name="Source_20_Text"><text:span text:style-name="T34"> </text:span></text:span><text:span text:style-name="Source_20_Text"><text:span text:style-name="T33">IOException</text:span></text:span><text:span text:style-name="Source_20_Text"><text:span text:style-name="T35">,</text:span></text:span><text:span text:style-name="Source_20_Text"><text:span text:style-name="T34"> </text:span></text:span><text:span text:style-name="Source_20_Text"><text:span text:style-name="T33">InterruptedException</text:span></text:span><text:span text:style-name="Source_20_Text"><text:span text:style-name="T34"> </text:span></text:span><text:span text:style-name="Source_20_Text"><text:span text:style-name="T35">{</text:span></text:span></text:p>
      <text:p text:style-name="P14"><text:span text:style-name="Source_20_Text"><text:span text:style-name="T43"><text:s text:c="8"/></text:span></text:span><text:span text:style-name="Source_20_Text"><text:span text:style-name="T32">// Prepare the command</text:span></text:span></text:p>
      <text:p text:style-name="P14"><text:span text:style-name="Source_20_Text"><text:span text:style-name="T42"><text:s text:c="8"/></text:span></text:span><text:span text:style-name="Source_20_Text"><text:span text:style-name="T33">String</text:span></text:span><text:span text:style-name="Source_20_Text"><text:span text:style-name="T34"> command</text:span></text:span><text:span text:style-name="Source_20_Text"><text:span text:style-name="T35">;</text:span></text:span></text:p>
      <text:p text:style-name="P14"><text:span text:style-name="Source_20_Text"><text:span text:style-name="T42"><text:s text:c="8"/></text:span></text:span><text:span text:style-name="Source_20_Text"><text:span text:style-name="T37">if</text:span></text:span><text:span text:style-name="Source_20_Text"><text:span text:style-name="T34"> </text:span></text:span><text:span text:style-name="Source_20_Text"><text:span text:style-name="T35">(</text:span></text:span><text:span text:style-name="Source_20_Text"><text:span text:style-name="T34">System</text:span></text:span><text:span text:style-name="Source_20_Text"><text:span text:style-name="T35">.</text:span></text:span><text:span text:style-name="Source_20_Text"><text:span text:style-name="T38">getProperty</text:span></text:span><text:span text:style-name="Source_20_Text"><text:span text:style-name="T35">("</text:span></text:span><text:span text:style-name="Source_20_Text"><text:span text:style-name="T36">os.name</text:span></text:span><text:span text:style-name="Source_20_Text"><text:span text:style-name="T35">").</text:span></text:span><text:span text:style-name="Source_20_Text"><text:span text:style-name="T38">toLowerCase</text:span></text:span><text:span text:style-name="Source_20_Text"><text:span text:style-name="T35">().</text:span></text:span><text:span text:style-name="Source_20_Text"><text:span text:style-name="T38">startsWith</text:span></text:span><text:span text:style-name="Source_20_Text"><text:span text:style-name="T35">("</text:span></text:span><text:span text:style-name="Source_20_Text"><text:span text:style-name="T36">windows</text:span></text:span><text:span text:style-name="Source_20_Text"><text:span text:style-name="T35">"))</text:span></text:span><text:span text:style-name="Source_20_Text"><text:span text:style-name="T34"> </text:span></text:span><text:span text:style-name="Source_20_Text"><text:span text:style-name="T35">{</text:span></text:span></text:p>
      <text:p text:style-name="P14"><text:span text:style-name="Source_20_Text"><text:span text:style-name="T42"><text:s text:c="12"/></text:span></text:span><text:span text:style-name="Source_20_Text"><text:span text:style-name="T34">command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cmd /c dir</text:span></text:span><text:span text:style-name="Source_20_Text"><text:span text:style-name="T35">";</text:span></text:span></text:p>
      <text:p text:style-name="P14"><text:span text:style-name="Source_20_Text"><text:span text:style-name="T42"><text:s text:c="8"/></text:span></text:span><text:span text:style-name="Source_20_Text"><text:span text:style-name="T35">}</text:span></text:span><text:span text:style-name="Source_20_Text"><text:span text:style-name="T34"> </text:span></text:span><text:span text:style-name="Source_20_Text"><text:span text:style-name="T37">else</text:span></text:span><text:span text:style-name="Source_20_Text"><text:span text:style-name="T34"> </text:span></text:span><text:span text:style-name="Source_20_Text"><text:span text:style-name="T35">{</text:span></text:span></text:p>
      <text:p text:style-name="P14"><text:span text:style-name="Source_20_Text"><text:span text:style-name="T42"><text:s text:c="12"/></text:span></text:span><text:span text:style-name="Source_20_Text"><text:span text:style-name="T34">command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6">sh -c ls</text:span></text:span><text:span text:style-name="Source_20_Text"><text:span text:style-name="T35">";</text:span></text:span></text:p>
      <text:p text:style-name="P14"><text:span text:style-name="Source_20_Text"><text:span text:style-name="T42"><text:s text:c="8"/></text:span></text:span><text:span text:style-name="Source_20_Text"><text:span text:style-name="T35">}</text:span></text:span></text:p>
      <text:p text:style-name="P14"><text:span text:style-name="Source_20_Text"><text:span text:style-name="T42"><text:s text:c="15"/></text:span></text:span></text:p>
      <text:p text:style-name="P14"><text:span text:style-name="Source_20_Text"><text:span text:style-name="T43"><text:s text:c="8"/></text:span></text:span><text:span text:style-name="Source_20_Text"><text:span text:style-name="T32">//1st - Default working directory</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Prepare the process </text:span></text:span></text:p>
      <text:p text:style-name="P14"><text:span text:style-name="Source_20_Text"><text:span text:style-name="T42"><text:s text:c="8"/></text:span></text:span><text:span text:style-name="Source_20_Text"><text:span text:style-name="T33">ProcessBuilder</text:span></text:span><text:span text:style-name="Source_20_Text"><text:span text:style-name="T34"> commander </text:span></text:span><text:span text:style-name="Source_20_Text"><text:span text:style-name="T35">=</text:span></text:span><text:span text:style-name="Source_20_Text"><text:span text:style-name="T34"> </text:span></text:span><text:span text:style-name="Source_20_Text"><text:span text:style-name="T37">new</text:span></text:span><text:span text:style-name="Source_20_Text"><text:span text:style-name="T34"> </text:span></text:span><text:span text:style-name="Source_20_Text"><text:span text:style-name="T38">ProcessBuilder</text:span></text:span><text:span text:style-name="Source_20_Text"><text:span text:style-name="T35">(</text:span></text:span><text:span text:style-name="Source_20_Text"><text:span text:style-name="T34">command</text:span></text:span><text:span text:style-name="Source_20_Text"><text:span text:style-name="T35">.</text:span></text:span><text:span text:style-name="Source_20_Text"><text:span text:style-name="T38">split</text:span></text:span><text:span text:style-name="Source_20_Text"><text:span text:style-name="T35">("</text:span></text:span><text:span text:style-name="Source_20_Text"><text:span text:style-name="T34">\\</text:span></text:span><text:span text:style-name="Source_20_Text"><text:span text:style-name="T36">s</text:span></text:span><text:span text:style-name="Source_20_Text"><text:span text:style-name="T35">"));</text:span></text:span><text:span text:style-name="Source_20_Text"><text:span text:style-name="T34"> <text:s text:c="6"/></text:span></text:span></text:p>
      <text:p text:style-name="P14"><text:span text:style-name="Source_20_Text"><text:span text:style-name="T42"><text:s text:c="8"/></text:span></text:span><text:span text:style-name="Source_20_Text"><text:span text:style-name="T34">commander</text:span></text:span><text:span text:style-name="Source_20_Text"><text:span text:style-name="T35">.</text:span></text:span><text:span text:style-name="Source_20_Text"><text:span text:style-name="T38">inheritIO</text:span></text:span><text:span text:style-name="Source_20_Text"><text:span text:style-name="T35">();</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Show Process and System properties</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ln</text:span></text:span><text:span text:style-name="Source_20_Text"><text:span text:style-name="T35">("</text:span></text:span><text:span text:style-name="Source_20_Text"><text:span text:style-name="T36">Working directory: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commander</text:span></text:span><text:span text:style-name="Source_20_Text"><text:span text:style-name="T35">.</text:span></text:span><text:span text:style-name="Source_20_Text"><text:span text:style-name="T38">directory</text:span></text:span><text:span text:style-name="Source_20_Text"><text:span text:style-name="T35">());</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ln</text:span></text:span><text:span text:style-name="Source_20_Text"><text:span text:style-name="T35">("</text:span></text:span><text:span text:style-name="Source_20_Text"><text:span text:style-name="T36">user.dir variable: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System</text:span></text:span><text:span text:style-name="Source_20_Text"><text:span text:style-name="T35">.</text:span></text:span><text:span text:style-name="Source_20_Text"><text:span text:style-name="T38">getProperty</text:span></text:span><text:span text:style-name="Source_20_Text"><text:span text:style-name="T35">("</text:span></text:span><text:span text:style-name="Source_20_Text"><text:span text:style-name="T36">user.dir</text:span></text:span><text:span text:style-name="Source_20_Text"><text:span text:style-name="T35">"));</text:span></text:span></text:p>
      <text:p text:style-name="P14"><text:soft-page-break/><text:span text:style-name="Source_20_Text"><text:span text:style-name="T42"><text:s text:c="8"/></text:span></text:span></text:p>
      <text:p text:style-name="P14"><text:span text:style-name="Source_20_Text"><text:span text:style-name="T43"><text:s text:c="8"/></text:span></text:span><text:span text:style-name="Source_20_Text"><text:span text:style-name="T32">// Launch the process and show its result</text:span></text:span></text:p>
      <text:p text:style-name="P14"><text:span text:style-name="Source_20_Text"><text:span text:style-name="T43"><text:s text:c="8"/></text:span></text:span><text:span text:style-name="Source_20_Text"><text:span text:style-name="T32">// Working directory is null but the process is run on the current dir</text:span></text:span></text:p>
      <text:p text:style-name="P14"><text:span text:style-name="Source_20_Text"><text:span text:style-name="T42"><text:s text:c="8"/></text:span></text:span><text:span text:style-name="Source_20_Text"><text:span text:style-name="T34">commander</text:span></text:span><text:span text:style-name="Source_20_Text"><text:span text:style-name="T35">.</text:span></text:span><text:span text:style-name="Source_20_Text"><text:span text:style-name="T38">start</text:span></text:span><text:span text:style-name="Source_20_Text"><text:span text:style-name="T35">().</text:span></text:span><text:span text:style-name="Source_20_Text"><text:span text:style-name="T38">waitFor</text:span></text:span><text:span text:style-name="Source_20_Text"><text:span text:style-name="T35">();</text:span></text:span></text:p>
      <text:p text:style-name="P14"><text:span text:style-name="Source_20_Text"><text:span text:style-name="T42"><text:s text:c="8"/></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2nd - Change user.dir but not the working directory</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Change the user.dir system property</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8">setProperty</text:span></text:span><text:span text:style-name="Source_20_Text"><text:span text:style-name="T35">("</text:span></text:span><text:span text:style-name="Source_20_Text"><text:span text:style-name="T36">user.dir</text:span></text:span><text:span text:style-name="Source_20_Text"><text:span text:style-name="T35">",</text:span></text:span><text:span text:style-name="Source_20_Text"><text:span text:style-name="T34"> System</text:span></text:span><text:span text:style-name="Source_20_Text"><text:span text:style-name="T35">.</text:span></text:span><text:span text:style-name="Source_20_Text"><text:span text:style-name="T38">getProperty</text:span></text:span><text:span text:style-name="Source_20_Text"><text:span text:style-name="T35">("</text:span></text:span><text:span text:style-name="Source_20_Text"><text:span text:style-name="T36">user.home</text:span></text:span><text:span text:style-name="Source_20_Text"><text:span text:style-name="T35">"));</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Prepare the process</text:span></text:span></text:p>
      <text:p text:style-name="P14"><text:span text:style-name="Source_20_Text"><text:span text:style-name="T42"><text:s text:c="8"/></text:span></text:span><text:span text:style-name="Source_20_Text"><text:span text:style-name="T34">commander </text:span></text:span><text:span text:style-name="Source_20_Text"><text:span text:style-name="T35">=</text:span></text:span><text:span text:style-name="Source_20_Text"><text:span text:style-name="T34"> </text:span></text:span><text:span text:style-name="Source_20_Text"><text:span text:style-name="T37">new</text:span></text:span><text:span text:style-name="Source_20_Text"><text:span text:style-name="T34"> </text:span></text:span><text:span text:style-name="Source_20_Text"><text:span text:style-name="T38">ProcessBuilder</text:span></text:span><text:span text:style-name="Source_20_Text"><text:span text:style-name="T35">(</text:span></text:span><text:span text:style-name="Source_20_Text"><text:span text:style-name="T34">command</text:span></text:span><text:span text:style-name="Source_20_Text"><text:span text:style-name="T35">.</text:span></text:span><text:span text:style-name="Source_20_Text"><text:span text:style-name="T38">split</text:span></text:span><text:span text:style-name="Source_20_Text"><text:span text:style-name="T35">("</text:span></text:span><text:span text:style-name="Source_20_Text"><text:span text:style-name="T34">\\</text:span></text:span><text:span text:style-name="Source_20_Text"><text:span text:style-name="T36">s</text:span></text:span><text:span text:style-name="Source_20_Text"><text:span text:style-name="T35">"));</text:span></text:span><text:span text:style-name="Source_20_Text"><text:span text:style-name="T34"> <text:s text:c="6"/></text:span></text:span></text:p>
      <text:p text:style-name="P14"><text:span text:style-name="Source_20_Text"><text:span text:style-name="T42"><text:s text:c="8"/></text:span></text:span><text:span text:style-name="Source_20_Text"><text:span text:style-name="T34">commander</text:span></text:span><text:span text:style-name="Source_20_Text"><text:span text:style-name="T35">.</text:span></text:span><text:span text:style-name="Source_20_Text"><text:span text:style-name="T38">inheritIO</text:span></text:span><text:span text:style-name="Source_20_Text"><text:span text:style-name="T35">();</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Show Process and System properties</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ln</text:span></text:span><text:span text:style-name="Source_20_Text"><text:span text:style-name="T35">("</text:span></text:span><text:span text:style-name="Source_20_Text"><text:span text:style-name="T36">Working directory: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commander</text:span></text:span><text:span text:style-name="Source_20_Text"><text:span text:style-name="T35">.</text:span></text:span><text:span text:style-name="Source_20_Text"><text:span text:style-name="T38">directory</text:span></text:span><text:span text:style-name="Source_20_Text"><text:span text:style-name="T35">());</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ln</text:span></text:span><text:span text:style-name="Source_20_Text"><text:span text:style-name="T35">("</text:span></text:span><text:span text:style-name="Source_20_Text"><text:span text:style-name="T36">user.dir variable: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System</text:span></text:span><text:span text:style-name="Source_20_Text"><text:span text:style-name="T35">.</text:span></text:span><text:span text:style-name="Source_20_Text"><text:span text:style-name="T38">getProperty</text:span></text:span><text:span text:style-name="Source_20_Text"><text:span text:style-name="T35">("</text:span></text:span><text:span text:style-name="Source_20_Text"><text:span text:style-name="T36">user.dir</text:span></text:span><text:span text:style-name="Source_20_Text"><text:span text:style-name="T35">"));</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Launch the process and show its result</text:span></text:span></text:p>
      <text:p text:style-name="P14"><text:span text:style-name="Source_20_Text"><text:span text:style-name="T43"><text:s text:c="8"/></text:span></text:span><text:span text:style-name="Source_20_Text"><text:span text:style-name="T32">// Working directory is null but the process is run on the current dir <text:s text:c="7"/></text:span></text:span></text:p>
      <text:p text:style-name="P14"><text:span text:style-name="Source_20_Text"><text:span text:style-name="T42"><text:s text:c="8"/></text:span></text:span><text:span text:style-name="Source_20_Text"><text:span text:style-name="T34">commander</text:span></text:span><text:span text:style-name="Source_20_Text"><text:span text:style-name="T35">.</text:span></text:span><text:span text:style-name="Source_20_Text"><text:span text:style-name="T38">start</text:span></text:span><text:span text:style-name="Source_20_Text"><text:span text:style-name="T35">().</text:span></text:span><text:span text:style-name="Source_20_Text"><text:span text:style-name="T38">waitFor</text:span></text:span><text:span text:style-name="Source_20_Text"><text:span text:style-name="T35">();</text:span></text:span></text:p>
      <text:p text:style-name="P14"><text:span text:style-name="Source_20_Text"><text:span text:style-name="T42"><text:s text:c="8"/></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3rd - Change the working directory</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Prepare the process</text:span></text:span></text:p>
      <text:p text:style-name="P14"><text:span text:style-name="Source_20_Text"><text:span text:style-name="T42"><text:s text:c="8"/></text:span></text:span><text:span text:style-name="Source_20_Text"><text:span text:style-name="T34">commander </text:span></text:span><text:span text:style-name="Source_20_Text"><text:span text:style-name="T35">=</text:span></text:span><text:span text:style-name="Source_20_Text"><text:span text:style-name="T34"> </text:span></text:span><text:span text:style-name="Source_20_Text"><text:span text:style-name="T37">new</text:span></text:span><text:span text:style-name="Source_20_Text"><text:span text:style-name="T34"> </text:span></text:span><text:span text:style-name="Source_20_Text"><text:span text:style-name="T38">ProcessBuilder</text:span></text:span><text:span text:style-name="Source_20_Text"><text:span text:style-name="T35">(</text:span></text:span><text:span text:style-name="Source_20_Text"><text:span text:style-name="T34">command</text:span></text:span><text:span text:style-name="Source_20_Text"><text:span text:style-name="T35">.</text:span></text:span><text:span text:style-name="Source_20_Text"><text:span text:style-name="T38">split</text:span></text:span><text:span text:style-name="Source_20_Text"><text:span text:style-name="T35">("</text:span></text:span><text:span text:style-name="Source_20_Text"><text:span text:style-name="T34">\\</text:span></text:span><text:span text:style-name="Source_20_Text"><text:span text:style-name="T36">s</text:span></text:span><text:span text:style-name="Source_20_Text"><text:span text:style-name="T35">"));</text:span></text:span><text:span text:style-name="Source_20_Text"><text:span text:style-name="T34"> <text:s text:c="6"/></text:span></text:span></text:p>
      <text:p text:style-name="P14"><text:span text:style-name="Source_20_Text"><text:span text:style-name="T42"><text:s text:c="8"/></text:span></text:span><text:span text:style-name="Source_20_Text"><text:span text:style-name="T34">commander</text:span></text:span><text:span text:style-name="Source_20_Text"><text:span text:style-name="T35">.</text:span></text:span><text:span text:style-name="Source_20_Text"><text:span text:style-name="T38">inheritIO</text:span></text:span><text:span text:style-name="Source_20_Text"><text:span text:style-name="T35">();</text:span></text:span></text:p>
      <text:p text:style-name="P14"><text:span text:style-name="Source_20_Text"><text:span text:style-name="T42"><text:s text:c="8"/></text:span></text:span></text:p>
      <text:p text:style-name="P14"><text:span text:style-name="Source_20_Text"><text:span text:style-name="T43"><text:s text:c="8"/></text:span></text:span><text:span text:style-name="Source_20_Text"><text:span text:style-name="T32">// Show Process and System properties</text:span></text:span></text:p>
      <text:p text:style-name="P14"><text:span text:style-name="Source_20_Text"><text:span text:style-name="T42"><text:s text:c="8"/></text:span></text:span><text:span text:style-name="Source_20_Text"><text:span text:style-name="T34">commander</text:span></text:span><text:span text:style-name="Source_20_Text"><text:span text:style-name="T35">.</text:span></text:span><text:span text:style-name="Source_20_Text"><text:span text:style-name="T38">directory</text:span></text:span><text:span text:style-name="Source_20_Text"><text:span text:style-name="T35">(</text:span></text:span><text:span text:style-name="Source_20_Text"><text:span text:style-name="T37">new</text:span></text:span><text:span text:style-name="Source_20_Text"><text:span text:style-name="T34"> </text:span></text:span><text:span text:style-name="Source_20_Text"><text:span text:style-name="T38">File</text:span></text:span><text:span text:style-name="Source_20_Text"><text:span text:style-name="T35">(</text:span></text:span><text:span text:style-name="Source_20_Text"><text:span text:style-name="T34">System</text:span></text:span><text:span text:style-name="Source_20_Text"><text:span text:style-name="T35">.</text:span></text:span><text:span text:style-name="Source_20_Text"><text:span text:style-name="T38">getProperty</text:span></text:span><text:span text:style-name="Source_20_Text"><text:span text:style-name="T35">("</text:span></text:span><text:span text:style-name="Source_20_Text"><text:span text:style-name="T36">user.home</text:span></text:span><text:span text:style-name="Source_20_Text"><text:span text:style-name="T35">")));</text:span></text:span><text:span text:style-name="Source_20_Text"><text:span text:style-name="T34"> <text:s text:c="12"/></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ln</text:span></text:span><text:span text:style-name="Source_20_Text"><text:span text:style-name="T35">("</text:span></text:span><text:span text:style-name="Source_20_Text"><text:span text:style-name="T36">Working directory: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commander</text:span></text:span><text:span text:style-name="Source_20_Text"><text:span text:style-name="T35">.</text:span></text:span><text:span text:style-name="Source_20_Text"><text:span text:style-name="T38">directory</text:span></text:span><text:span text:style-name="Source_20_Text"><text:span text:style-name="T35">());</text:span></text:span></text:p>
      <text:p text:style-name="P14"><text:span text:style-name="Source_20_Text"><text:span text:style-name="T42"><text:s text:c="8"/></text:span></text:span><text:span text:style-name="Source_20_Text"><text:span text:style-name="T34">System</text:span></text:span><text:span text:style-name="Source_20_Text"><text:span text:style-name="T35">.</text:span></text:span><text:span text:style-name="Source_20_Text"><text:span text:style-name="T34">out</text:span></text:span><text:span text:style-name="Source_20_Text"><text:span text:style-name="T35">.</text:span></text:span><text:span text:style-name="Source_20_Text"><text:span text:style-name="T38">println</text:span></text:span><text:span text:style-name="Source_20_Text"><text:span text:style-name="T35">("</text:span></text:span><text:span text:style-name="Source_20_Text"><text:span text:style-name="T36">user.dir variable: </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System</text:span></text:span><text:span text:style-name="Source_20_Text"><text:span text:style-name="T35">.</text:span></text:span><text:span text:style-name="Source_20_Text"><text:span text:style-name="T38">getProperty</text:span></text:span><text:span text:style-name="Source_20_Text"><text:span text:style-name="T35">("</text:span></text:span><text:span text:style-name="Source_20_Text"><text:span text:style-name="T36">user.dir</text:span></text:span><text:span text:style-name="Source_20_Text"><text:span text:style-name="T35">"));</text:span></text:span></text:p>
      <text:p text:style-name="P14"/>
      <text:p text:style-name="P14"><text:span text:style-name="Source_20_Text"><text:span text:style-name="T43"><text:s text:c="8"/></text:span></text:span><text:span text:style-name="Source_20_Text"><text:span text:style-name="T32">// Launch the process and show its result</text:span></text:span></text:p>
      <text:p text:style-name="P14"><text:span text:style-name="Source_20_Text"><text:span text:style-name="T43"><text:s text:c="8"/></text:span></text:span><text:span text:style-name="Source_20_Text"><text:span text:style-name="T32">// Working directory is user.home and the process is run on it</text:span></text:span></text:p>
      <text:p text:style-name="P14"><text:span text:style-name="Source_20_Text"><text:span text:style-name="T42"><text:s text:c="8"/></text:span></text:span><text:span text:style-name="Source_20_Text"><text:span text:style-name="T34">commander</text:span></text:span><text:span text:style-name="Source_20_Text"><text:span text:style-name="T35">.</text:span></text:span><text:span text:style-name="Source_20_Text"><text:span text:style-name="T38">start</text:span></text:span><text:span text:style-name="Source_20_Text"><text:span text:style-name="T35">().</text:span></text:span><text:span text:style-name="Source_20_Text"><text:span text:style-name="T38">waitFor</text:span></text:span><text:span text:style-name="Source_20_Text"><text:span text:style-name="T35">();</text:span></text:span><text:span text:style-name="Source_20_Text"><text:span text:style-name="T34"> <text:s text:c="7"/></text:span></text:span></text:p>
      <text:p text:style-name="P14"><text:soft-page-break/><text:span text:style-name="Source_20_Text"><text:span text:style-name="T42"><text:s text:c="4"/></text:span></text:span><text:span text:style-name="Source_20_Text"><text:span text:style-name="T35">}</text:span></text:span></text:p>
      <text:p text:style-name="P14"><text:span text:style-name="Source_20_Text"><text:span text:style-name="T35">}</text:span></text:span></text:p>
      <text:p text:style-name="P25"><text:span text:style-name="T8"/></text:p>
      <text:h text:style-name="P34" text:outline-level="2"><text:bookmark text:name="_2-2-2-acceso-al-proceso-una-vez-en-ejecucion"/>2.2.2 Acceso al proceso una vez en ejecución</text:h>
      <text:p text:style-name="P12"><text:span text:style-name="T23">LA clase </text:span><text:span text:style-name="Source_20_Text"><text:span text:style-name="T24">Process</text:span></text:span><text:span text:style-name="T23"> es una clase abstracta definida en el paquete java.lang y contiene la información del proceso en ejecución. Tras invocar al método </text:span><text:span text:style-name="Source_20_Text"><text:span text:style-name="T24">start</text:span></text:span><text:span text:style-name="T23"> de ProcessBuilder, éste devuelve una referencia al proceso en forma de objeto Process.</text:span></text:p>
      <text:p text:style-name="P16">Los métodos de la clase Process pueden ser usados para realizar operaciones de E/S desde el proceso, para comprobar su estado, su valor de retorno, para esperar a que termine de ejecutarse y para forzar la terminación del proceso. Sin embargo estos métodos no funcionan sobre procesos especiales del SO como pueden ser servicios, shell scripts, demonios, etc.</text:p>
      <text:p text:style-name="P26">Entrada / Salida desde el proceso hijo</text:p>
      <text:p text:style-name="P33"><text:span text:style-name="T39">Curiosamente </text:span><text:span text:style-name="Strong_20_Emphasis"><text:span text:style-name="T53">los procesos lanzados con el método start() no tienen una consola asignada.</text:span></text:span><text:span text:style-name="T39">. Por contra, estos procesos redireccionan los streams de E/S estándar (stdin, stdout, stderr) al proceso padre. Si se necesita, se puede acceder a ellos a través de los streams obtenidos con los métodos definidos en la clase Process como getInputStream(), getOutputStream() y getErrorSteam(). Esta es la forma de enviar y recibir información desde los subprocesos.</text:span></text:p>
      <text:p text:style-name="P26">Los principales métodos de esta clase son:</text:p>
      <table:table table:name="Tabla1" table:style-name="Tabla1">
        <table:table-column table:style-name="Tabla1.A"/>
        <table:table-column table:style-name="Tabla1.B"/>
        <table:table-header-rows>
          <table:table-row>
            <table:table-cell table:style-name="Tabla1.A1" office:value-type="string">
              <text:p text:style-name="P35">Método</text:p>
            </table:table-cell>
            <table:table-cell table:style-name="Tabla1.A1" office:value-type="string">
              <text:p text:style-name="P35">Descripción</text:p>
            </table:table-cell>
          </table:table-row>
        </table:table-header-rows>
        <table:table-row>
          <table:table-cell table:style-name="Tabla1.A1" office:value-type="string">
            <text:p text:style-name="P36">int exitValue()</text:p>
          </table:table-cell>
          <table:table-cell table:style-name="Tabla1.A1" office:value-type="string">
            <text:p text:style-name="P36">Código de finalización devuelto por el proceso hijo (ver Info más abajo)</text:p>
          </table:table-cell>
        </table:table-row>
        <table:table-row>
          <table:table-cell table:style-name="Tabla1.A1" office:value-type="string">
            <text:p text:style-name="P36">Boolean isAlive()</text:p>
          </table:table-cell>
          <table:table-cell table:style-name="Tabla1.A1" office:value-type="string">
            <text:p text:style-name="P36">Comprueba si el proceso todavía está en ejecución</text:p>
          </table:table-cell>
        </table:table-row>
        <table:table-row>
          <table:table-cell table:style-name="Tabla1.A1" office:value-type="string">
            <text:p text:style-name="P36">int waitFor()</text:p>
          </table:table-cell>
          <table:table-cell table:style-name="Tabla1.A1" office:value-type="string">
            <text:p text:style-name="P36">hace que el proceso padre se quede esperando a que el proceso hijo termine. El entrono que devuelve es el código de finalización del proceso hijo</text:p>
          </table:table-cell>
        </table:table-row>
        <table:table-row>
          <table:table-cell table:style-name="Tabla1.A1" office:value-type="string">
            <text:p text:style-name="P36">Boolean waitFor(long timeOut, TimeUnit unit)</text:p>
          </table:table-cell>
          <table:table-cell table:style-name="Tabla1.A1" office:value-type="string">
            <text:p text:style-name="P36">El funcionamiento es el mismo que en el caos anterior sólo que en esta ocasión podemos especificar cuánto tiempo queremos esperar a que el proceso hijo termine. El método devuelve true si el proceso termina antes de que pase el tiempo indicado y false si ha pasado el tiempo y el proceso no ha terminado.</text:p>
          </table:table-cell>
        </table:table-row>
        <table:table-row>
          <table:table-cell table:style-name="Tabla1.A1" office:value-type="string">
            <text:p text:style-name="P36">void destroy()</text:p>
          </table:table-cell>
          <table:table-cell table:style-name="Tabla1.A1" office:value-type="string">
            <text:p text:style-name="P36">Estos dos métodos se utilizan para matar al proceso. El segundo lo hace de forma forzosa.</text:p>
          </table:table-cell>
        </table:table-row>
        <table:table-row>
          <table:table-cell table:style-name="Tabla1.A1" office:value-type="string">
            <text:p text:style-name="P36">Process destroyForcibly()</text:p>
          </table:table-cell>
          <table:table-cell table:style-name="Tabla1.A1" office:value-type="string">
            <text:p text:style-name="P37"/>
          </table:table-cell>
        </table:table-row>
      </table:table>
      <text:p text:style-name="P16"><text:soft-page-break/>Veamos un sencillo ejemplo. Una vez lanzado el programa espera durante 10 segundos y a continuación mata el proceso.</text:p>
      <text:p text:style-name="P25"><text:span text:style-name="T8"/></text:p>
      <text:p text:style-name="P24"><text:span text:style-name="Source_20_Text"><text:span text:style-name="T54">public</text:span></text:span><text:span text:style-name="Source_20_Text"><text:span text:style-name="T55"> </text:span></text:span><text:span text:style-name="Source_20_Text"><text:span text:style-name="T54">class</text:span></text:span><text:span text:style-name="Source_20_Text"><text:span text:style-name="T55"> </text:span></text:span><text:span text:style-name="Source_20_Text"><text:span text:style-name="T56">ProcessDemo</text:span></text:span><text:span text:style-name="Source_20_Text"><text:span text:style-name="T55"> </text:span></text:span><text:span text:style-name="Source_20_Text"><text:span text:style-name="T57">{</text:span></text:span></text:p>
      <text:p text:style-name="P14"/>
      <text:p text:style-name="P14"><text:span text:style-name="Source_20_Text"><text:span text:style-name="T31"><text:s text:c="3"/></text:span></text:span><text:span text:style-name="Source_20_Text"><text:span text:style-name="T25">public</text:span></text:span><text:span text:style-name="Source_20_Text"><text:span text:style-name="T26"> </text:span></text:span><text:span text:style-name="Source_20_Text"><text:span text:style-name="T25">static</text:span></text:span><text:span text:style-name="Source_20_Text"><text:span text:style-name="T26"> </text:span></text:span><text:span text:style-name="Source_20_Text"><text:span text:style-name="T25">void</text:span></text:span><text:span text:style-name="Source_20_Text"><text:span text:style-name="T26"> </text:span></text:span><text:span text:style-name="Source_20_Text"><text:span text:style-name="T29">main</text:span></text:span><text:span text:style-name="Source_20_Text"><text:span text:style-name="T27">(</text:span></text:span><text:span text:style-name="Source_20_Text"><text:span text:style-name="T25">String</text:span></text:span><text:span text:style-name="Source_20_Text"><text:span text:style-name="T27">[]</text:span></text:span><text:span text:style-name="Source_20_Text"><text:span text:style-name="T26"> </text:span></text:span><text:span text:style-name="Source_20_Text"><text:span text:style-name="T45">args</text:span></text:span><text:span text:style-name="Source_20_Text"><text:span text:style-name="T27">)</text:span></text:span><text:span text:style-name="Source_20_Text"><text:span text:style-name="T26"> </text:span></text:span><text:span text:style-name="Source_20_Text"><text:span text:style-name="T25">throws</text:span></text:span><text:span text:style-name="Source_20_Text"><text:span text:style-name="T26"> </text:span></text:span><text:span text:style-name="Source_20_Text"><text:span text:style-name="T25">Exception</text:span></text:span><text:span text:style-name="Source_20_Text"><text:span text:style-name="T26"> </text:span></text:span><text:span text:style-name="Source_20_Text"><text:span text:style-name="T27">{</text:span></text:span></text:p>
      <text:p text:style-name="P14"/>
      <text:p text:style-name="P14"><text:span text:style-name="Source_20_Text"><text:span text:style-name="T31"><text:s text:c="5"/></text:span></text:span><text:span text:style-name="Source_20_Text"><text:span text:style-name="T58"><text:s/>ProcessBuilder </text:span></text:span><text:span text:style-name="T9">pb</text:span><text:span text:style-name="T8"> = </text:span><text:span text:style-name="T12">new</text:span><text:span text:style-name="T8"> ProcessBuilder(</text:span><text:span text:style-name="T19">"C:\\Program Files\\Notepad++\\notepad++.exe"</text:span><text:span text:style-name="T8">);</text:span></text:p>
      <text:p text:style-name="P2" loext:marker-style-name="T2"><text:span text:style-name="T8"><text:tab/> <text:s text:c="4"/>Process </text:span><text:span text:style-name="T9">p</text:span><text:span text:style-name="T8">;</text:span></text:p>
      <text:p text:style-name="P2" loext:marker-style-name="T2"><text:span text:style-name="T8"><text:tab/><text:tab/></text:span><text:span text:style-name="T12">try</text:span><text:span text:style-name="T8"> {</text:span></text:p>
      <text:p text:style-name="P2" loext:marker-style-name="T2"><text:span text:style-name="T8"><text:tab/><text:tab/><text:tab/></text:span><text:span text:style-name="T9">p</text:span><text:span text:style-name="T8"> = </text:span><text:span text:style-name="T9">pb</text:span><text:span text:style-name="T8">.start(); </text:span></text:p>
      <text:p text:style-name="P2" loext:marker-style-name="T2"><text:span text:style-name="T8"><text:tab/><text:tab/><text:tab/></text:span><text:span text:style-name="T12">boolean</text:span><text:span text:style-name="T8"> </text:span><text:span text:style-name="T59">alive</text:span><text:span text:style-name="T8"> = </text:span><text:span text:style-name="T9">p</text:span><text:span text:style-name="T8">.isAlive();</text:span><text:span text:style-name="T1">// Check is process is alive or not <text:s text:c="2"/></text:span></text:p>
      <text:p text:style-name="P2" loext:marker-style-name="T2"><text:span text:style-name="T8"><text:tab/> <text:s text:c="7"/></text:span><text:span text:style-name="T12">if</text:span><text:span text:style-name="T8"> (</text:span><text:span text:style-name="T9">p</text:span><text:span text:style-name="T8">.waitFor(10, TimeUnit.</text:span><text:span text:style-name="T16">SECONDS</text:span><text:span text:style-name="T8">)) { </text:span><text:span text:style-name="T1">// Wait for the process to end for 10 seconds.</text:span></text:p>
      <text:p text:style-name="P2" loext:marker-style-name="T2"><text:span text:style-name="T8"><text:tab/><text:tab/><text:tab/> <text:s text:c="5"/>System.</text:span><text:span text:style-name="T16">out</text:span><text:span text:style-name="T8">.println(</text:span><text:span text:style-name="T19">"Process has finished"</text:span><text:span text:style-name="T8">);</text:span></text:p>
      <text:p text:style-name="P2" loext:marker-style-name="T2"><text:span text:style-name="T8"><text:tab/> <text:s text:c="7"/>} </text:span><text:span text:style-name="T12">else</text:span><text:span text:style-name="T8"> {</text:span></text:p>
      <text:p text:style-name="P2" loext:marker-style-name="T2"><text:span text:style-name="T8"><text:tab/><text:tab/><text:tab/> <text:s text:c="5"/>System.</text:span><text:span text:style-name="T16">out</text:span><text:span text:style-name="T8">.println(</text:span><text:span text:style-name="T19">"Timeout. Process hasn't finished"</text:span><text:span text:style-name="T8">);</text:span></text:p>
      <text:p text:style-name="P2" loext:marker-style-name="T2"><text:span text:style-name="T8"><text:tab/><text:tab/><text:tab/>} </text:span><text:span text:style-name="T8"/></text:p>
      <text:p text:style-name="P2" loext:marker-style-name="T2"><text:span text:style-name="T8"><text:tab/><text:tab/><text:tab/></text:span><text:span text:style-name="T1">// Force process termination.</text:span></text:p>
      <text:p text:style-name="P2" loext:marker-style-name="T2"><text:span text:style-name="T8"><text:tab/> <text:s text:c="5"/></text:span><text:span text:style-name="T9">p</text:span><text:span text:style-name="T8">.destroy();</text:span></text:p>
      <text:p text:style-name="P2" loext:marker-style-name="T2"><text:span text:style-name="T8"><text:tab/> <text:s text:c="5"/></text:span><text:span text:style-name="T1">// Check again if process remains alive</text:span></text:p>
      <text:p text:style-name="P2" loext:marker-style-name="T2"><text:span text:style-name="T8"><text:tab/> <text:s text:c="5"/></text:span><text:span text:style-name="T9">alive</text:span><text:span text:style-name="T8"> = </text:span><text:span text:style-name="T9">p</text:span><text:span text:style-name="T8">.isAlive();</text:span></text:p>
      <text:p text:style-name="P2" loext:marker-style-name="T2"><text:span text:style-name="T8"><text:tab/> <text:s text:c="5"/></text:span><text:span text:style-name="T1">// Get the process exit value</text:span></text:p>
      <text:p text:style-name="P38"><text:span text:style-name="Source_20_Text"><text:span text:style-name="T60"><text:s text:c="6"/></text:span></text:span><text:span text:style-name="Source_20_Text"><text:span text:style-name="T61">int</text:span></text:span><text:span text:style-name="T8"> </text:span><text:span text:style-name="T9">status</text:span><text:span text:style-name="T8"> = </text:span><text:span text:style-name="T9">p</text:span><text:span text:style-name="T8">.exitValue(); </text:span></text:p>
      <text:p text:style-name="P39"><text:span text:style-name="T8"><text:tab/> <text:s text:c="5"/>System.</text:span><text:span text:style-name="T16">out</text:span><text:span text:style-name="T8">.println(</text:span><text:span text:style-name="T9">status</text:span><text:span text:style-name="T8">);</text:span></text:p>
      <text:p text:style-name="P2" loext:marker-style-name="T2"><text:span text:style-name="T8"><text:tab/><text:tab/>} </text:span><text:span text:style-name="T12">catch</text:span><text:span text:style-name="T8"> (InterruptedException | IOException </text:span><text:span text:style-name="T9">e</text:span><text:span text:style-name="T8">) {</text:span></text:p>
      <text:p text:style-name="P2" loext:marker-style-name="T2"><text:span text:style-name="T8"><text:tab/><text:tab/><text:tab/></text:span><text:span text:style-name="T1">// </text:span><text:span text:style-name="T62">TODO</text:span><text:span text:style-name="T1"> Auto-generated catch block</text:span></text:p>
      <text:p text:style-name="P2" loext:marker-style-name="T2"><text:span text:style-name="T8"><text:tab/><text:tab/><text:tab/></text:span><text:span text:style-name="T9">e</text:span><text:span text:style-name="T8">.printStackTrace();</text:span></text:p>
      <text:p text:style-name="P40"><text:tab/><text:tab/>}</text:p>
      <text:p text:style-name="P14"><text:span text:style-name="Source_20_Text"><text:span text:style-name="T63"><text:s text:c="6"/></text:span></text:span><text:span text:style-name="Source_20_Text"><text:span text:style-name="T26"><text:s/></text:span></text:span></text:p>
      <text:p text:style-name="P14"><text:span text:style-name="Source_20_Text"><text:span text:style-name="T31"><text:s text:c="3"/></text:span></text:span><text:span text:style-name="Source_20_Text"><text:span text:style-name="T27">}</text:span></text:span></text:p>
      <text:p text:style-name="P14"><text:span text:style-name="Source_20_Text"><text:span text:style-name="T27">}</text:span></text:span></text:p>
      <text:p text:style-name="P25"><text:span text:style-name="T8"/></text:p>
      <text:p text:style-name="P25"><text:span text:style-name="T8"/></text:p>
      <text:p text:style-name="P25"><text:span text:style-name="T8"/></text:p>
      <text:p text:style-name="P26">Códigos de terminación</text:p>
      <text:p text:style-name="P16">Un código de salida (exit code o a veces también return code) es el valor que un proceso le devuelve a su proceso padre para indicarle cómo ha acabado. Si un proceso acaba con un valor de finalización 0 es que todo ha ido bien, cualquier otro valor entre 1 to 255 indica alguna causa de error.</text:p>
      <text:p text:style-name="P41"><text:span text:style-name="Source_20_Text"><text:span text:style-name="T64">Gestión de excepciones</text:span></text:span></text:p>
      <text:p text:style-name="P33"><text:soft-page-break/><text:span text:style-name="T65">La llamada al método </text:span><text:span text:style-name="Strong_20_Emphasis"><text:span text:style-name="T66">waitFor</text:span></text:span><text:span text:style-name="T65"> hace que el proceso padre se bloquee hasta que el proceso hijo termina o bien hasta que el bloqueo es interrumpido por alguna señal del sistema (Excepción) que recibe el proceso padre.</text:span></text:p>
      <text:p text:style-name="P42">Es mejor gestionar las excepciones lo más cerca posible del origen en vez de pasarlas a niveles superiores.</text:p>
      <text:p text:style-name="P41"><text:span text:style-name="Source_20_Text"><text:span text:style-name="T52"/></text:span></text:p>
      <text:p text:style-name="P25"><text:span text:style-name="T8"/></text:p>
      <text:p text:style-name="P25"><text:span text:style-name="T8"/></text:p>
      <text:p text:style-name="P25"><text:span text:style-name="T18">4.</text:span><text:span text:style-name="T8"> Escribe en un fichero dentro del proyecto el contenido del directorio </text:span><text:span text:style-name="T67">con ProcessBuilder</text:span><text:span text:style-name="T8">:</text:span></text:p>
      <text:p text:style-name="P2" loext:marker-style-name="T2"><text:span text:style-name="T12">try</text:span><text:span text:style-name="T8"> {</text:span></text:p>
      <text:p text:style-name="P2" loext:marker-style-name="T2"><text:span text:style-name="T8"><text:tab/><text:tab/><text:tab/><text:tab/>ProcessBuilder </text:span><text:span text:style-name="T9">pb</text:span><text:span text:style-name="T8"> = </text:span><text:span text:style-name="T12">new</text:span><text:span text:style-name="T8"> ProcessBuilder(</text:span><text:span text:style-name="T19">"CMD"</text:span><text:span text:style-name="T8">,</text:span><text:span text:style-name="T19">"/C"</text:span><text:span text:style-name="T8">,</text:span><text:span text:style-name="T19">"DIR"</text:span><text:span text:style-name="T8">);</text:span></text:p>
      <text:p text:style-name="P43" loext:marker-style-name="T2"><text:span text:style-name="T8"><text:tab/><text:tab/><text:tab/><text:tab/>//ProcessBuilder </text:span><text:span text:style-name="T9">pb</text:span><text:span text:style-name="T8"> = </text:span><text:span text:style-name="T12">new</text:span><text:span text:style-name="T8"> ProcessBuilder(</text:span><text:span text:style-name="T19">"CMD /C DIR"</text:span><text:span text:style-name="T8">);</text:span></text:p>
      <text:p text:style-name="P2" loext:marker-style-name="T2"><text:span text:style-name="T8"><text:tab/><text:tab/><text:tab/><text:tab/><text:tab/></text:span><text:span text:style-name="T8"/></text:p>
      <text:p text:style-name="P2" loext:marker-style-name="T2"><text:span text:style-name="T8"><text:tab/><text:tab/><text:tab/><text:tab/><text:tab/></text:span><text:span text:style-name="T1">//redirect the output to a new file named output.txt</text:span></text:p>
      <text:p text:style-name="P2" loext:marker-style-name="T2"><text:span text:style-name="T8"><text:tab/><text:tab/><text:tab/><text:tab/><text:tab/></text:span><text:span text:style-name="T9">pb</text:span><text:span text:style-name="T8">.redirectOutput(</text:span><text:span text:style-name="T12">new</text:span><text:span text:style-name="T8"> File(</text:span><text:span text:style-name="T19">"output.txt"</text:span><text:span text:style-name="T8">));</text:span></text:p>
      <text:p text:style-name="P2" loext:marker-style-name="T2"><text:span text:style-name="T8"><text:tab/><text:tab/><text:tab/><text:tab/><text:tab/></text:span><text:span text:style-name="T8"/></text:p>
      <text:p text:style-name="P2" loext:marker-style-name="T2"><text:span text:style-name="T8"><text:tab/><text:tab/><text:tab/><text:tab/><text:tab/></text:span><text:span text:style-name="T9">pb</text:span><text:span text:style-name="T8">.start();</text:span><text:span text:style-name="T1">//execute the command</text:span></text:p>
      <text:p text:style-name="P2" loext:marker-style-name="T2"><text:span text:style-name="T8"><text:tab/><text:tab/><text:tab/><text:tab/><text:tab/></text:span><text:span text:style-name="T8"/></text:p>
      <text:p text:style-name="P2" loext:marker-style-name="T2"><text:span text:style-name="T8"><text:tab/><text:tab/><text:tab/><text:tab/>} </text:span><text:span text:style-name="T12">catch</text:span><text:span text:style-name="T8">(Exception </text:span><text:span text:style-name="T9">ex</text:span><text:span text:style-name="T8">) {</text:span></text:p>
      <text:p text:style-name="P2" loext:marker-style-name="T2"><text:span text:style-name="T8"><text:tab/><text:tab/><text:tab/><text:tab/><text:tab/></text:span><text:span text:style-name="T9">ex</text:span><text:span text:style-name="T8">.</text:span><text:span text:style-name="T14">printStackTrace</text:span><text:span text:style-name="T8">();</text:span></text:p>
      <text:p text:style-name="P44"><text:tab/><text:tab/><text:tab/><text:tab/>}</text:p>
      <text:p text:style-name="P45"><text:span text:style-name="T8"/></text:p>
      <text:p text:style-name="P45"><text:span text:style-name="T8"/></text:p>
      <text:h text:style-name="P46" text:outline-level="2">BUSCAR INFO SOBRE CARACTERÏSTICAS DEL PROCESO pid y demás</text:h>
      <text:h text:style-name="P47" text:outline-level="2"><text:bookmark text:name="_2-3-1-redireccion-de-la-e-s-estandar"/>2.3.1 Redirección de la E/S estándar</text:h>
      <text:p text:style-name="P45"><text:span text:style-name="T21">un subproceso no tiene terminal o consola en el que poder mostrar su información. Toda la E/S por defecto  <text:s/>se redirige al proceso padre. Es el proceso padre el que puede usar estos streams para recoger o enviar información al proceso hijo.</text:span><text:span text:style-name="T8"> </text:span></text:p>
      <text:h text:style-name="P48" text:outline-level="3"><text:bookmark text:name="getinputstream"/>getInputStream()</text:h>
      <text:p text:style-name="P16">No sólo es importante recoger el valor de retorno de un comando, sino que muchas veces nos va a ser de mucha utilidad el poder obtener la información que el proceso genera por la salida estándar o por la salida de error.</text:p>
      <text:p text:style-name="P12"><text:span text:style-name="T23">Para esto vamos a utilizar el método </text:span><text:span text:style-name="Source_20_Text"><text:span text:style-name="T24">public abstract InputStream getInputStream()</text:span></text:span><text:span text:style-name="T23"> de la clase </text:span><text:span text:style-name="Source_20_Text"><text:span text:style-name="T24">Process</text:span></text:span><text:span text:style-name="T23"> para leer el stream de salida del proceso, es decir, para leer lo que el comando ejecutado (proceso hijo) ha enviado a la consola.</text:span></text:p>
      <text:p text:style-name="P49"><text:span text:style-name="Source_20_Text"><text:span text:style-name="T54">Process</text:span></text:span><text:span text:style-name="Source_20_Text"><text:span text:style-name="T55"> p </text:span></text:span><text:span text:style-name="Source_20_Text"><text:span text:style-name="T57">=</text:span></text:span><text:span text:style-name="Source_20_Text"><text:span text:style-name="T55"> pbuilder</text:span></text:span><text:span text:style-name="Source_20_Text"><text:span text:style-name="T57">.</text:span></text:span><text:span text:style-name="Source_20_Text"><text:span text:style-name="T68">start</text:span></text:span><text:span text:style-name="Source_20_Text"><text:span text:style-name="T57">();</text:span></text:span></text:p>
      <text:p text:style-name="P14"><text:span text:style-name="Source_20_Text"><text:span text:style-name="T25">BufferedReader</text:span></text:span><text:span text:style-name="Source_20_Text"><text:span text:style-name="T26"> processOutput </text:span></text:span><text:span text:style-name="Source_20_Text"><text:span text:style-name="T27">=</text:span></text:span><text:span text:style-name="Source_20_Text"><text:span text:style-name="T26"> </text:span></text:span></text:p>
      <text:p text:style-name="P14"><text:span text:style-name="Source_20_Text"><text:span text:style-name="T31"><text:s text:c="4"/></text:span></text:span><text:span text:style-name="Source_20_Text"><text:span text:style-name="T28">new</text:span></text:span><text:span text:style-name="Source_20_Text"><text:span text:style-name="T26"> </text:span></text:span><text:span text:style-name="Source_20_Text"><text:span text:style-name="T29">BufferedReader</text:span></text:span><text:span text:style-name="Source_20_Text"><text:span text:style-name="T27">(</text:span></text:span><text:span text:style-name="Source_20_Text"><text:span text:style-name="T28">new</text:span></text:span><text:span text:style-name="Source_20_Text"><text:span text:style-name="T26"> </text:span></text:span><text:span text:style-name="Source_20_Text"><text:span text:style-name="T29">InputStreamReader</text:span></text:span><text:span text:style-name="Source_20_Text"><text:span text:style-name="T27">(</text:span></text:span><text:span text:style-name="Source_20_Text"><text:span text:style-name="T26">p</text:span></text:span><text:span text:style-name="Source_20_Text"><text:span text:style-name="T27">.</text:span></text:span><text:span text:style-name="Source_20_Text"><text:span text:style-name="T29">getInputStream</text:span></text:span><text:span text:style-name="Source_20_Text"><text:span text:style-name="T27">()));</text:span></text:span></text:p>
      <text:p text:style-name="P14"><text:soft-page-break/></text:p>
      <text:p text:style-name="P14"><text:span text:style-name="Source_20_Text"><text:span text:style-name="T25">String</text:span></text:span><text:span text:style-name="Source_20_Text"><text:span text:style-name="T26"> linea</text:span></text:span><text:span text:style-name="Source_20_Text"><text:span text:style-name="T27">;</text:span></text:span><text:span text:style-name="Source_20_Text"><text:span text:style-name="T26"> <text:s text:c="3"/></text:span></text:span></text:p>
      <text:p text:style-name="P14"><text:span text:style-name="Source_20_Text"><text:span text:style-name="T28">while</text:span></text:span><text:span text:style-name="Source_20_Text"><text:span text:style-name="T26"> </text:span></text:span><text:span text:style-name="Source_20_Text"><text:span text:style-name="T27">((</text:span></text:span><text:span text:style-name="Source_20_Text"><text:span text:style-name="T26">linea </text:span></text:span><text:span text:style-name="Source_20_Text"><text:span text:style-name="T27">=</text:span></text:span><text:span text:style-name="Source_20_Text"><text:span text:style-name="T26"> processOutput</text:span></text:span><text:span text:style-name="Source_20_Text"><text:span text:style-name="T27">.</text:span></text:span><text:span text:style-name="Source_20_Text"><text:span text:style-name="T29">readLine</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26"> </text:span></text:span><text:span text:style-name="Source_20_Text"><text:span text:style-name="T27">null)</text:span></text:span><text:span text:style-name="Source_20_Text"><text:span text:style-name="T26"> </text:span></text:span><text:span text:style-name="Source_20_Text"><text:span text:style-name="T27">{</text:span></text:span></text:p>
      <text:p text:style-name="P14"><text:span text:style-name="Source_20_Text"><text:span text:style-name="T31"><text:s text:c="4"/></text:span></text:span><text:span text:style-name="Source_20_Text"><text:span text:style-name="T26">System</text:span></text:span><text:span text:style-name="Source_20_Text"><text:span text:style-name="T27">.</text:span></text:span><text:span text:style-name="Source_20_Text"><text:span text:style-name="T26">out</text:span></text:span><text:span text:style-name="Source_20_Text"><text:span text:style-name="T27">.</text:span></text:span><text:span text:style-name="Source_20_Text"><text:span text:style-name="T29">println</text:span></text:span><text:span text:style-name="Source_20_Text"><text:span text:style-name="T27">("</text:span></text:span><text:span text:style-name="Source_20_Text"><text:span text:style-name="T30">&gt; </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26"> linea</text:span></text:span><text:span text:style-name="Source_20_Text"><text:span text:style-name="T27">);</text:span></text:span><text:span text:style-name="Source_20_Text"><text:span text:style-name="T26"> <text:s text:c="7"/></text:span></text:span></text:p>
      <text:p text:style-name="P14"><text:span text:style-name="Source_20_Text"><text:span text:style-name="T27">}</text:span></text:span><text:span text:style-name="Source_20_Text"><text:span text:style-name="T26"> <text:s text:c="11"/></text:span></text:span></text:p>
      <text:p text:style-name="P14"><text:span text:style-name="Source_20_Text"><text:span text:style-name="T26">processOutput</text:span></text:span><text:span text:style-name="Source_20_Text"><text:span text:style-name="T27">.</text:span></text:span><text:span text:style-name="Source_20_Text"><text:span text:style-name="T29">close</text:span></text:span><text:span text:style-name="Source_20_Text"><text:span text:style-name="T27">();</text:span></text:span><text:span text:style-name="Source_20_Text"><text:span text:style-name="T26"> <text:s/></text:span></text:span></text:p>
      <text:h text:style-name="P48" text:outline-level="3"><text:bookmark text:name="geterrorstream"/>getErrorStream()</text:h>
      <text:p text:style-name="P16"><text:span text:style-name="T69">A</text:span>demás de la salida estándar, también podemos obtener la salida de error (stderr) que genera el proceso hijo para procesarla desde el padre.</text:p>
      <text:p text:style-name="P12"><text:span text:style-name="T23">Si la salida de error ha sido previamente redirigida usando el método </text:span><text:span text:style-name="Source_20_Text"><text:span text:style-name="T24">ProcessBuilder.redirectErrorStream(true)</text:span></text:span><text:span text:style-name="T23"> entonces la salida de error y la salida estándar llegan juntas con getInputStream() y no es necesario hacer un tratamiento adicional.</text:span></text:p>
      <text:p text:style-name="P12"><text:span text:style-name="T23">Si por el contrario queremos hacer un tratamiento diferenciado de los dos tipos de salida, podemos usar un esquema similar al usado anteriormente, con la salvedad de que ahora en vez de llamar a </text:span><text:span text:style-name="Source_20_Text"><text:span text:style-name="T24">getInputStream()</text:span></text:span><text:span text:style-name="T23"> lo hacemos con </text:span><text:span text:style-name="Source_20_Text"><text:span text:style-name="T24">getErrorStream()</text:span></text:span></text:p>
      <text:p text:style-name="P49"><text:span text:style-name="Source_20_Text"><text:span text:style-name="T54">Process</text:span></text:span><text:span text:style-name="Source_20_Text"><text:span text:style-name="T55"> p </text:span></text:span><text:span text:style-name="Source_20_Text"><text:span text:style-name="T57">=</text:span></text:span><text:span text:style-name="Source_20_Text"><text:span text:style-name="T55"> pbuilder</text:span></text:span><text:span text:style-name="Source_20_Text"><text:span text:style-name="T57">.</text:span></text:span><text:span text:style-name="Source_20_Text"><text:span text:style-name="T68">start</text:span></text:span><text:span text:style-name="Source_20_Text"><text:span text:style-name="T57">();</text:span></text:span></text:p>
      <text:p text:style-name="P14"><text:span text:style-name="Source_20_Text"><text:span text:style-name="T25">BufferedReader</text:span></text:span><text:span text:style-name="Source_20_Text"><text:span text:style-name="T26"> processError </text:span></text:span><text:span text:style-name="Source_20_Text"><text:span text:style-name="T27">=</text:span></text:span><text:span text:style-name="Source_20_Text"><text:span text:style-name="T26"> </text:span></text:span></text:p>
      <text:p text:style-name="P14"><text:span text:style-name="Source_20_Text"><text:span text:style-name="T31"><text:s text:c="4"/></text:span></text:span><text:span text:style-name="Source_20_Text"><text:span text:style-name="T28">new</text:span></text:span><text:span text:style-name="Source_20_Text"><text:span text:style-name="T26"> </text:span></text:span><text:span text:style-name="Source_20_Text"><text:span text:style-name="T29">BufferedReader</text:span></text:span><text:span text:style-name="Source_20_Text"><text:span text:style-name="T27">(</text:span></text:span><text:span text:style-name="Source_20_Text"><text:span text:style-name="T28">new</text:span></text:span><text:span text:style-name="Source_20_Text"><text:span text:style-name="T26"> </text:span></text:span><text:span text:style-name="Source_20_Text"><text:span text:style-name="T29">InputStreamReader</text:span></text:span><text:span text:style-name="Source_20_Text"><text:span text:style-name="T27">(</text:span></text:span><text:span text:style-name="Source_20_Text"><text:span text:style-name="T26">p</text:span></text:span><text:span text:style-name="Source_20_Text"><text:span text:style-name="T27">.</text:span></text:span><text:span text:style-name="Source_20_Text"><text:span text:style-name="T29">getErrorStream</text:span></text:span><text:span text:style-name="Source_20_Text"><text:span text:style-name="T27">()));</text:span></text:span></text:p>
      <text:p text:style-name="P14"><text:span text:style-name="Source_20_Text"><text:span text:style-name="T45">// En este ejemplo, por ver una forma diferente de recoger la información,</text:span></text:span></text:p>
      <text:p text:style-name="P14"><text:span text:style-name="Source_20_Text"><text:span text:style-name="T45">// en vez de leer todas las líneas que llegan, recogemos la primera línea</text:span></text:span></text:p>
      <text:p text:style-name="P14"><text:span text:style-name="Source_20_Text"><text:span text:style-name="T45">// y suponemos que nos han enviado un entero. <text:s text:c="3"/></text:span></text:span></text:p>
      <text:p text:style-name="P14"><text:span text:style-name="Source_20_Text"><text:span text:style-name="T25">int</text:span></text:span><text:span text:style-name="Source_20_Text"><text:span text:style-name="T26"> value </text:span></text:span><text:span text:style-name="Source_20_Text"><text:span text:style-name="T27">=</text:span></text:span><text:span text:style-name="Source_20_Text"><text:span text:style-name="T26"> Integer</text:span></text:span><text:span text:style-name="Source_20_Text"><text:span text:style-name="T27">.</text:span></text:span><text:span text:style-name="Source_20_Text"><text:span text:style-name="T29">parseInt</text:span></text:span><text:span text:style-name="Source_20_Text"><text:span text:style-name="T27">(</text:span></text:span><text:span text:style-name="Source_20_Text"><text:span text:style-name="T26">processError</text:span></text:span><text:span text:style-name="Source_20_Text"><text:span text:style-name="T27">.</text:span></text:span><text:span text:style-name="Source_20_Text"><text:span text:style-name="T29">readLine</text:span></text:span><text:span text:style-name="Source_20_Text"><text:span text:style-name="T27">());</text:span></text:span></text:p>
      <text:p text:style-name="P14"><text:span text:style-name="Source_20_Text"><text:span text:style-name="T26">processError</text:span></text:span><text:span text:style-name="Source_20_Text"><text:span text:style-name="T27">.</text:span></text:span><text:span text:style-name="Source_20_Text"><text:span text:style-name="T29">close</text:span></text:span><text:span text:style-name="Source_20_Text"><text:span text:style-name="T27">();</text:span></text:span></text:p>
      <text:p text:style-name="P45"><text:span text:style-name="T21">Vamos a ver un ejemplo completo de uso de todas las funcionalidad anteriores</text:span><text:span text:style-name="T8"> </text:span></text:p>
      <text:p text:style-name="P49"><text:span text:style-name="Source_20_Text"><text:span text:style-name="T70">import</text:span></text:span><text:span text:style-name="Source_20_Text"><text:span text:style-name="T55"> </text:span></text:span><text:span text:style-name="Source_20_Text"><text:span text:style-name="T54">java</text:span></text:span><text:span text:style-name="Source_20_Text"><text:span text:style-name="T57">.</text:span></text:span><text:span text:style-name="Source_20_Text"><text:span text:style-name="T54">io</text:span></text:span><text:span text:style-name="Source_20_Text"><text:span text:style-name="T57">.</text:span></text:span><text:span text:style-name="Source_20_Text"><text:span text:style-name="T55">*</text:span></text:span><text:span text:style-name="Source_20_Text"><text:span text:style-name="T57">;</text:span></text:span></text:p>
      <text:p text:style-name="P14"><text:span text:style-name="Source_20_Text"><text:span text:style-name="T25">public</text:span></text:span><text:span text:style-name="Source_20_Text"><text:span text:style-name="T26"> </text:span></text:span><text:span text:style-name="Source_20_Text"><text:span text:style-name="T25">class</text:span></text:span><text:span text:style-name="Source_20_Text"><text:span text:style-name="T26"> </text:span></text:span><text:span text:style-name="Source_20_Text"><text:span text:style-name="T71">Ejercicio2</text:span></text:span><text:span text:style-name="Source_20_Text"><text:span text:style-name="T26"> </text:span></text:span><text:span text:style-name="Source_20_Text"><text:span text:style-name="T27">{</text:span></text:span></text:p>
      <text:p text:style-name="P14"><text:span text:style-name="Source_20_Text"><text:span text:style-name="T31"><text:s text:c="4"/></text:span></text:span><text:span text:style-name="Source_20_Text"><text:span text:style-name="T25">public</text:span></text:span><text:span text:style-name="Source_20_Text"><text:span text:style-name="T26"> </text:span></text:span><text:span text:style-name="Source_20_Text"><text:span text:style-name="T25">static</text:span></text:span><text:span text:style-name="Source_20_Text"><text:span text:style-name="T26"> </text:span></text:span><text:span text:style-name="Source_20_Text"><text:span text:style-name="T25">void</text:span></text:span><text:span text:style-name="Source_20_Text"><text:span text:style-name="T26"> </text:span></text:span><text:span text:style-name="Source_20_Text"><text:span text:style-name="T29">main</text:span></text:span><text:span text:style-name="Source_20_Text"><text:span text:style-name="T27">(</text:span></text:span><text:span text:style-name="Source_20_Text"><text:span text:style-name="T25">String</text:span></text:span><text:span text:style-name="Source_20_Text"><text:span text:style-name="T27">[]</text:span></text:span><text:span text:style-name="Source_20_Text"><text:span text:style-name="T26"> </text:span></text:span><text:span text:style-name="Source_20_Text"><text:span text:style-name="T45">args</text:span></text:span><text:span text:style-name="Source_20_Text"><text:span text:style-name="T27">)</text:span></text:span><text:span text:style-name="Source_20_Text"><text:span text:style-name="T26"> </text:span></text:span><text:span text:style-name="Source_20_Text"><text:span text:style-name="T27">{</text:span></text:span></text:p>
      <text:p text:style-name="P14"><text:span text:style-name="Source_20_Text"><text:span text:style-name="T31"><text:s text:c="8"/></text:span></text:span><text:span text:style-name="Source_20_Text"><text:span text:style-name="T25">String</text:span></text:span><text:span text:style-name="Source_20_Text"><text:span text:style-name="T26"> comando </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30">notepad</text:span></text:span><text:span text:style-name="Source_20_Text"><text:span text:style-name="T27">";</text:span></text:span></text:p>
      <text:p text:style-name="P14"><text:span text:style-name="Source_20_Text"><text:span text:style-name="T31"><text:s text:c="8"/></text:span></text:span><text:span text:style-name="Source_20_Text"><text:span text:style-name="T25">ProcessBuilder</text:span></text:span><text:span text:style-name="Source_20_Text"><text:span text:style-name="T26"> pbuilder </text:span></text:span><text:span text:style-name="Source_20_Text"><text:span text:style-name="T27">=</text:span></text:span><text:span text:style-name="Source_20_Text"><text:span text:style-name="T26"> </text:span></text:span><text:span text:style-name="Source_20_Text"><text:span text:style-name="T28">new</text:span></text:span><text:span text:style-name="Source_20_Text"><text:span text:style-name="T26"> </text:span></text:span><text:span text:style-name="Source_20_Text"><text:span text:style-name="T29">ProcessBuilder</text:span></text:span><text:span text:style-name="Source_20_Text"><text:span text:style-name="T26"> </text:span></text:span><text:span text:style-name="Source_20_Text"><text:span text:style-name="T27">(</text:span></text:span><text:span text:style-name="Source_20_Text"><text:span text:style-name="T26">comando</text:span></text:span><text:span text:style-name="Source_20_Text"><text:span text:style-name="T27">);</text:span></text:span></text:p>
      <text:p text:style-name="P14"><text:span text:style-name="Source_20_Text"><text:span text:style-name="T31"><text:s text:c="8"/></text:span></text:span><text:span text:style-name="Source_20_Text"><text:span text:style-name="T25">Process</text:span></text:span><text:span text:style-name="Source_20_Text"><text:span text:style-name="T26"> p </text:span></text:span><text:span text:style-name="Source_20_Text"><text:span text:style-name="T27">=</text:span></text:span><text:span text:style-name="Source_20_Text"><text:span text:style-name="T26"> </text:span></text:span><text:span text:style-name="Source_20_Text"><text:span text:style-name="T27">null;</text:span></text:span></text:p>
      <text:p text:style-name="P14"><text:span text:style-name="Source_20_Text"><text:span text:style-name="T31"><text:s text:c="8"/></text:span></text:span><text:span text:style-name="Source_20_Text"><text:span text:style-name="T28">try</text:span></text:span><text:span text:style-name="Source_20_Text"><text:span text:style-name="T26"> </text:span></text:span><text:span text:style-name="Source_20_Text"><text:span text:style-name="T27">{</text:span></text:span></text:p>
      <text:p text:style-name="P14"><text:span text:style-name="Source_20_Text"><text:span text:style-name="T31"><text:s text:c="12"/></text:span></text:span><text:span text:style-name="Source_20_Text"><text:span text:style-name="T26">p </text:span></text:span><text:span text:style-name="Source_20_Text"><text:span text:style-name="T27">=</text:span></text:span><text:span text:style-name="Source_20_Text"><text:span text:style-name="T26"> pbuilder</text:span></text:span><text:span text:style-name="Source_20_Text"><text:span text:style-name="T27">.</text:span></text:span><text:span text:style-name="Source_20_Text"><text:span text:style-name="T29">start</text:span></text:span><text:span text:style-name="Source_20_Text"><text:span text:style-name="T27">();</text:span></text:span></text:p>
      <text:p text:style-name="P14"><text:span text:style-name="Source_20_Text"><text:span text:style-name="T63"><text:s text:c="12"/></text:span></text:span><text:span text:style-name="Source_20_Text"><text:span text:style-name="T45">// 1- Procedemos a leer lo que devuelve el proceso hijo</text:span></text:span></text:p>
      <text:p text:style-name="P14"><text:soft-page-break/><text:span text:style-name="Source_20_Text"><text:span text:style-name="T31"><text:s text:c="12"/></text:span></text:span><text:span text:style-name="Source_20_Text"><text:span text:style-name="T25">InputStream</text:span></text:span><text:span text:style-name="Source_20_Text"><text:span text:style-name="T26"> is </text:span></text:span><text:span text:style-name="Source_20_Text"><text:span text:style-name="T27">=</text:span></text:span><text:span text:style-name="Source_20_Text"><text:span text:style-name="T26"> p</text:span></text:span><text:span text:style-name="Source_20_Text"><text:span text:style-name="T27">.</text:span></text:span><text:span text:style-name="Source_20_Text"><text:span text:style-name="T29">getInputStream</text:span></text:span><text:span text:style-name="Source_20_Text"><text:span text:style-name="T27">();</text:span></text:span></text:p>
      <text:p text:style-name="P14"><text:span text:style-name="Source_20_Text"><text:span text:style-name="T63"><text:s text:c="12"/></text:span></text:span><text:span text:style-name="Source_20_Text"><text:span text:style-name="T45">// 2- Lo convertimos en un InputStreamReader</text:span></text:span></text:p>
      <text:p text:style-name="P14"><text:span text:style-name="Source_20_Text"><text:span text:style-name="T63"><text:s text:c="12"/></text:span></text:span><text:span text:style-name="Source_20_Text"><text:span text:style-name="T45">// De esta forma podemos leer caracteres en vez de bytes</text:span></text:span></text:p>
      <text:p text:style-name="P14"><text:span text:style-name="Source_20_Text"><text:span text:style-name="T63"><text:s text:c="12"/></text:span></text:span><text:span text:style-name="Source_20_Text"><text:span text:style-name="T45">// El InputStreamReader nos permite gestionar diferentes codificaciones</text:span></text:span></text:p>
      <text:p text:style-name="P14"><text:span text:style-name="Source_20_Text"><text:span text:style-name="T31"><text:s text:c="12"/></text:span></text:span><text:span text:style-name="Source_20_Text"><text:span text:style-name="T25">InputStreamReader</text:span></text:span><text:span text:style-name="Source_20_Text"><text:span text:style-name="T26"> isr </text:span></text:span><text:span text:style-name="Source_20_Text"><text:span text:style-name="T27">=</text:span></text:span><text:span text:style-name="Source_20_Text"><text:span text:style-name="T26"> </text:span></text:span><text:span text:style-name="Source_20_Text"><text:span text:style-name="T28">new</text:span></text:span><text:span text:style-name="Source_20_Text"><text:span text:style-name="T26"> </text:span></text:span><text:span text:style-name="Source_20_Text"><text:span text:style-name="T29">InputStreamReader</text:span></text:span><text:span text:style-name="Source_20_Text"><text:span text:style-name="T27">(</text:span></text:span><text:span text:style-name="Source_20_Text"><text:span text:style-name="T26">is</text:span></text:span><text:span text:style-name="Source_20_Text"><text:span text:style-name="T27">);</text:span></text:span></text:p>
      <text:p text:style-name="P14"><text:span text:style-name="Source_20_Text"><text:span text:style-name="T63"><text:s text:c="12"/></text:span></text:span><text:span text:style-name="Source_20_Text"><text:span text:style-name="T45">// 2- Para mejorar el rendimiento hacemos un wrapper sobre un BufferedReader</text:span></text:span></text:p>
      <text:p text:style-name="P14"><text:span text:style-name="Source_20_Text"><text:span text:style-name="T63"><text:s text:c="12"/></text:span></text:span><text:span text:style-name="Source_20_Text"><text:span text:style-name="T45">// De esta forma podemos leer enteros, cadenas o incluso líneas.</text:span></text:span></text:p>
      <text:p text:style-name="P14"><text:span text:style-name="Source_20_Text"><text:span text:style-name="T31"><text:s text:c="12"/></text:span></text:span><text:span text:style-name="Source_20_Text"><text:span text:style-name="T25">BufferedReader</text:span></text:span><text:span text:style-name="Source_20_Text"><text:span text:style-name="T26"> br </text:span></text:span><text:span text:style-name="Source_20_Text"><text:span text:style-name="T27">=</text:span></text:span><text:span text:style-name="Source_20_Text"><text:span text:style-name="T26"> </text:span></text:span><text:span text:style-name="Source_20_Text"><text:span text:style-name="T28">new</text:span></text:span><text:span text:style-name="Source_20_Text"><text:span text:style-name="T26"> </text:span></text:span><text:span text:style-name="Source_20_Text"><text:span text:style-name="T29">BufferedReader</text:span></text:span><text:span text:style-name="Source_20_Text"><text:span text:style-name="T27">(</text:span></text:span><text:span text:style-name="Source_20_Text"><text:span text:style-name="T26">isr</text:span></text:span><text:span text:style-name="Source_20_Text"><text:span text:style-name="T27">);</text:span></text:span></text:p>
      <text:p text:style-name="P14"/>
      <text:p text:style-name="P14"><text:span text:style-name="Source_20_Text"><text:span text:style-name="T63"><text:s text:c="12"/></text:span></text:span><text:span text:style-name="Source_20_Text"><text:span text:style-name="T45">// A Continuación leemos todo como una cadena, línea a línea</text:span></text:span></text:p>
      <text:p text:style-name="P14"><text:span text:style-name="Source_20_Text"><text:span text:style-name="T31"><text:s text:c="12"/></text:span></text:span><text:span text:style-name="Source_20_Text"><text:span text:style-name="T25">String</text:span></text:span><text:span text:style-name="Source_20_Text"><text:span text:style-name="T26"> linea</text:span></text:span><text:span text:style-name="Source_20_Text"><text:span text:style-name="T27">;</text:span></text:span></text:p>
      <text:p text:style-name="P14"><text:span text:style-name="Source_20_Text"><text:span text:style-name="T31"><text:s text:c="12"/></text:span></text:span><text:span text:style-name="Source_20_Text"><text:span text:style-name="T28">while</text:span></text:span><text:span text:style-name="Source_20_Text"><text:span text:style-name="T26"> </text:span></text:span><text:span text:style-name="Source_20_Text"><text:span text:style-name="T27">((</text:span></text:span><text:span text:style-name="Source_20_Text"><text:span text:style-name="T26">linea </text:span></text:span><text:span text:style-name="Source_20_Text"><text:span text:style-name="T27">=</text:span></text:span><text:span text:style-name="Source_20_Text"><text:span text:style-name="T26"> br</text:span></text:span><text:span text:style-name="Source_20_Text"><text:span text:style-name="T27">.</text:span></text:span><text:span text:style-name="Source_20_Text"><text:span text:style-name="T29">readLine</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26"> </text:span></text:span><text:span text:style-name="Source_20_Text"><text:span text:style-name="T27">null)</text:span></text:span><text:span text:style-name="Source_20_Text"><text:span text:style-name="T26"> </text:span></text:span></text:p>
      <text:p text:style-name="P14"><text:span text:style-name="Source_20_Text"><text:span text:style-name="T31"><text:s text:c="16"/></text:span></text:span><text:span text:style-name="Source_20_Text"><text:span text:style-name="T26">System</text:span></text:span><text:span text:style-name="Source_20_Text"><text:span text:style-name="T27">.</text:span></text:span><text:span text:style-name="Source_20_Text"><text:span text:style-name="T26">out</text:span></text:span><text:span text:style-name="Source_20_Text"><text:span text:style-name="T27">.</text:span></text:span><text:span text:style-name="Source_20_Text"><text:span text:style-name="T29">println</text:span></text:span><text:span text:style-name="Source_20_Text"><text:span text:style-name="T27">(</text:span></text:span><text:span text:style-name="Source_20_Text"><text:span text:style-name="T26">linea</text:span></text:span><text:span text:style-name="Source_20_Text"><text:span text:style-name="T27">);</text:span></text:span></text:p>
      <text:p text:style-name="P14"><text:span text:style-name="Source_20_Text"><text:span text:style-name="T31"><text:s text:c="8"/></text:span></text:span><text:span text:style-name="Source_20_Text"><text:span text:style-name="T27">}</text:span></text:span><text:span text:style-name="Source_20_Text"><text:span text:style-name="T26"> </text:span></text:span><text:span text:style-name="Source_20_Text"><text:span text:style-name="T28">catch</text:span></text:span><text:span text:style-name="Source_20_Text"><text:span text:style-name="T26"> </text:span></text:span><text:span text:style-name="Source_20_Text"><text:span text:style-name="T27">(</text:span></text:span><text:span text:style-name="Source_20_Text"><text:span text:style-name="T25">Exception</text:span></text:span><text:span text:style-name="Source_20_Text"><text:span text:style-name="T26"> </text:span></text:span><text:span text:style-name="Source_20_Text"><text:span text:style-name="T45">e</text:span></text:span><text:span text:style-name="Source_20_Text"><text:span text:style-name="T27">)</text:span></text:span><text:span text:style-name="Source_20_Text"><text:span text:style-name="T26"> </text:span></text:span><text:span text:style-name="Source_20_Text"><text:span text:style-name="T27">{</text:span></text:span></text:p>
      <text:p text:style-name="P14"><text:span text:style-name="Source_20_Text"><text:span text:style-name="T31"><text:s text:c="12"/></text:span></text:span><text:span text:style-name="Source_20_Text"><text:span text:style-name="T26">System</text:span></text:span><text:span text:style-name="Source_20_Text"><text:span text:style-name="T27">.</text:span></text:span><text:span text:style-name="Source_20_Text"><text:span text:style-name="T26">out</text:span></text:span><text:span text:style-name="Source_20_Text"><text:span text:style-name="T27">.</text:span></text:span><text:span text:style-name="Source_20_Text"><text:span text:style-name="T29">println</text:span></text:span><text:span text:style-name="Source_20_Text"><text:span text:style-name="T27">("</text:span></text:span><text:span text:style-name="Source_20_Text"><text:span text:style-name="T30">Error en: </text:span></text:span><text:span text:style-name="Source_20_Text"><text:span text:style-name="T27">"+</text:span></text:span><text:span text:style-name="Source_20_Text"><text:span text:style-name="T26">comando</text:span></text:span><text:span text:style-name="Source_20_Text"><text:span text:style-name="T27">);</text:span></text:span></text:p>
      <text:p text:style-name="P14"><text:span text:style-name="Source_20_Text"><text:span text:style-name="T31"><text:s text:c="12"/></text:span></text:span><text:span text:style-name="Source_20_Text"><text:span text:style-name="T26">e</text:span></text:span><text:span text:style-name="Source_20_Text"><text:span text:style-name="T27">.</text:span></text:span><text:span text:style-name="Source_20_Text"><text:span text:style-name="T29">printStackTrace</text:span></text:span><text:span text:style-name="Source_20_Text"><text:span text:style-name="T27">();</text:span></text:span></text:p>
      <text:p text:style-name="P14"><text:span text:style-name="Source_20_Text"><text:span text:style-name="T31"><text:s text:c="8"/></text:span></text:span><text:span text:style-name="Source_20_Text"><text:span text:style-name="T27">}</text:span></text:span><text:span text:style-name="Source_20_Text"><text:span text:style-name="T26"> </text:span></text:span><text:span text:style-name="Source_20_Text"><text:span text:style-name="T28">finally</text:span></text:span><text:span text:style-name="Source_20_Text"><text:span text:style-name="T26"> </text:span></text:span><text:span text:style-name="Source_20_Text"><text:span text:style-name="T27">{</text:span></text:span></text:p>
      <text:p text:style-name="P14"><text:span text:style-name="Source_20_Text"><text:span text:style-name="T63"><text:s text:c="12"/></text:span></text:span><text:span text:style-name="Source_20_Text"><text:span text:style-name="T45">// Para finalizar, cerramos los recursos abiertos</text:span></text:span></text:p>
      <text:p text:style-name="P14"><text:span text:style-name="Source_20_Text"><text:span text:style-name="T31"><text:s text:c="12"/></text:span></text:span><text:span text:style-name="Source_20_Text"><text:span text:style-name="T26">br</text:span></text:span><text:span text:style-name="Source_20_Text"><text:span text:style-name="T27">.</text:span></text:span><text:span text:style-name="Source_20_Text"><text:span text:style-name="T29">close</text:span></text:span><text:span text:style-name="Source_20_Text"><text:span text:style-name="T27">();</text:span></text:span></text:p>
      <text:p text:style-name="P14"><text:span text:style-name="Source_20_Text"><text:span text:style-name="T31"><text:s text:c="12"/></text:span></text:span><text:span text:style-name="Source_20_Text"><text:span text:style-name="T26">isr</text:span></text:span><text:span text:style-name="Source_20_Text"><text:span text:style-name="T27">.</text:span></text:span><text:span text:style-name="Source_20_Text"><text:span text:style-name="T29">close</text:span></text:span><text:span text:style-name="Source_20_Text"><text:span text:style-name="T27">();</text:span></text:span></text:p>
      <text:p text:style-name="P14"><text:span text:style-name="Source_20_Text"><text:span text:style-name="T31"><text:s text:c="12"/></text:span></text:span><text:span text:style-name="Source_20_Text"><text:span text:style-name="T26">is</text:span></text:span><text:span text:style-name="Source_20_Text"><text:span text:style-name="T27">.</text:span></text:span><text:span text:style-name="Source_20_Text"><text:span text:style-name="T29">close</text:span></text:span><text:span text:style-name="Source_20_Text"><text:span text:style-name="T27">();</text:span></text:span></text:p>
      <text:p text:style-name="P14"><text:span text:style-name="Source_20_Text"><text:span text:style-name="T31"><text:s text:c="8"/></text:span></text:span><text:span text:style-name="Source_20_Text"><text:span text:style-name="T27">}</text:span></text:span><text:span text:style-name="Source_20_Text"><text:span text:style-name="T26"> <text:s text:c="3"/></text:span></text:span></text:p>
      <text:p text:style-name="P14"><text:span text:style-name="Source_20_Text"><text:span text:style-name="T31"><text:s text:c="4"/></text:span></text:span><text:span text:style-name="Source_20_Text"><text:span text:style-name="T27">}</text:span></text:span></text:p>
      <text:p text:style-name="P14"><text:span text:style-name="Source_20_Text"><text:span text:style-name="T27">}</text:span></text:span></text:p>
      <text:p text:style-name="P45"><text:span text:style-name="T8"/></text:p>
      <text:h text:style-name="P48" text:outline-level="3"><text:bookmark text:name="getoutputstream"/>getOutputStream()</text:h>
      <text:p text:style-name="P15">No sólo podemos recoger la información que envía el proceso hijo sino que, además, también podemos enviar información desde el proceso padre al proceso hijo.</text:p>
      <text:p text:style-name="P16">Igual que con las entradas que llegan desde el proceso hijo, podemos enviar la información usando directamente el OutputStream del proceso, pero lo haremos de nuevo con un Decorator.</text:p>
      <text:p text:style-name="P12"><text:soft-page-break/><text:span text:style-name="T23">En este caso, el </text:span><text:span text:style-name="Emphasis"><text:span text:style-name="T23">wrapper</text:span></text:span><text:span text:style-name="T23"> de mayor nivel nivel para usar un OutputStream es la clase PrintWriter que nos ofrece métodos similares a los de </text:span><text:span text:style-name="Source_20_Text"><text:span text:style-name="T24">System.out.printxxxxx</text:span></text:span><text:span text:style-name="T23"> para gestionar el flujo de comunicación con el proceso hijo.</text:span></text:p>
      <text:p text:style-name="P13"><text:span text:style-name="Source_20_Text"><text:span text:style-name="T25">PrintWriter</text:span></text:span><text:span text:style-name="Source_20_Text"><text:span text:style-name="T26"> toProcess </text:span></text:span><text:span text:style-name="Source_20_Text"><text:span text:style-name="T27">=</text:span></text:span><text:span text:style-name="Source_20_Text"><text:span text:style-name="T26"> </text:span></text:span><text:span text:style-name="Source_20_Text"><text:span text:style-name="T28">new</text:span></text:span><text:span text:style-name="Source_20_Text"><text:span text:style-name="T26"> </text:span></text:span><text:span text:style-name="Source_20_Text"><text:span text:style-name="T29">PrintWriter</text:span></text:span><text:span text:style-name="Source_20_Text"><text:span text:style-name="T27">(</text:span></text:span></text:p>
      <text:p text:style-name="P14"><text:span text:style-name="Source_20_Text"><text:span text:style-name="T31"><text:s text:c="4"/></text:span></text:span><text:span text:style-name="Source_20_Text"><text:span text:style-name="T28">new</text:span></text:span><text:span text:style-name="Source_20_Text"><text:span text:style-name="T26"> </text:span></text:span><text:span text:style-name="Source_20_Text"><text:span text:style-name="T29">BufferedWriter</text:span></text:span><text:span text:style-name="Source_20_Text"><text:span text:style-name="T27">(</text:span></text:span></text:p>
      <text:p text:style-name="P14"><text:span text:style-name="Source_20_Text"><text:span text:style-name="T31"><text:s text:c="8"/></text:span></text:span><text:span text:style-name="Source_20_Text"><text:span text:style-name="T28">new</text:span></text:span><text:span text:style-name="Source_20_Text"><text:span text:style-name="T26"> </text:span></text:span><text:span text:style-name="Source_20_Text"><text:span text:style-name="T29">OutputStreamWriter</text:span></text:span><text:span text:style-name="Source_20_Text"><text:span text:style-name="T27">(</text:span></text:span></text:p>
      <text:p text:style-name="P14"><text:span text:style-name="Source_20_Text"><text:span text:style-name="T31"><text:s text:c="12"/></text:span></text:span><text:span text:style-name="Source_20_Text"><text:span text:style-name="T26">p</text:span></text:span><text:span text:style-name="Source_20_Text"><text:span text:style-name="T27">.</text:span></text:span><text:span text:style-name="Source_20_Text"><text:span text:style-name="T29">getOutputStream</text:span></text:span><text:span text:style-name="Source_20_Text"><text:span text:style-name="T27">(),</text:span></text:span><text:span text:style-name="Source_20_Text"><text:span text:style-name="T26"> </text:span></text:span><text:span text:style-name="Source_20_Text"><text:span text:style-name="T27">"</text:span></text:span><text:span text:style-name="Source_20_Text"><text:span text:style-name="T30">UTF-8</text:span></text:span><text:span text:style-name="Source_20_Text"><text:span text:style-name="T27">")),</text:span></text:span><text:span text:style-name="Source_20_Text"><text:span text:style-name="T26"> </text:span></text:span><text:span text:style-name="Source_20_Text"><text:span text:style-name="T27">true);</text:span></text:span></text:p>
      <text:p text:style-name="P14"><text:span text:style-name="Source_20_Text"><text:span text:style-name="T26">toProcess</text:span></text:span><text:span text:style-name="Source_20_Text"><text:span text:style-name="T27">.</text:span></text:span><text:span text:style-name="Source_20_Text"><text:span text:style-name="T29">println</text:span></text:span><text:span text:style-name="Source_20_Text"><text:span text:style-name="T27">("</text:span></text:span><text:span text:style-name="Source_20_Text"><text:span text:style-name="T30">sent to child</text:span></text:span><text:span text:style-name="Source_20_Text"><text:span text:style-name="T27">");</text:span></text:span></text:p>
      <text:p text:style-name="P12"><text:span text:style-name="T23"/></text:p>
      <text:p text:style-name="P50"><text:span text:style-name="T72"><text:s/></text:span><text:bookmark text:name="_2-3-2-redireccion-de-las-entradas-y-salidas-estandar"/><text:span text:style-name="T73">2.3.2 Redirección de las Entradas y Salidas Estándar</text:span></text:p>
      <text:p text:style-name="P16">En un sistema real, probablemente necesitemos guardar los resultados de un proceso en un archivo de log o de errores para su posterior análisis. Afortunadamente lo podemos hacer sin modificar el código de nuestras aplicaciones usando los métodos que proporciona el API de ProcessBuilder para hacer exactamente eso.</text:p>
      <text:p text:style-name="P12"><text:span text:style-name="T23">Por defecto, tal y como ya hemos visto, los procesos hijos reciben la entrada a través de una tubería a la que podemos acceder usando el OutputStream que nos devuelve </text:span><text:span text:style-name="Source_20_Text"><text:span text:style-name="T24">Process.getOutputStream()</text:span></text:span><text:span text:style-name="T23">.</text:span></text:p>
      <text:p text:style-name="P12"><text:span text:style-name="T23">Sin embargo, tal y como veremos a continuación, esa entrada estándar se puede cambiar y redirigirse a otros destinos como un fichero usando el método </text:span><text:span text:style-name="Source_20_Text"><text:span text:style-name="T24">redirectOutput(File)</text:span></text:span><text:span text:style-name="T23">. Si modificamos la salida estándar, el método getOutputStream() devolverá </text:span><text:span text:style-name="Emphasis"><text:span text:style-name="T23">ProcessBuilder.NullOutputStream</text:span></text:span><text:span text:style-name="T23">.</text:span></text:p>
      <text:p text:style-name="P51">Redirección antes de ejecutar</text:p>
      <text:p text:style-name="P16">Es importante fijarse en qué momento se realiza cada acción sobre un proceso.</text:p>
      <text:p text:style-name="P12"><text:span text:style-name="T23">Antes hemos visto que los flujos de E/S se consultan y gestionan una vez que el proceso está en ejecución, por lo tanto los métodos que nos dan acceso a esos </text:span><text:span text:style-name="Emphasis"><text:span text:style-name="T23">streams</text:span></text:span><text:span text:style-name="T23"> son métodos de la clase </text:span><text:span text:style-name="Source_20_Text"><text:span text:style-name="T24">Process</text:span></text:span><text:span text:style-name="T23">.</text:span></text:p>
      <text:p text:style-name="P12"><text:span text:style-name="T23">Si lo que queremos es redirigir la E/S, como vamos a ver a continuación, lo haremos mientras preparamos el proceso para ser ejecutado. De forma que cuando se lance sus </text:span><text:soft-page-break/><text:span text:style-name="T23">streams de E/S se modifiquen. Por eso en esta ocasión los métodos que nos permiten redireccionar la E/S de los procesos son métodos de la clase </text:span><text:span text:style-name="Source_20_Text"><text:span text:style-name="T24">ProcessBuilder</text:span></text:span><text:span text:style-name="T23">.</text:span></text:p>
      <text:p text:style-name="P45"><text:span text:style-name="T21">Vamos a ver con un ejemplo cómo hacer un programa que muestre la versión de Java. Ahora bien, en esta ocasión la salida se va a guardar en un archivo de log en vez de enviarla al padre por la tubería de salida estándar:</text:span><text:span text:style-name="T8"> </text:span></text:p>
      <text:p text:style-name="P49"><text:span text:style-name="Source_20_Text"><text:span text:style-name="T54">ProcessBuilder</text:span></text:span><text:span text:style-name="Source_20_Text"><text:span text:style-name="T55"> processBuilder </text:span></text:span><text:span text:style-name="Source_20_Text"><text:span text:style-name="T57">=</text:span></text:span><text:span text:style-name="Source_20_Text"><text:span text:style-name="T55"> </text:span></text:span><text:span text:style-name="Source_20_Text"><text:span text:style-name="T74">new</text:span></text:span><text:span text:style-name="Source_20_Text"><text:span text:style-name="T55"> </text:span></text:span><text:span text:style-name="Source_20_Text"><text:span text:style-name="T68">ProcessBuilder</text:span></text:span><text:span text:style-name="Source_20_Text"><text:span text:style-name="T57">("</text:span></text:span><text:span text:style-name="Source_20_Text"><text:span text:style-name="T75">java</text:span></text:span><text:span text:style-name="Source_20_Text"><text:span text:style-name="T57">",</text:span></text:span><text:span text:style-name="Source_20_Text"><text:span text:style-name="T55"> </text:span></text:span><text:span text:style-name="Source_20_Text"><text:span text:style-name="T57">"</text:span></text:span><text:span text:style-name="Source_20_Text"><text:span text:style-name="T75">-version</text:span></text:span><text:span text:style-name="Source_20_Text"><text:span text:style-name="T57">");</text:span></text:span></text:p>
      <text:p text:style-name="P14"/>
      <text:p text:style-name="P14"><text:span text:style-name="Source_20_Text"><text:span text:style-name="T45">// La salida de error se enviará al mismo sitio que la estándar</text:span></text:span></text:p>
      <text:p text:style-name="P14"><text:span text:style-name="Source_20_Text"><text:span text:style-name="T26">processBuilder</text:span></text:span><text:span text:style-name="Source_20_Text"><text:span text:style-name="T27">.</text:span></text:span><text:span text:style-name="Source_20_Text"><text:span text:style-name="T29">redirectErrorStream</text:span></text:span><text:span text:style-name="Source_20_Text"><text:span text:style-name="T27">(true);</text:span></text:span></text:p>
      <text:p text:style-name="P14"/>
      <text:p text:style-name="P14"><text:span text:style-name="Source_20_Text"><text:span text:style-name="T25">File</text:span></text:span><text:span text:style-name="Source_20_Text"><text:span text:style-name="T26"> log </text:span></text:span><text:span text:style-name="Source_20_Text"><text:span text:style-name="T27">=</text:span></text:span><text:span text:style-name="Source_20_Text"><text:span text:style-name="T26"> folder</text:span></text:span><text:span text:style-name="Source_20_Text"><text:span text:style-name="T27">.</text:span></text:span><text:span text:style-name="Source_20_Text"><text:span text:style-name="T29">newFile</text:span></text:span><text:span text:style-name="Source_20_Text"><text:span text:style-name="T27">("</text:span></text:span><text:span text:style-name="Source_20_Text"><text:span text:style-name="T30">java-version.log</text:span></text:span><text:span text:style-name="Source_20_Text"><text:span text:style-name="T27">");</text:span></text:span></text:p>
      <text:p text:style-name="P14"><text:span text:style-name="Source_20_Text"><text:span text:style-name="T26">processBuilder</text:span></text:span><text:span text:style-name="Source_20_Text"><text:span text:style-name="T27">.</text:span></text:span><text:span text:style-name="Source_20_Text"><text:span text:style-name="T29">redirectOutput</text:span></text:span><text:span text:style-name="Source_20_Text"><text:span text:style-name="T27">(</text:span></text:span><text:span text:style-name="Source_20_Text"><text:span text:style-name="T26">log</text:span></text:span><text:span text:style-name="Source_20_Text"><text:span text:style-name="T27">);</text:span></text:span></text:p>
      <text:p text:style-name="P14"/>
      <text:p text:style-name="P14"><text:span text:style-name="Source_20_Text"><text:span text:style-name="T25">Process</text:span></text:span><text:span text:style-name="Source_20_Text"><text:span text:style-name="T26"> process </text:span></text:span><text:span text:style-name="Source_20_Text"><text:span text:style-name="T27">=</text:span></text:span><text:span text:style-name="Source_20_Text"><text:span text:style-name="T26"> processBuilder</text:span></text:span><text:span text:style-name="Source_20_Text"><text:span text:style-name="T27">.</text:span></text:span><text:span text:style-name="Source_20_Text"><text:span text:style-name="T29">start</text:span></text:span><text:span text:style-name="Source_20_Text"><text:span text:style-name="T27">();</text:span></text:span></text:p>
      <text:p text:style-name="P45"><text:span text:style-name="T8"/></text:p>
      <text:p text:style-name="P52"><text:span text:style-name="T21">En el ejemplo anterior podemos observar como se crea un archivo temporal llamado </text:span><text:span text:style-name="Emphasis"><text:span text:style-name="T21">java-version.log</text:span></text:span><text:span text:style-name="T21"> e indicamos a ProcessBuilder que la salida la redirija a este archivo.</text:span></text:p>
      <text:p text:style-name="P16">Es lo mismo que si llamásemos a nuestra aplicación usando el operador de redirección de salida:</text:p>
      <text:p text:style-name="P53">java ejemplo-java-version &gt; java-version.log</text:p>
      <text:p text:style-name="P51">Código del proceso hijo</text:p>
      <text:p text:style-name="P16">Si el proceso hijo que lanzamos, en vez de ser un comando del sistema, es otra clase java, en ningún momento tenemos que modificar el código de este proceso para que funcione como hijo.</text:p>
      <text:p text:style-name="P16">Por lo tanto, el proceso hijo seguirá haciendo</text:p>
      <text:p text:style-name="P53">System.out.println("Versión de Java: " + System.getProperty("java.version"));</text:p>
      <text:p text:style-name="P12"><text:span text:style-name="T23">y será el sistema operativo el que se encargue de redirigir las salidas o entradas al fichero, o donde se haya configurado con los métodos de redirección de la clase </text:span><text:span text:style-name="Source_20_Text"><text:span text:style-name="T24">ProcessBuilder</text:span></text:span><text:span text:style-name="T23">.</text:span></text:p>
      <text:p text:style-name="P45"><text:span text:style-name="T21">Ahora vamos a fijarnos en una variación del ejemplo anterior. Lo que queremos hacer ahora es añadir (</text:span><text:span text:style-name="Source_20_Text"><text:span text:style-name="T46">append to</text:span></text:span><text:span text:style-name="T21">) información al archivo de log file en vez de sobrescribir el archivo cada vez que se ejecuta el proceso. Con sobrescribir nos referimos a crear el archivo vacío si no existe, o bien borrar el contenido del archivo si éste ya existe.</text:span><text:span text:style-name="T8"> </text:span></text:p>
      <text:p text:style-name="P49"><text:span text:style-name="Source_20_Text"><text:span text:style-name="T54">File</text:span></text:span><text:span text:style-name="Source_20_Text"><text:span text:style-name="T55"> log </text:span></text:span><text:span text:style-name="Source_20_Text"><text:span text:style-name="T57">=</text:span></text:span><text:span text:style-name="Source_20_Text"><text:span text:style-name="T55"> tempFolder</text:span></text:span><text:span text:style-name="Source_20_Text"><text:span text:style-name="T57">.</text:span></text:span><text:span text:style-name="Source_20_Text"><text:span text:style-name="T68">newFile</text:span></text:span><text:span text:style-name="Source_20_Text"><text:span text:style-name="T57">("</text:span></text:span><text:span text:style-name="Source_20_Text"><text:span text:style-name="T75">java-version-append.log</text:span></text:span><text:span text:style-name="Source_20_Text"><text:span text:style-name="T57">");</text:span></text:span></text:p>
      <text:p text:style-name="P14"><text:span text:style-name="Source_20_Text"><text:span text:style-name="T26">processBuilder</text:span></text:span><text:span text:style-name="Source_20_Text"><text:span text:style-name="T27">.</text:span></text:span><text:span text:style-name="Source_20_Text"><text:span text:style-name="T29">redirectErrorStream</text:span></text:span><text:span text:style-name="Source_20_Text"><text:span text:style-name="T27">(true);</text:span></text:span></text:p>
      <text:p text:style-name="P14"><text:soft-page-break/><text:span text:style-name="Source_20_Text"><text:span text:style-name="T26">processBuilder</text:span></text:span><text:span text:style-name="Source_20_Text"><text:span text:style-name="T27">.</text:span></text:span><text:span text:style-name="Source_20_Text"><text:span text:style-name="T29">redirectOutput</text:span></text:span><text:span text:style-name="Source_20_Text"><text:span text:style-name="T27">(</text:span></text:span><text:span text:style-name="Source_20_Text"><text:span text:style-name="T26">Redirect</text:span></text:span><text:span text:style-name="Source_20_Text"><text:span text:style-name="T27">.</text:span></text:span><text:span text:style-name="Source_20_Text"><text:span text:style-name="T29">appendTo</text:span></text:span><text:span text:style-name="Source_20_Text"><text:span text:style-name="T27">(</text:span></text:span><text:span text:style-name="Source_20_Text"><text:span text:style-name="T26">log</text:span></text:span><text:span text:style-name="Source_20_Text"><text:span text:style-name="T27">));</text:span></text:span></text:p>
      <text:p text:style-name="P52"><text:span text:style-name="T21">Otra vez más, es importante hacer notar la llamada a </text:span><text:span text:style-name="Source_20_Text"><text:span text:style-name="T76">redirectErrorStream(true)</text:span></text:span><text:span text:style-name="T21">. En el caso de que se produzca algún error, se mezclarán con los mensajes de salida en el fichero..</text:span></text:p>
      <text:p text:style-name="P16">En el APi de ProcessBuilder encontramos métodos para redireccionar también la salida de error estándar y la entrada estándar de los procesos.</text:p>
      <text:list text:style-name="L4">
        <text:list-item>
          <text:p text:style-name="P54">redirectError(File)</text:p>
        </text:list-item>
        <text:list-item>
          <text:p text:style-name="P55">redirectInput(File)</text:p>
        </text:list-item>
      </text:list>
      <text:p text:style-name="P12"><text:span text:style-name="T23">Para hacer las redirecciones también podemos utilizar la clase </text:span><text:span text:style-name="Source_20_Text"><text:span text:style-name="T24">ProcessBuilder.Redirect</text:span></text:span><text:span text:style-name="T23"> como parámetro para las versiones sobrecargadas de los métodos anteriores, utilizando uno de los siguientes valores</text:span></text:p>
      <table:table table:name="Tabla2" table:style-name="Tabla2">
        <table:table-column table:style-name="Tabla2.A"/>
        <table:table-column table:style-name="Tabla2.B"/>
        <table:table-header-rows>
          <table:table-row>
            <table:table-cell table:style-name="Tabla2.A1" office:value-type="string">
              <text:p text:style-name="P56">Valor</text:p>
            </table:table-cell>
            <table:table-cell table:style-name="Tabla2.A1" office:value-type="string">
              <text:p text:style-name="P56">Significado</text:p>
            </table:table-cell>
          </table:table-row>
        </table:table-header-rows>
        <table:table-row>
          <table:table-cell table:style-name="Tabla2.A1" office:value-type="string">
            <text:p text:style-name="P57">Redirect.DISCARD</text:p>
          </table:table-cell>
          <table:table-cell table:style-name="Tabla2.A1" office:value-type="string">
            <text:p text:style-name="P57">La información se descarta</text:p>
          </table:table-cell>
        </table:table-row>
        <table:table-row>
          <table:table-cell table:style-name="Tabla2.A1" office:value-type="string">
            <text:p text:style-name="P57">Redirect.to(File)</text:p>
          </table:table-cell>
          <table:table-cell table:style-name="Tabla2.A1" office:value-type="string">
            <text:p text:style-name="P57">La información se guardará en el fichero indicado. Si existe, se vacía.</text:p>
          </table:table-cell>
        </table:table-row>
        <table:table-row>
          <table:table-cell table:style-name="Tabla2.A1" office:value-type="string">
            <text:p text:style-name="P57">Redirect.from(File)</text:p>
          </table:table-cell>
          <table:table-cell table:style-name="Tabla2.A1" office:value-type="string">
            <text:p text:style-name="P57">La información se leerá del fichero indicado</text:p>
          </table:table-cell>
        </table:table-row>
        <table:table-row>
          <table:table-cell table:style-name="Tabla2.A1" office:value-type="string">
            <text:p text:style-name="P57">Redirect.appendTo(File)</text:p>
          </table:table-cell>
          <table:table-cell table:style-name="Tabla2.A1" office:value-type="string">
            <text:p text:style-name="Table_20_Contents">La información se añadirá en el fichero indicado. Si existe, no se vacía</text:p>
          </table:table-cell>
        </table:table-row>
      </table:table>
      <text:p text:style-name="P16">Estos valores son campos estáticos de la clase Redirect y pueden ser usados como parámetros para los métodos sobrecargados redirectOutput, redirectError y redirectInput.</text:p>
      <text:p text:style-name="P14"><text:span text:style-name="Source_20_Text"><text:span text:style-name="T25">File</text:span></text:span><text:span text:style-name="Source_20_Text"><text:span text:style-name="T26"> log </text:span></text:span><text:span text:style-name="Source_20_Text"><text:span text:style-name="T27">=</text:span></text:span><text:span text:style-name="Source_20_Text"><text:span text:style-name="T26"> folder</text:span></text:span><text:span text:style-name="Source_20_Text"><text:span text:style-name="T27">.</text:span></text:span><text:span text:style-name="Source_20_Text"><text:span text:style-name="T29">newFile</text:span></text:span><text:span text:style-name="Source_20_Text"><text:span text:style-name="T27">("</text:span></text:span><text:span text:style-name="Source_20_Text"><text:span text:style-name="T30">sampleInputData.csv</text:span></text:span><text:span text:style-name="Source_20_Text"><text:span text:style-name="T27">");</text:span></text:span></text:p>
      <text:p text:style-name="P14"><text:span text:style-name="Source_20_Text"><text:span text:style-name="T26">processBuilder</text:span></text:span><text:span text:style-name="Source_20_Text"><text:span text:style-name="T27">.</text:span></text:span><text:span text:style-name="Source_20_Text"><text:span text:style-name="T29">redirectInput</text:span></text:span><text:span text:style-name="Source_20_Text"><text:span text:style-name="T27">(</text:span></text:span><text:span text:style-name="Source_20_Text"><text:span text:style-name="T26">Redirect</text:span></text:span><text:span text:style-name="Source_20_Text"><text:span text:style-name="T27">.</text:span></text:span><text:span text:style-name="Source_20_Text"><text:span text:style-name="T29">from</text:span></text:span><text:span text:style-name="Source_20_Text"><text:span text:style-name="T27">(</text:span></text:span><text:span text:style-name="Source_20_Text"><text:span text:style-name="T26">log</text:span></text:span><text:span text:style-name="Source_20_Text"><text:span text:style-name="T27">));</text:span></text:span></text:p>
      <text:p text:style-name="P45"><text:span text:style-name="T8"/></text:p>
      <text:p text:style-name="P45"><text:span text:style-name="T77"><text:s/></text:span></text:p>
      <text:p text:style-name="P45"><text:span text:style-name="T8"/></text:p>
      <text:p text:style-name="P45"><text:span text:style-name="T8"/></text:p>
      <text:p text:style-name="P45"><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ce style:name="Consolas1" svg:font-family="Consola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pple-system" svg:font-family="apple-system, BlinkMacSystemFont, 'Segoe UI', Roboto, Oxygen, Ubuntu, Cantarell, 'Fira Sans', 'Droid Sans', 'Helvetica Neue', sans-serif"/>
    <style:font-face style:name="var font-family-code" svg:font-family="'var font-family-cod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gl"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2T19:49:37.166000000</meta:creation-date>
    <dc:date>2024-11-13T20:37:56.062000000</dc:date>
    <meta:editing-duration>PT1H21M46S</meta:editing-duration>
    <meta:editing-cycles>16</meta:editing-cycles>
    <meta:generator>LibreOffice/24.8.2.1$Windows_X86_64 LibreOffice_project/0f794b6e29741098670a3b95d60478a65d05ef13</meta:generator>
    <meta:document-statistic meta:table-count="2" meta:image-count="0" meta:object-count="0" meta:page-count="15" meta:paragraph-count="375" meta:word-count="3204" meta:character-count="23610" meta:non-whitespace-character-count="19367"/>
  </office:meta>
</office:document-meta>
</file>